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5816.0" calcext:value-type="float">
            <text:p>265816.0</text:p>
          </table:table-cell>
          <table:table-cell office:value-type="float" office:value="129.79" calcext:value-type="float">
            <text:p>129.79</text:p>
          </table:table-cell>
          <table:table-cell office:value-type="float" office:value="962.69917457" calcext:value-type="float">
            <text:p>962.699174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18-17</text:p>
          </table:table-cell>
          <table:table-cell office:value-type="float" office:value="1.5258592978e+12" calcext:value-type="float">
            <text:p>1.5258592978e+12</text:p>
          </table:table-cell>
          <table:table-cell office:value-type="string" calcext:value-type="string">
            <text:p>Wed May  9 15:18:1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7856.0" calcext:value-type="float">
            <text:p>267856.0</text:p>
          </table:table-cell>
          <table:table-cell office:value-type="float" office:value="261.58" calcext:value-type="float">
            <text:p>261.58</text:p>
          </table:table-cell>
          <table:table-cell office:value-type="float" office:value="955.366079264" calcext:value-type="float">
            <text:p>955.3660792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0-28</text:p>
          </table:table-cell>
          <table:table-cell office:value-type="float" office:value="1.52585942892e+12" calcext:value-type="float">
            <text:p>1.52585942892e+12</text:p>
          </table:table-cell>
          <table:table-cell office:value-type="string" calcext:value-type="string">
            <text:p>Wed May  9 15:20:2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9808.0" calcext:value-type="float">
            <text:p>269808.0</text:p>
          </table:table-cell>
          <table:table-cell office:value-type="float" office:value="526.97" calcext:value-type="float">
            <text:p>526.97</text:p>
          </table:table-cell>
          <table:table-cell office:value-type="float" office:value="948.44929666" calcext:value-type="float">
            <text:p>948.4492966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2-40</text:p>
          </table:table-cell>
          <table:table-cell office:value-type="float" office:value="1.52585956004e+12" calcext:value-type="float">
            <text:p>1.52585956004e+12</text:p>
          </table:table-cell>
          <table:table-cell office:value-type="string" calcext:value-type="string">
            <text:p>Wed May  9 15:22:4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5345.0" calcext:value-type="float">
            <text:p>265345.0</text:p>
          </table:table-cell>
          <table:table-cell office:value-type="float" office:value="1036.5" calcext:value-type="float">
            <text:p>1036.5</text:p>
          </table:table-cell>
          <table:table-cell office:value-type="float" office:value="964.402380387" calcext:value-type="float">
            <text:p>964.4023803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4-51</text:p>
          </table:table-cell>
          <table:table-cell office:value-type="float" office:value="1.52585969114e+12" calcext:value-type="float">
            <text:p>1.52585969114e+12</text:p>
          </table:table-cell>
          <table:table-cell office:value-type="string" calcext:value-type="string">
            <text:p>Wed May  9 15:24:5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45508.0" calcext:value-type="float">
            <text:p>245508.0</text:p>
          </table:table-cell>
          <table:table-cell office:value-type="float" office:value="1918.03" calcext:value-type="float">
            <text:p>1918.03</text:p>
          </table:table-cell>
          <table:table-cell office:value-type="float" office:value="1042.35269867" calcext:value-type="float">
            <text:p>1042.3526986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7-02</text:p>
          </table:table-cell>
          <table:table-cell office:value-type="float" office:value="1.52585982226e+12" calcext:value-type="float">
            <text:p>1.52585982226e+12</text:p>
          </table:table-cell>
          <table:table-cell office:value-type="string" calcext:value-type="string">
            <text:p>Wed May  9 15:27:0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22859.0" calcext:value-type="float">
            <text:p>222859.0</text:p>
          </table:table-cell>
          <table:table-cell office:value-type="float" office:value="3482.18" calcext:value-type="float">
            <text:p>3482.18</text:p>
          </table:table-cell>
          <table:table-cell office:value-type="float" office:value="1148.31589382" calcext:value-type="float">
            <text:p>1148.315893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9-13</text:p>
          </table:table-cell>
          <table:table-cell office:value-type="float" office:value="1.52585995338e+12" calcext:value-type="float">
            <text:p>1.52585995338e+12</text:p>
          </table:table-cell>
          <table:table-cell office:value-type="string" calcext:value-type="string">
            <text:p>Wed May  9 15:29:1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68159.0" calcext:value-type="float">
            <text:p>168159.0</text:p>
          </table:table-cell>
          <table:table-cell office:value-type="float" office:value="5254.98" calcext:value-type="float">
            <text:p>5254.98</text:p>
          </table:table-cell>
          <table:table-cell office:value-type="float" office:value="1521.97642287" calcext:value-type="float">
            <text:p>1521.976422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1-24</text:p>
          </table:table-cell>
          <table:table-cell office:value-type="float" office:value="1.52586008448e+12" calcext:value-type="float">
            <text:p>1.52586008448e+12</text:p>
          </table:table-cell>
          <table:table-cell office:value-type="string" calcext:value-type="string">
            <text:p>Wed May  9 15:31:2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5591.0" calcext:value-type="float">
            <text:p>85591.0</text:p>
          </table:table-cell>
          <table:table-cell office:value-type="float" office:value="5349.46" calcext:value-type="float">
            <text:p>5349.46</text:p>
          </table:table-cell>
          <table:table-cell office:value-type="float" office:value="2990.52445009" calcext:value-type="float">
            <text:p>2990.5244500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3-35</text:p>
          </table:table-cell>
          <table:table-cell office:value-type="float" office:value="1.52586021562e+12" calcext:value-type="float">
            <text:p>1.52586021562e+12</text:p>
          </table:table-cell>
          <table:table-cell office:value-type="string" calcext:value-type="string">
            <text:p>Wed May  9 15:33:3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39055.0" calcext:value-type="float">
            <text:p>39055.0</text:p>
          </table:table-cell>
          <table:table-cell office:value-type="float" office:value="4881.84" calcext:value-type="float">
            <text:p>4881.84</text:p>
          </table:table-cell>
          <table:table-cell office:value-type="float" office:value="6554.35566526" calcext:value-type="float">
            <text:p>6554.3556652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5-46</text:p>
          </table:table-cell>
          <table:table-cell office:value-type="float" office:value="1.52586034675e+12" calcext:value-type="float">
            <text:p>1.52586034675e+12</text:p>
          </table:table-cell>
          <table:table-cell office:value-type="string" calcext:value-type="string">
            <text:p>Wed May  9 15:35:4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95234.0" calcext:value-type="float">
            <text:p>1695234.0</text:p>
          </table:table-cell>
          <table:table-cell office:value-type="float" office:value="827.75" calcext:value-type="float">
            <text:p>827.75</text:p>
          </table:table-cell>
          <table:table-cell office:value-type="float" office:value="150.384488669" calcext:value-type="float">
            <text:p>150.3844886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7-57</text:p>
          </table:table-cell>
          <table:table-cell office:value-type="float" office:value="1.52586047788e+12" calcext:value-type="float">
            <text:p>1.52586047788e+12</text:p>
          </table:table-cell>
          <table:table-cell office:value-type="string" calcext:value-type="string">
            <text:p>Wed May  9 15:37:5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09951.0" calcext:value-type="float">
            <text:p>1709951.0</text:p>
          </table:table-cell>
          <table:table-cell office:value-type="float" office:value="1669.87" calcext:value-type="float">
            <text:p>1669.87</text:p>
          </table:table-cell>
          <table:table-cell office:value-type="float" office:value="149.134975098" calcext:value-type="float">
            <text:p>149.13497509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0-09</text:p>
          </table:table-cell>
          <table:table-cell office:value-type="float" office:value="1.52586060902e+12" calcext:value-type="float">
            <text:p>1.52586060902e+12</text:p>
          </table:table-cell>
          <table:table-cell office:value-type="string" calcext:value-type="string">
            <text:p>Wed May  9 15:40:0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53093.0" calcext:value-type="float">
            <text:p>1353093.0</text:p>
          </table:table-cell>
          <table:table-cell office:value-type="float" office:value="2642.76" calcext:value-type="float">
            <text:p>2642.76</text:p>
          </table:table-cell>
          <table:table-cell office:value-type="float" office:value="188.540970193" calcext:value-type="float">
            <text:p>188.54097019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2-20</text:p>
          </table:table-cell>
          <table:table-cell office:value-type="float" office:value="1.52586074016e+12" calcext:value-type="float">
            <text:p>1.52586074016e+12</text:p>
          </table:table-cell>
          <table:table-cell office:value-type="string" calcext:value-type="string">
            <text:p>Wed May  9 15:42:2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42694.0" calcext:value-type="float">
            <text:p>542694.0</text:p>
          </table:table-cell>
          <table:table-cell office:value-type="float" office:value="2119.9" calcext:value-type="float">
            <text:p>2119.9</text:p>
          </table:table-cell>
          <table:table-cell office:value-type="float" office:value="471.058956882" calcext:value-type="float">
            <text:p>471.0589568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4-31</text:p>
          </table:table-cell>
          <table:table-cell office:value-type="float" office:value="1.52586087126e+12" calcext:value-type="float">
            <text:p>1.52586087126e+12</text:p>
          </table:table-cell>
          <table:table-cell office:value-type="string" calcext:value-type="string">
            <text:p>Wed May  9 15:44:3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93406.0" calcext:value-type="float">
            <text:p>293406.0</text:p>
          </table:table-cell>
          <table:table-cell office:value-type="float" office:value="2292.23" calcext:value-type="float">
            <text:p>2292.23</text:p>
          </table:table-cell>
          <table:table-cell office:value-type="float" office:value="871.755160443" calcext:value-type="float">
            <text:p>871.75516044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6-42</text:p>
          </table:table-cell>
          <table:table-cell office:value-type="float" office:value="1.5258610024e+12" calcext:value-type="float">
            <text:p>1.5258610024e+12</text:p>
          </table:table-cell>
          <table:table-cell office:value-type="string" calcext:value-type="string">
            <text:p>Wed May  9 15:46:4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0703.0" calcext:value-type="float">
            <text:p>140703.0</text:p>
          </table:table-cell>
          <table:table-cell office:value-type="float" office:value="2198.49" calcext:value-type="float">
            <text:p>2198.49</text:p>
          </table:table-cell>
          <table:table-cell office:value-type="float" office:value="1818.57799385" calcext:value-type="float">
            <text:p>1818.5779938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8-53</text:p>
          </table:table-cell>
          <table:table-cell office:value-type="float" office:value="1.52586113353e+12" calcext:value-type="float">
            <text:p>1.52586113353e+12</text:p>
          </table:table-cell>
          <table:table-cell office:value-type="string" calcext:value-type="string">
            <text:p>Wed May  9 15:48:5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4150.0" calcext:value-type="float">
            <text:p>74150.0</text:p>
          </table:table-cell>
          <table:table-cell office:value-type="float" office:value="2317.19" calcext:value-type="float">
            <text:p>2317.19</text:p>
          </table:table-cell>
          <table:table-cell office:value-type="float" office:value="3450.84730255" calcext:value-type="float">
            <text:p>3450.8473025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51-04</text:p>
          </table:table-cell>
          <table:table-cell office:value-type="float" office:value="1.52586126467e+12" calcext:value-type="float">
            <text:p>1.52586126467e+12</text:p>
          </table:table-cell>
          <table:table-cell office:value-type="string" calcext:value-type="string">
            <text:p>Wed May  9 15:51:0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6049.0" calcext:value-type="float">
            <text:p>36049.0</text:p>
          </table:table-cell>
          <table:table-cell office:value-type="float" office:value="2253.07" calcext:value-type="float">
            <text:p>2253.07</text:p>
          </table:table-cell>
          <table:table-cell office:value-type="float" office:value="7083.22701392" calcext:value-type="float">
            <text:p>7083.227013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53-21</text:p>
          </table:table-cell>
          <table:table-cell office:value-type="float" office:value="1.5258614012e+12" calcext:value-type="float">
            <text:p>1.5258614012e+12</text:p>
          </table:table-cell>
          <table:table-cell office:value-type="string" calcext:value-type="string">
            <text:p>Wed May  9 15:53:2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8637.0" calcext:value-type="float">
            <text:p>18637.0</text:p>
          </table:table-cell>
          <table:table-cell office:value-type="float" office:value="2329.65" calcext:value-type="float">
            <text:p>2329.65</text:p>
          </table:table-cell>
          <table:table-cell office:value-type="float" office:value="13730.3616048" calcext:value-type="float">
            <text:p>13730.36160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55-31</text:p>
          </table:table-cell>
          <table:table-cell office:value-type="float" office:value="1.52586153192e+12" calcext:value-type="float">
            <text:p>1.52586153192e+12</text:p>
          </table:table-cell>
          <table:table-cell office:value-type="string" calcext:value-type="string">
            <text:p>Wed May  9 15:55:3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733.0" calcext:value-type="float">
            <text:p>33733.0</text:p>
          </table:table-cell>
          <table:table-cell office:value-type="float" office:value="16.47" calcext:value-type="float">
            <text:p>16.47</text:p>
          </table:table-cell>
          <table:table-cell office:value-type="float" office:value="0.0" calcext:value-type="float">
            <text:p>0.0</text:p>
          </table:table-cell>
          <table:table-cell office:value-type="float" office:value="29.197552019" calcext:value-type="float">
            <text:p>29.197552019</text:p>
          </table:table-cell>
          <table:table-cell office:value-type="string" calcext:value-type="string">
            <text:p>2018-05-09_15-57-42</text:p>
          </table:table-cell>
          <table:table-cell office:value-type="float" office:value="1.52586166299e+12" calcext:value-type="float">
            <text:p>1.52586166299e+12</text:p>
          </table:table-cell>
          <table:table-cell office:value-type="string" calcext:value-type="string">
            <text:p>Wed May  9 15:57:4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045.0" calcext:value-type="float">
            <text:p>33045.0</text:p>
          </table:table-cell>
          <table:table-cell office:value-type="float" office:value="32.27" calcext:value-type="float">
            <text:p>32.27</text:p>
          </table:table-cell>
          <table:table-cell office:value-type="float" office:value="0.0" calcext:value-type="float">
            <text:p>0.0</text:p>
          </table:table-cell>
          <table:table-cell office:value-type="float" office:value="29.813689817" calcext:value-type="float">
            <text:p>29.813689817</text:p>
          </table:table-cell>
          <table:table-cell office:value-type="string" calcext:value-type="string">
            <text:p>2018-05-09_15-59-54</text:p>
          </table:table-cell>
          <table:table-cell office:value-type="float" office:value="1.52586179412e+12" calcext:value-type="float">
            <text:p>1.52586179412e+12</text:p>
          </table:table-cell>
          <table:table-cell office:value-type="string" calcext:value-type="string">
            <text:p>Wed May  9 15:59:5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1920.0" calcext:value-type="float">
            <text:p>31920.0</text:p>
          </table:table-cell>
          <table:table-cell office:value-type="float" office:value="62.34" calcext:value-type="float">
            <text:p>62.34</text:p>
          </table:table-cell>
          <table:table-cell office:value-type="float" office:value="0.0" calcext:value-type="float">
            <text:p>0.0</text:p>
          </table:table-cell>
          <table:table-cell office:value-type="float" office:value="30.876716054" calcext:value-type="float">
            <text:p>30.876716054</text:p>
          </table:table-cell>
          <table:table-cell office:value-type="string" calcext:value-type="string">
            <text:p>2018-05-09_16-02-05</text:p>
          </table:table-cell>
          <table:table-cell office:value-type="float" office:value="1.52586192524e+12" calcext:value-type="float">
            <text:p>1.52586192524e+12</text:p>
          </table:table-cell>
          <table:table-cell office:value-type="string" calcext:value-type="string">
            <text:p>Wed May  9 16:02:0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617.0" calcext:value-type="float">
            <text:p>29617.0</text:p>
          </table:table-cell>
          <table:table-cell office:value-type="float" office:value="115.69" calcext:value-type="float">
            <text:p>115.69</text:p>
          </table:table-cell>
          <table:table-cell office:value-type="float" office:value="0.0" calcext:value-type="float">
            <text:p>0.0</text:p>
          </table:table-cell>
          <table:table-cell office:value-type="float" office:value="33.243891224" calcext:value-type="float">
            <text:p>33.243891224</text:p>
          </table:table-cell>
          <table:table-cell office:value-type="string" calcext:value-type="string">
            <text:p>2018-05-09_16-04-16</text:p>
          </table:table-cell>
          <table:table-cell office:value-type="float" office:value="1.52586205635e+12" calcext:value-type="float">
            <text:p>1.52586205635e+12</text:p>
          </table:table-cell>
          <table:table-cell office:value-type="string" calcext:value-type="string">
            <text:p>Wed May  9 16:04:1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210.0" calcext:value-type="float">
            <text:p>19210.0</text:p>
          </table:table-cell>
          <table:table-cell office:value-type="float" office:value="150.08" calcext:value-type="float">
            <text:p>150.08</text:p>
          </table:table-cell>
          <table:table-cell office:value-type="float" office:value="0.0" calcext:value-type="float">
            <text:p>0.0</text:p>
          </table:table-cell>
          <table:table-cell office:value-type="float" office:value="51.26733444" calcext:value-type="float">
            <text:p>51.26733444</text:p>
          </table:table-cell>
          <table:table-cell office:value-type="string" calcext:value-type="string">
            <text:p>2018-05-09_16-06-27</text:p>
          </table:table-cell>
          <table:table-cell office:value-type="float" office:value="1.52586218747e+12" calcext:value-type="float">
            <text:p>1.52586218747e+12</text:p>
          </table:table-cell>
          <table:table-cell office:value-type="string" calcext:value-type="string">
            <text:p>Wed May  9 16:06:2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759.0" calcext:value-type="float">
            <text:p>16759.0</text:p>
          </table:table-cell>
          <table:table-cell office:value-type="float" office:value="261.86" calcext:value-type="float">
            <text:p>261.86</text:p>
          </table:table-cell>
          <table:table-cell office:value-type="float" office:value="0.0" calcext:value-type="float">
            <text:p>0.0</text:p>
          </table:table-cell>
          <table:table-cell office:value-type="float" office:value="58.896708646" calcext:value-type="float">
            <text:p>58.896708646</text:p>
          </table:table-cell>
          <table:table-cell office:value-type="string" calcext:value-type="string">
            <text:p>2018-05-09_16-08-38</text:p>
          </table:table-cell>
          <table:table-cell office:value-type="float" office:value="1.52586231862e+12" calcext:value-type="float">
            <text:p>1.52586231862e+12</text:p>
          </table:table-cell>
          <table:table-cell office:value-type="string" calcext:value-type="string">
            <text:p>Wed May  9 16:08:3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335.0" calcext:value-type="float">
            <text:p>12335.0</text:p>
          </table:table-cell>
          <table:table-cell office:value-type="float" office:value="385.46" calcext:value-type="float">
            <text:p>385.46</text:p>
          </table:table-cell>
          <table:table-cell office:value-type="float" office:value="0.0" calcext:value-type="float">
            <text:p>0.0</text:p>
          </table:table-cell>
          <table:table-cell office:value-type="float" office:value="80.133133307" calcext:value-type="float">
            <text:p>80.133133307</text:p>
          </table:table-cell>
          <table:table-cell office:value-type="string" calcext:value-type="string">
            <text:p>2018-05-09_16-10-49</text:p>
          </table:table-cell>
          <table:table-cell office:value-type="float" office:value="1.52586244972e+12" calcext:value-type="float">
            <text:p>1.52586244972e+12</text:p>
          </table:table-cell>
          <table:table-cell office:value-type="string" calcext:value-type="string">
            <text:p>Wed May  9 16:10:4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8953.0" calcext:value-type="float">
            <text:p>8953.0</text:p>
          </table:table-cell>
          <table:table-cell office:value-type="float" office:value="559.57" calcext:value-type="float">
            <text:p>559.57</text:p>
          </table:table-cell>
          <table:table-cell office:value-type="float" office:value="0.0" calcext:value-type="float">
            <text:p>0.0</text:p>
          </table:table-cell>
          <table:table-cell office:value-type="float" office:value="110.589161233" calcext:value-type="float">
            <text:p>110.589161233</text:p>
          </table:table-cell>
          <table:table-cell office:value-type="string" calcext:value-type="string">
            <text:p>2018-05-09_16-13-00</text:p>
          </table:table-cell>
          <table:table-cell office:value-type="float" office:value="1.52586258084e+12" calcext:value-type="float">
            <text:p>1.52586258084e+12</text:p>
          </table:table-cell>
          <table:table-cell office:value-type="string" calcext:value-type="string">
            <text:p>Wed May  9 16:13:0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161.0" calcext:value-type="float">
            <text:p>5161.0</text:p>
          </table:table-cell>
          <table:table-cell office:value-type="float" office:value="645.07" calcext:value-type="float">
            <text:p>645.07</text:p>
          </table:table-cell>
          <table:table-cell office:value-type="float" office:value="0.0" calcext:value-type="float">
            <text:p>0.0</text:p>
          </table:table-cell>
          <table:table-cell office:value-type="float" office:value="192.22229088" calcext:value-type="float">
            <text:p>192.22229088</text:p>
          </table:table-cell>
          <table:table-cell office:value-type="string" calcext:value-type="string">
            <text:p>2018-05-09_16-15-11</text:p>
          </table:table-cell>
          <table:table-cell office:value-type="float" office:value="1.52586271194e+12" calcext:value-type="float">
            <text:p>1.52586271194e+12</text:p>
          </table:table-cell>
          <table:table-cell office:value-type="string" calcext:value-type="string">
            <text:p>Wed May  9 16:15:1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651.0" calcext:value-type="float">
            <text:p>22651.0</text:p>
          </table:table-cell>
          <table:table-cell office:value-type="float" office:value="88.48" calcext:value-type="float">
            <text:p>88.48</text:p>
          </table:table-cell>
          <table:table-cell office:value-type="float" office:value="52.211542287" calcext:value-type="float">
            <text:p>52.211542287</text:p>
          </table:table-cell>
          <table:table-cell office:value-type="float" office:value="34.836452127" calcext:value-type="float">
            <text:p>34.836452127</text:p>
          </table:table-cell>
          <table:table-cell office:value-type="string" calcext:value-type="string">
            <text:p>2018-05-09_16-17-23</text:p>
          </table:table-cell>
          <table:table-cell office:value-type="float" office:value="1.52586284306e+12" calcext:value-type="float">
            <text:p>1.52586284306e+12</text:p>
          </table:table-cell>
          <table:table-cell office:value-type="string" calcext:value-type="string">
            <text:p>Wed May  9 16:17:2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5585.0" calcext:value-type="float">
            <text:p>45585.0</text:p>
          </table:table-cell>
          <table:table-cell office:value-type="float" office:value="178.07" calcext:value-type="float">
            <text:p>178.07</text:p>
          </table:table-cell>
          <table:table-cell office:value-type="float" office:value="52.634193261" calcext:value-type="float">
            <text:p>52.634193261</text:p>
          </table:table-cell>
          <table:table-cell office:value-type="float" office:value="34.073502691" calcext:value-type="float">
            <text:p>34.073502691</text:p>
          </table:table-cell>
          <table:table-cell office:value-type="string" calcext:value-type="string">
            <text:p>2018-05-09_16-19-34</text:p>
          </table:table-cell>
          <table:table-cell office:value-type="float" office:value="1.52586297422e+12" calcext:value-type="float">
            <text:p>1.52586297422e+12</text:p>
          </table:table-cell>
          <table:table-cell office:value-type="string" calcext:value-type="string">
            <text:p>Wed May  9 16:19:3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2705.0" calcext:value-type="float">
            <text:p>82705.0</text:p>
          </table:table-cell>
          <table:table-cell office:value-type="float" office:value="323.07" calcext:value-type="float">
            <text:p>323.07</text:p>
          </table:table-cell>
          <table:table-cell office:value-type="float" office:value="59.043402784" calcext:value-type="float">
            <text:p>59.043402784</text:p>
          </table:table-cell>
          <table:table-cell office:value-type="float" office:value="36.485880531" calcext:value-type="float">
            <text:p>36.485880531</text:p>
          </table:table-cell>
          <table:table-cell office:value-type="string" calcext:value-type="string">
            <text:p>2018-05-09_16-21-45</text:p>
          </table:table-cell>
          <table:table-cell office:value-type="float" office:value="1.52586310534e+12" calcext:value-type="float">
            <text:p>1.52586310534e+12</text:p>
          </table:table-cell>
          <table:table-cell office:value-type="string" calcext:value-type="string">
            <text:p>Wed May  9 16:21:4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2464.0" calcext:value-type="float">
            <text:p>152464.0</text:p>
          </table:table-cell>
          <table:table-cell office:value-type="float" office:value="595.56" calcext:value-type="float">
            <text:p>595.56</text:p>
          </table:table-cell>
          <table:table-cell office:value-type="float" office:value="67.24432023" calcext:value-type="float">
            <text:p>67.24432023</text:p>
          </table:table-cell>
          <table:table-cell office:value-type="float" office:value="36.540908867" calcext:value-type="float">
            <text:p>36.540908867</text:p>
          </table:table-cell>
          <table:table-cell office:value-type="string" calcext:value-type="string">
            <text:p>2018-05-09_16-23-56</text:p>
          </table:table-cell>
          <table:table-cell office:value-type="float" office:value="1.52586323645e+12" calcext:value-type="float">
            <text:p>1.52586323645e+12</text:p>
          </table:table-cell>
          <table:table-cell office:value-type="string" calcext:value-type="string">
            <text:p>Wed May  9 16:23:5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1039.0" calcext:value-type="float">
            <text:p>271039.0</text:p>
          </table:table-cell>
          <table:table-cell office:value-type="float" office:value="1058.75" calcext:value-type="float">
            <text:p>1058.75</text:p>
          </table:table-cell>
          <table:table-cell office:value-type="float" office:value="81.317883484" calcext:value-type="float">
            <text:p>81.317883484</text:p>
          </table:table-cell>
          <table:table-cell office:value-type="float" office:value="35.550809019" calcext:value-type="float">
            <text:p>35.550809019</text:p>
          </table:table-cell>
          <table:table-cell office:value-type="string" calcext:value-type="string">
            <text:p>2018-05-09_16-26-07</text:p>
          </table:table-cell>
          <table:table-cell office:value-type="float" office:value="1.5258633676e+12" calcext:value-type="float">
            <text:p>1.5258633676e+12</text:p>
          </table:table-cell>
          <table:table-cell office:value-type="string" calcext:value-type="string">
            <text:p>Wed May  9 16:26:0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2244.0" calcext:value-type="float">
            <text:p>452244.0</text:p>
          </table:table-cell>
          <table:table-cell office:value-type="float" office:value="1766.58" calcext:value-type="float">
            <text:p>1766.58</text:p>
          </table:table-cell>
          <table:table-cell office:value-type="float" office:value="103.769059908" calcext:value-type="float">
            <text:p>103.769059908</text:p>
          </table:table-cell>
          <table:table-cell office:value-type="float" office:value="36.39770881" calcext:value-type="float">
            <text:p>36.39770881</text:p>
          </table:table-cell>
          <table:table-cell office:value-type="string" calcext:value-type="string">
            <text:p>2018-05-09_16-28-18</text:p>
          </table:table-cell>
          <table:table-cell office:value-type="float" office:value="1.52586349872e+12" calcext:value-type="float">
            <text:p>1.52586349872e+12</text:p>
          </table:table-cell>
          <table:table-cell office:value-type="string" calcext:value-type="string">
            <text:p>Wed May  9 16:28:1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3349.0" calcext:value-type="float">
            <text:p>703349.0</text:p>
          </table:table-cell>
          <table:table-cell office:value-type="float" office:value="2747.46" calcext:value-type="float">
            <text:p>2747.46</text:p>
          </table:table-cell>
          <table:table-cell office:value-type="float" office:value="139.014678282" calcext:value-type="float">
            <text:p>139.014678282</text:p>
          </table:table-cell>
          <table:table-cell office:value-type="float" office:value="41.343431903" calcext:value-type="float">
            <text:p>41.343431903</text:p>
          </table:table-cell>
          <table:table-cell office:value-type="string" calcext:value-type="string">
            <text:p>2018-05-09_16-30-29</text:p>
          </table:table-cell>
          <table:table-cell office:value-type="float" office:value="1.52586362987e+12" calcext:value-type="float">
            <text:p>1.52586362987e+12</text:p>
          </table:table-cell>
          <table:table-cell office:value-type="string" calcext:value-type="string">
            <text:p>Wed May  9 16:30:2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532.0" calcext:value-type="float">
            <text:p>17532.0</text:p>
          </table:table-cell>
          <table:table-cell office:value-type="float" office:value="68.49" calcext:value-type="float">
            <text:p>68.49</text:p>
          </table:table-cell>
          <table:table-cell office:value-type="float" office:value="56.356390494" calcext:value-type="float">
            <text:p>56.35639049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2-40</text:p>
          </table:table-cell>
          <table:table-cell office:value-type="float" office:value="1.52586376092e+12" calcext:value-type="float">
            <text:p>1.52586376092e+12</text:p>
          </table:table-cell>
          <table:table-cell office:value-type="string" calcext:value-type="string">
            <text:p>Wed May  9 16:32:4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6798.0" calcext:value-type="float">
            <text:p>36798.0</text:p>
          </table:table-cell>
          <table:table-cell office:value-type="float" office:value="143.74" calcext:value-type="float">
            <text:p>143.74</text:p>
          </table:table-cell>
          <table:table-cell office:value-type="float" office:value="53.86845824" calcext:value-type="float">
            <text:p>53.868458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4-52</text:p>
          </table:table-cell>
          <table:table-cell office:value-type="float" office:value="1.52586389204e+12" calcext:value-type="float">
            <text:p>1.52586389204e+12</text:p>
          </table:table-cell>
          <table:table-cell office:value-type="string" calcext:value-type="string">
            <text:p>Wed May  9 16:34:5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225.0" calcext:value-type="float">
            <text:p>69225.0</text:p>
          </table:table-cell>
          <table:table-cell office:value-type="float" office:value="270.41" calcext:value-type="float">
            <text:p>270.41</text:p>
          </table:table-cell>
          <table:table-cell office:value-type="float" office:value="57.14382101" calcext:value-type="float">
            <text:p>57.1438210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7-03</text:p>
          </table:table-cell>
          <table:table-cell office:value-type="float" office:value="1.52586402316e+12" calcext:value-type="float">
            <text:p>1.52586402316e+12</text:p>
          </table:table-cell>
          <table:table-cell office:value-type="string" calcext:value-type="string">
            <text:p>Wed May  9 16:37:0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8693.0" calcext:value-type="float">
            <text:p>138693.0</text:p>
          </table:table-cell>
          <table:table-cell office:value-type="float" office:value="541.77" calcext:value-type="float">
            <text:p>541.77</text:p>
          </table:table-cell>
          <table:table-cell office:value-type="float" office:value="57.081739031" calcext:value-type="float">
            <text:p>57.08173903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9-14</text:p>
          </table:table-cell>
          <table:table-cell office:value-type="float" office:value="1.52586415429e+12" calcext:value-type="float">
            <text:p>1.52586415429e+12</text:p>
          </table:table-cell>
          <table:table-cell office:value-type="string" calcext:value-type="string">
            <text:p>Wed May  9 16:39:1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4163.0" calcext:value-type="float">
            <text:p>284163.0</text:p>
          </table:table-cell>
          <table:table-cell office:value-type="float" office:value="1110.01" calcext:value-type="float">
            <text:p>1110.01</text:p>
          </table:table-cell>
          <table:table-cell office:value-type="float" office:value="55.694780373" calcext:value-type="float">
            <text:p>55.6947803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41-25</text:p>
          </table:table-cell>
          <table:table-cell office:value-type="float" office:value="1.52586428542e+12" calcext:value-type="float">
            <text:p>1.52586428542e+12</text:p>
          </table:table-cell>
          <table:table-cell office:value-type="string" calcext:value-type="string">
            <text:p>Wed May  9 16:41:2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5931.0" calcext:value-type="float">
            <text:p>555931.0</text:p>
          </table:table-cell>
          <table:table-cell office:value-type="float" office:value="2171.61" calcext:value-type="float">
            <text:p>2171.61</text:p>
          </table:table-cell>
          <table:table-cell office:value-type="float" office:value="56.925996291" calcext:value-type="float">
            <text:p>56.92599629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43-36</text:p>
          </table:table-cell>
          <table:table-cell office:value-type="float" office:value="1.52586441655e+12" calcext:value-type="float">
            <text:p>1.52586441655e+12</text:p>
          </table:table-cell>
          <table:table-cell office:value-type="string" calcext:value-type="string">
            <text:p>Wed May  9 16:43:3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34732.0" calcext:value-type="float">
            <text:p>934732.0</text:p>
          </table:table-cell>
          <table:table-cell office:value-type="float" office:value="3651.3" calcext:value-type="float">
            <text:p>3651.3</text:p>
          </table:table-cell>
          <table:table-cell office:value-type="float" office:value="67.649427738" calcext:value-type="float">
            <text:p>67.64942773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45-47</text:p>
          </table:table-cell>
          <table:table-cell office:value-type="float" office:value="1.52586454771e+12" calcext:value-type="float">
            <text:p>1.52586454771e+12</text:p>
          </table:table-cell>
          <table:table-cell office:value-type="string" calcext:value-type="string">
            <text:p>Wed May  9 16:45:4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753.0" calcext:value-type="float">
            <text:p>29753.0</text:p>
          </table:table-cell>
          <table:table-cell office:value-type="float" office:value="116.22" calcext:value-type="float">
            <text:p>116.22</text:p>
          </table:table-cell>
          <table:table-cell office:value-type="float" office:value="0.0" calcext:value-type="float">
            <text:p>0.0</text:p>
          </table:table-cell>
          <table:table-cell office:value-type="float" office:value="33.140150612" calcext:value-type="float">
            <text:p>33.140150612</text:p>
          </table:table-cell>
          <table:table-cell office:value-type="string" calcext:value-type="string">
            <text:p>2018-05-09_16-47-58</text:p>
          </table:table-cell>
          <table:table-cell office:value-type="float" office:value="1.52586467875e+12" calcext:value-type="float">
            <text:p>1.52586467875e+12</text:p>
          </table:table-cell>
          <table:table-cell office:value-type="string" calcext:value-type="string">
            <text:p>Wed May  9 16:47:5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6778.0" calcext:value-type="float">
            <text:p>56778.0</text:p>
          </table:table-cell>
          <table:table-cell office:value-type="float" office:value="221.79" calcext:value-type="float">
            <text:p>221.79</text:p>
          </table:table-cell>
          <table:table-cell office:value-type="float" office:value="0.0" calcext:value-type="float">
            <text:p>0.0</text:p>
          </table:table-cell>
          <table:table-cell office:value-type="float" office:value="34.719424704" calcext:value-type="float">
            <text:p>34.719424704</text:p>
          </table:table-cell>
          <table:table-cell office:value-type="string" calcext:value-type="string">
            <text:p>2018-05-09_16-50-09</text:p>
          </table:table-cell>
          <table:table-cell office:value-type="float" office:value="1.52586480986e+12" calcext:value-type="float">
            <text:p>1.52586480986e+12</text:p>
          </table:table-cell>
          <table:table-cell office:value-type="string" calcext:value-type="string">
            <text:p>Wed May  9 16:50:0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2263.0" calcext:value-type="float">
            <text:p>112263.0</text:p>
          </table:table-cell>
          <table:table-cell office:value-type="float" office:value="438.53" calcext:value-type="float">
            <text:p>438.53</text:p>
          </table:table-cell>
          <table:table-cell office:value-type="float" office:value="0.0" calcext:value-type="float">
            <text:p>0.0</text:p>
          </table:table-cell>
          <table:table-cell office:value-type="float" office:value="35.115875076" calcext:value-type="float">
            <text:p>35.115875076</text:p>
          </table:table-cell>
          <table:table-cell office:value-type="string" calcext:value-type="string">
            <text:p>2018-05-09_16-52-20</text:p>
          </table:table-cell>
          <table:table-cell office:value-type="float" office:value="1.52586494098e+12" calcext:value-type="float">
            <text:p>1.52586494098e+12</text:p>
          </table:table-cell>
          <table:table-cell office:value-type="string" calcext:value-type="string">
            <text:p>Wed May  9 16:52:2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3463.0" calcext:value-type="float">
            <text:p>223463.0</text:p>
          </table:table-cell>
          <table:table-cell office:value-type="float" office:value="872.9" calcext:value-type="float">
            <text:p>872.9</text:p>
          </table:table-cell>
          <table:table-cell office:value-type="float" office:value="0.0" calcext:value-type="float">
            <text:p>0.0</text:p>
          </table:table-cell>
          <table:table-cell office:value-type="float" office:value="35.248154745" calcext:value-type="float">
            <text:p>35.248154745</text:p>
          </table:table-cell>
          <table:table-cell office:value-type="string" calcext:value-type="string">
            <text:p>2018-05-09_16-54-32</text:p>
          </table:table-cell>
          <table:table-cell office:value-type="float" office:value="1.52586507214e+12" calcext:value-type="float">
            <text:p>1.52586507214e+12</text:p>
          </table:table-cell>
          <table:table-cell office:value-type="string" calcext:value-type="string">
            <text:p>Wed May  9 16:54:3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45703.0" calcext:value-type="float">
            <text:p>445703.0</text:p>
          </table:table-cell>
          <table:table-cell office:value-type="float" office:value="1741.03" calcext:value-type="float">
            <text:p>1741.03</text:p>
          </table:table-cell>
          <table:table-cell office:value-type="float" office:value="0.0" calcext:value-type="float">
            <text:p>0.0</text:p>
          </table:table-cell>
          <table:table-cell office:value-type="float" office:value="35.212064948" calcext:value-type="float">
            <text:p>35.212064948</text:p>
          </table:table-cell>
          <table:table-cell office:value-type="string" calcext:value-type="string">
            <text:p>2018-05-09_16-56-43</text:p>
          </table:table-cell>
          <table:table-cell office:value-type="float" office:value="1.52586520327e+12" calcext:value-type="float">
            <text:p>1.52586520327e+12</text:p>
          </table:table-cell>
          <table:table-cell office:value-type="string" calcext:value-type="string">
            <text:p>Wed May  9 16:56:4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77344.0" calcext:value-type="float">
            <text:p>777344.0</text:p>
          </table:table-cell>
          <table:table-cell office:value-type="float" office:value="3036.5" calcext:value-type="float">
            <text:p>3036.5</text:p>
          </table:table-cell>
          <table:table-cell office:value-type="float" office:value="0.0" calcext:value-type="float">
            <text:p>0.0</text:p>
          </table:table-cell>
          <table:table-cell office:value-type="float" office:value="40.443329142" calcext:value-type="float">
            <text:p>40.443329142</text:p>
          </table:table-cell>
          <table:table-cell office:value-type="string" calcext:value-type="string">
            <text:p>2018-05-09_16-58-54</text:p>
          </table:table-cell>
          <table:table-cell office:value-type="float" office:value="1.52586533442e+12" calcext:value-type="float">
            <text:p>1.52586533442e+12</text:p>
          </table:table-cell>
          <table:table-cell office:value-type="string" calcext:value-type="string">
            <text:p>Wed May  9 16:58:54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73204.0" calcext:value-type="float">
            <text:p>1073204.0</text:p>
          </table:table-cell>
          <table:table-cell office:value-type="float" office:value="4192.2" calcext:value-type="float">
            <text:p>4192.2</text:p>
          </table:table-cell>
          <table:table-cell office:value-type="float" office:value="0.0" calcext:value-type="float">
            <text:p>0.0</text:p>
          </table:table-cell>
          <table:table-cell office:value-type="float" office:value="58.741781017" calcext:value-type="float">
            <text:p>58.741781017</text:p>
          </table:table-cell>
          <table:table-cell office:value-type="string" calcext:value-type="string">
            <text:p>2018-05-09_17-01-05</text:p>
          </table:table-cell>
          <table:table-cell office:value-type="float" office:value="1.52586546556e+12" calcext:value-type="float">
            <text:p>1.52586546556e+12</text:p>
          </table:table-cell>
          <table:table-cell office:value-type="string" calcext:value-type="string">
            <text:p>Wed May  9 17:01:05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11.456" calcext:value-type="float">
            <text:p>11.456</text:p>
          </table:table-cell>
          <table:table-cell office:value-type="float" office:value="0.999999264112" calcext:value-type="float">
            <text:p>0.999999264112</text:p>
          </table:table-cell>
          <table:table-cell office:value-type="float" office:value="0.47" calcext:value-type="float">
            <text:p>0.47</text:p>
          </table:table-cell>
          <table:table-cell office:value-type="float" office:value="0.999999264294" calcext:value-type="float">
            <text:p>0.999999264294</text:p>
          </table:table-cell>
          <table:table-cell office:value-type="string" calcext:value-type="string">
            <text:p/>
          </table:table-cell>
          <table:table-cell office:value-type="float" office:value="2.16" calcext:value-type="float">
            <text:p>2.16</text:p>
          </table:table-cell>
          <table:table-cell office:value-type="float" office:value="0.999999798367" calcext:value-type="float">
            <text:p>0.999999798367</text:p>
          </table:table-cell>
          <table:table-cell office:value-type="float" office:value="0.386" calcext:value-type="float">
            <text:p>0.386</text:p>
          </table:table-cell>
          <table:table-cell office:value-type="float" office:value="0.999999798602" calcext:value-type="float">
            <text:p>0.999999798602</text:p>
          </table:table-cell>
          <table:table-cell office:value-type="string" calcext:value-type="string">
            <text:p/>
          </table:table-cell>
          <table:table-cell office:value-type="float" office:value="1.528" calcext:value-type="float">
            <text:p>1.528</text:p>
          </table:table-cell>
          <table:table-cell office:value-type="float" office:value="0.999999938514" calcext:value-type="float">
            <text:p>0.9999999385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999999938504" calcext:value-type="float">
            <text:p>0.999999938504</text:p>
          </table:table-cell>
          <table:table-cell office:value-type="string" calcext:value-type="string">
            <text:p/>
          </table:table-cell>
          <table:table-cell office:value-type="float" office:value="2.544" calcext:value-type="float">
            <text:p>2.544</text:p>
          </table:table-cell>
          <table:table-cell office:value-type="float" office:value="0.999999963142" calcext:value-type="float">
            <text:p>0.999999963142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9999963153" calcext:value-type="float">
            <text:p>0.999999963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999998528225" calcext:value-type="float">
            <text:p>0.999998528225</text:p>
          </table:table-cell>
          <table:table-cell office:value-type="float" office:value="1.672" calcext:value-type="float">
            <text:p>1.672</text:p>
          </table:table-cell>
          <table:table-cell office:value-type="float" office:value="0.999998528588" calcext:value-type="float">
            <text:p>0.999998528588</text:p>
          </table:table-cell>
          <table:table-cell office:value-type="string" calcext:value-type="string">
            <text:p/>
          </table:table-cell>
          <table:table-cell office:value-type="float" office:value="5.856" calcext:value-type="float">
            <text:p>5.856</text:p>
          </table:table-cell>
          <table:table-cell office:value-type="float" office:value="0.999999596735" calcext:value-type="float">
            <text:p>0.999999596735</text:p>
          </table:table-cell>
          <table:table-cell office:value-type="float" office:value="0.418" calcext:value-type="float">
            <text:p>0.418</text:p>
          </table:table-cell>
          <table:table-cell office:value-type="float" office:value="0.999999597203" calcext:value-type="float">
            <text:p>0.999999597203</text:p>
          </table:table-cell>
          <table:table-cell office:value-type="string" calcext:value-type="string">
            <text:p/>
          </table:table-cell>
          <table:table-cell office:value-type="float" office:value="3.12" calcext:value-type="float">
            <text:p>3.12</text:p>
          </table:table-cell>
          <table:table-cell office:value-type="float" office:value="0.999999877028" calcext:value-type="float">
            <text:p>0.99999987702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99999877008" calcext:value-type="float">
            <text:p>0.999999877008</text:p>
          </table:table-cell>
          <table:table-cell office:value-type="string" calcext:value-type="string">
            <text:p/>
          </table:table-cell>
          <table:table-cell office:value-type="float" office:value="2.896" calcext:value-type="float">
            <text:p>2.896</text:p>
          </table:table-cell>
          <table:table-cell office:value-type="float" office:value="0.999999926284" calcext:value-type="float">
            <text:p>0.999999926284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926306" calcext:value-type="float">
            <text:p>0.999999926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0.999997792337" calcext:value-type="float">
            <text:p>0.999997792337</text:p>
          </table:table-cell>
          <table:table-cell office:value-type="float" office:value="3.824" calcext:value-type="float">
            <text:p>3.824</text:p>
          </table:table-cell>
          <table:table-cell office:value-type="float" office:value="0.999997792883" calcext:value-type="float">
            <text:p>0.999997792883</text:p>
          </table:table-cell>
          <table:table-cell office:value-type="string" calcext:value-type="string">
            <text:p/>
          </table:table-cell>
          <table:table-cell office:value-type="float" office:value="6.816" calcext:value-type="float">
            <text:p>6.816</text:p>
          </table:table-cell>
          <table:table-cell office:value-type="float" office:value="0.999999395102" calcext:value-type="float">
            <text:p>0.999999395102</text:p>
          </table:table-cell>
          <table:table-cell office:value-type="float" office:value="0.434" calcext:value-type="float">
            <text:p>0.434</text:p>
          </table:table-cell>
          <table:table-cell office:value-type="float" office:value="0.999999395805" calcext:value-type="float">
            <text:p>0.999999395805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815543" calcext:value-type="float">
            <text:p>0.999999815543</text:p>
          </table:table-cell>
          <table:table-cell office:value-type="float" office:value="2.608" calcext:value-type="float">
            <text:p>2.608</text:p>
          </table:table-cell>
          <table:table-cell office:value-type="float" office:value="0.999999815513" calcext:value-type="float">
            <text:p>0.999999815513</text:p>
          </table:table-cell>
          <table:table-cell office:value-type="string" calcext:value-type="string">
            <text:p/>
          </table:table-cell>
          <table:table-cell office:value-type="float" office:value="4.896" calcext:value-type="float">
            <text:p>4.896</text:p>
          </table:table-cell>
          <table:table-cell office:value-type="float" office:value="0.999999889425" calcext:value-type="float">
            <text:p>0.999999889425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9999889459" calcext:value-type="float">
            <text:p>0.999999889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999997056449" calcext:value-type="float">
            <text:p>0.999997056449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7057177" calcext:value-type="float">
            <text:p>0.999997057177</text:p>
          </table:table-cell>
          <table:table-cell office:value-type="string" calcext:value-type="string">
            <text:p/>
          </table:table-cell>
          <table:table-cell office:value-type="float" office:value="15.04" calcext:value-type="float">
            <text:p>15.04</text:p>
          </table:table-cell>
          <table:table-cell office:value-type="float" office:value="0.999999193469" calcext:value-type="float">
            <text:p>0.999999193469</text:p>
          </table:table-cell>
          <table:table-cell office:value-type="float" office:value="0.45" calcext:value-type="float">
            <text:p>0.45</text:p>
          </table:table-cell>
          <table:table-cell office:value-type="float" office:value="0.999999194407" calcext:value-type="float">
            <text:p>0.999999194407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692571" calcext:value-type="float">
            <text:p>0.999999692571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99754017" calcext:value-type="float">
            <text:p>0.999999754017</text:p>
          </table:table-cell>
          <table:table-cell office:value-type="string" calcext:value-type="string">
            <text:p/>
          </table:table-cell>
          <table:table-cell office:value-type="float" office:value="5.344" calcext:value-type="float">
            <text:p>5.344</text:p>
          </table:table-cell>
          <table:table-cell office:value-type="float" office:value="0.999999852567" calcext:value-type="float">
            <text:p>0.999999852567</text:p>
          </table:table-cell>
          <table:table-cell office:value-type="float" office:value="0.62" calcext:value-type="float">
            <text:p>0.62</text:p>
          </table:table-cell>
          <table:table-cell office:value-type="float" office:value="0.999999852612" calcext:value-type="float">
            <text:p>0.999999852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.328" calcext:value-type="float">
            <text:p>19.328</text:p>
          </table:table-cell>
          <table:table-cell office:value-type="float" office:value="0.999996320562" calcext:value-type="float">
            <text:p>0.999996320562</text:p>
          </table:table-cell>
          <table:table-cell office:value-type="float" office:value="5.6" calcext:value-type="float">
            <text:p>5.6</text:p>
          </table:table-cell>
          <table:table-cell office:value-type="float" office:value="0.999996321471" calcext:value-type="float">
            <text:p>0.999996321471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8790204" calcext:value-type="float">
            <text:p>0.999998790204</text:p>
          </table:table-cell>
          <table:table-cell office:value-type="float" office:value="0.462" calcext:value-type="float">
            <text:p>0.462</text:p>
          </table:table-cell>
          <table:table-cell office:value-type="float" office:value="0.999998993008" calcext:value-type="float">
            <text:p>0.999998993008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631085" calcext:value-type="float">
            <text:p>0.999999631085</text:p>
          </table:table-cell>
          <table:table-cell office:value-type="float" office:value="5.024" calcext:value-type="float">
            <text:p>5.024</text:p>
          </table:table-cell>
          <table:table-cell office:value-type="float" office:value="0.999999692521" calcext:value-type="float">
            <text:p>0.999999692521</text:p>
          </table:table-cell>
          <table:table-cell office:value-type="string" calcext:value-type="string">
            <text:p/>
          </table:table-cell>
          <table:table-cell office:value-type="float" office:value="7.072" calcext:value-type="float">
            <text:p>7.072</text:p>
          </table:table-cell>
          <table:table-cell office:value-type="float" office:value="0.999999815709" calcext:value-type="float">
            <text:p>0.999999815709</text:p>
          </table:table-cell>
          <table:table-cell office:value-type="float" office:value="0.676" calcext:value-type="float">
            <text:p>0.676</text:p>
          </table:table-cell>
          <table:table-cell office:value-type="float" office:value="0.999999815764" calcext:value-type="float">
            <text:p>0.999999815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376" calcext:value-type="float">
            <text:p>21.376</text:p>
          </table:table-cell>
          <table:table-cell office:value-type="float" office:value="0.999995584674" calcext:value-type="float">
            <text:p>0.999995584674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5585765" calcext:value-type="float">
            <text:p>0.999995585765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8386938" calcext:value-type="float">
            <text:p>0.999998386938</text:p>
          </table:table-cell>
          <table:table-cell office:value-type="float" office:value="0.612" calcext:value-type="float">
            <text:p>0.612</text:p>
          </table:table-cell>
          <table:table-cell office:value-type="float" office:value="0.99999879161" calcext:value-type="float">
            <text:p>0.99999879161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569599" calcext:value-type="float">
            <text:p>0.999999569599</text:p>
          </table:table-cell>
          <table:table-cell office:value-type="float" office:value="5.92" calcext:value-type="float">
            <text:p>5.92</text:p>
          </table:table-cell>
          <table:table-cell office:value-type="float" office:value="0.999999631025" calcext:value-type="float">
            <text:p>0.999999631025</text:p>
          </table:table-cell>
          <table:table-cell office:value-type="string" calcext:value-type="string">
            <text:p/>
          </table:table-cell>
          <table:table-cell office:value-type="float" office:value="9.28" calcext:value-type="float">
            <text:p>9.28</text:p>
          </table:table-cell>
          <table:table-cell office:value-type="float" office:value="0.999999778851" calcext:value-type="float">
            <text:p>0.999999778851</text:p>
          </table:table-cell>
          <table:table-cell office:value-type="float" office:value="0.82" calcext:value-type="float">
            <text:p>0.82</text:p>
          </table:table-cell>
          <table:table-cell office:value-type="float" office:value="0.999999778917" calcext:value-type="float">
            <text:p>0.999999778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94848786" calcext:value-type="float">
            <text:p>0.999994848786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4850059" calcext:value-type="float">
            <text:p>0.999994850059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7983673" calcext:value-type="float">
            <text:p>0.999997983673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9998590212" calcext:value-type="float">
            <text:p>0.999998590212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446628" calcext:value-type="float">
            <text:p>0.999999446628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956953" calcext:value-type="float">
            <text:p>0.99999956953</text:p>
          </table:table-cell>
          <table:table-cell office:value-type="string" calcext:value-type="string">
            <text:p/>
          </table:table-cell>
          <table:table-cell office:value-type="float" office:value="12.864" calcext:value-type="float">
            <text:p>12.864</text:p>
          </table:table-cell>
          <table:table-cell office:value-type="float" office:value="0.999999741992" calcext:value-type="float">
            <text:p>0.999999741992</text:p>
          </table:table-cell>
          <table:table-cell office:value-type="float" office:value="0.844" calcext:value-type="float">
            <text:p>0.844</text:p>
          </table:table-cell>
          <table:table-cell office:value-type="float" office:value="0.99999974207" calcext:value-type="float">
            <text:p>0.99999974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2641123" calcext:value-type="float">
            <text:p>0.999992641123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4114354" calcext:value-type="float">
            <text:p>0.999994114354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7580407" calcext:value-type="float">
            <text:p>0.999997580407</text:p>
          </table:table-cell>
          <table:table-cell office:value-type="float" office:value="1.448" calcext:value-type="float">
            <text:p>1.448</text:p>
          </table:table-cell>
          <table:table-cell office:value-type="float" office:value="0.999998388813" calcext:value-type="float">
            <text:p>0.999998388813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385142" calcext:value-type="float">
            <text:p>0.999999385142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9508034" calcext:value-type="float">
            <text:p>0.999999508034</text:p>
          </table:table-cell>
          <table:table-cell office:value-type="string" calcext:value-type="string">
            <text:p/>
          </table:table-cell>
          <table:table-cell office:value-type="float" office:value="16.768" calcext:value-type="float">
            <text:p>16.768</text:p>
          </table:table-cell>
          <table:table-cell office:value-type="float" office:value="0.999999705134" calcext:value-type="float">
            <text:p>0.999999705134</text:p>
          </table:table-cell>
          <table:table-cell office:value-type="float" office:value="0.86" calcext:value-type="float">
            <text:p>0.86</text:p>
          </table:table-cell>
          <table:table-cell office:value-type="float" office:value="0.999999705223" calcext:value-type="float">
            <text:p>0.999999705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5282246" calcext:value-type="float">
            <text:p>0.999985282246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3378648" calcext:value-type="float">
            <text:p>0.999993378648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7378774" calcext:value-type="float">
            <text:p>0.999997378774</text:p>
          </table:table-cell>
          <table:table-cell office:value-type="float" office:value="1.832" calcext:value-type="float">
            <text:p>1.832</text:p>
          </table:table-cell>
          <table:table-cell office:value-type="float" office:value="0.999998187415" calcext:value-type="float">
            <text:p>0.999998187415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200684" calcext:value-type="float">
            <text:p>0.999999200684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9446538" calcext:value-type="float">
            <text:p>0.999999446538</text:p>
          </table:table-cell>
          <table:table-cell office:value-type="string" calcext:value-type="string">
            <text:p/>
          </table:table-cell>
          <table:table-cell office:value-type="float" office:value="17.792" calcext:value-type="float">
            <text:p>17.792</text:p>
          </table:table-cell>
          <table:table-cell office:value-type="float" office:value="0.999999668276" calcext:value-type="float">
            <text:p>0.99999966827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999668376" calcext:value-type="float">
            <text:p>0.999999668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0131032" calcext:value-type="float">
            <text:p>0.999980131032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2642942" calcext:value-type="float">
            <text:p>0.999992642942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6975509" calcext:value-type="float">
            <text:p>0.999996975509</text:p>
          </table:table-cell>
          <table:table-cell office:value-type="float" office:value="2.096" calcext:value-type="float">
            <text:p>2.096</text:p>
          </table:table-cell>
          <table:table-cell office:value-type="float" office:value="0.999997784618" calcext:value-type="float">
            <text:p>0.999997784618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9016227" calcext:value-type="float">
            <text:p>0.99999901622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9385042" calcext:value-type="float">
            <text:p>0.999999385042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59456" calcext:value-type="float">
            <text:p>0.99999959456</text:p>
          </table:table-cell>
          <table:table-cell office:value-type="float" office:value="1.976" calcext:value-type="float">
            <text:p>1.976</text:p>
          </table:table-cell>
          <table:table-cell office:value-type="float" office:value="0.999999631529" calcext:value-type="float">
            <text:p>0.999999631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9395144" calcext:value-type="float">
            <text:p>0.999979395144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1171531" calcext:value-type="float">
            <text:p>0.999991171531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6773876" calcext:value-type="float">
            <text:p>0.999996773876</text:p>
          </table:table-cell>
          <table:table-cell office:value-type="float" office:value="3.184" calcext:value-type="float">
            <text:p>3.184</text:p>
          </table:table-cell>
          <table:table-cell office:value-type="float" office:value="0.99999758322" calcext:value-type="float">
            <text:p>0.99999758322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770283" calcext:value-type="float">
            <text:p>0.999998770283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9323547" calcext:value-type="float">
            <text:p>0.999999323547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557701" calcext:value-type="float">
            <text:p>0.999999557701</text:p>
          </table:table-cell>
          <table:table-cell office:value-type="float" office:value="2.16" calcext:value-type="float">
            <text:p>2.16</text:p>
          </table:table-cell>
          <table:table-cell office:value-type="float" office:value="0.999999594682" calcext:value-type="float">
            <text:p>0.999999594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74979818" calcext:value-type="float">
            <text:p>0.999974979818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0435825" calcext:value-type="float">
            <text:p>0.999990435825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556408" calcext:value-type="float">
            <text:p>0.99999556408</text:p>
          </table:table-cell>
          <table:table-cell office:value-type="float" office:value="4.128" calcext:value-type="float">
            <text:p>4.128</text:p>
          </table:table-cell>
          <table:table-cell office:value-type="float" office:value="0.999997381821" calcext:value-type="float">
            <text:p>0.999997381821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708798" calcext:value-type="float">
            <text:p>0.999998708798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9262051" calcext:value-type="float">
            <text:p>0.999999262051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9520843" calcext:value-type="float">
            <text:p>0.999999520843</text:p>
          </table:table-cell>
          <table:table-cell office:value-type="float" office:value="2.448" calcext:value-type="float">
            <text:p>2.448</text:p>
          </table:table-cell>
          <table:table-cell office:value-type="float" office:value="0.999999557835" calcext:value-type="float">
            <text:p>0.999999557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69828604" calcext:value-type="float">
            <text:p>0.99996982860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88964413" calcext:value-type="float">
            <text:p>0.999988964413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4354283" calcext:value-type="float">
            <text:p>0.999994354283</text:p>
          </table:table-cell>
          <table:table-cell office:value-type="float" office:value="5.408" calcext:value-type="float">
            <text:p>5.408</text:p>
          </table:table-cell>
          <table:table-cell office:value-type="float" office:value="0.999997180423" calcext:value-type="float">
            <text:p>0.999997180423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52434" calcext:value-type="float">
            <text:p>0.99999852434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9200555" calcext:value-type="float">
            <text:p>0.999999200555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9483985" calcext:value-type="float">
            <text:p>0.999999483985</text:p>
          </table:table-cell>
          <table:table-cell office:value-type="float" office:value="2.64" calcext:value-type="float">
            <text:p>2.64</text:p>
          </table:table-cell>
          <table:table-cell office:value-type="float" office:value="0.999999520987" calcext:value-type="float">
            <text:p>0.999999520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3941503" calcext:value-type="float">
            <text:p>0.999963941503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8228707" calcext:value-type="float">
            <text:p>0.999988228707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3749385" calcext:value-type="float">
            <text:p>0.999993749385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96979025" calcext:value-type="float">
            <text:p>0.999996979025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7847996" calcext:value-type="float">
            <text:p>0.999997847996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9139059" calcext:value-type="float">
            <text:p>0.999999139059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9189119" calcext:value-type="float">
            <text:p>0.999999189119</text:p>
          </table:table-cell>
          <table:table-cell office:value-type="float" office:value="3.344" calcext:value-type="float">
            <text:p>3.344</text:p>
          </table:table-cell>
          <table:table-cell office:value-type="float" office:value="0.99999948414" calcext:value-type="float">
            <text:p>0.99999948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59526177" calcext:value-type="float">
            <text:p>0.999959526177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602159" calcext:value-type="float">
            <text:p>0.99998602159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334612" calcext:value-type="float">
            <text:p>0.99999334612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6777626" calcext:value-type="float">
            <text:p>0.99999677762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704868" calcext:value-type="float">
            <text:p>0.99999704868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9016068" calcext:value-type="float">
            <text:p>0.999999016068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931112" calcext:value-type="float">
            <text:p>0.999998931112</text:p>
          </table:table-cell>
          <table:table-cell office:value-type="float" office:value="4.384" calcext:value-type="float">
            <text:p>4.384</text:p>
          </table:table-cell>
          <table:table-cell office:value-type="float" office:value="0.999999447293" calcext:value-type="float">
            <text:p>0.999999447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21673" calcext:value-type="float">
            <text:p>0.9999521673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4550178" calcext:value-type="float">
            <text:p>0.999984550178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2539589" calcext:value-type="float">
            <text:p>0.999992539589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6173431" calcext:value-type="float">
            <text:p>0.999996173431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6003421" calcext:value-type="float">
            <text:p>0.999996003421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954572" calcext:value-type="float">
            <text:p>0.999998954572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8857395" calcext:value-type="float">
            <text:p>0.999998857395</text:p>
          </table:table-cell>
          <table:table-cell office:value-type="float" office:value="4.64" calcext:value-type="float">
            <text:p>4.64</text:p>
          </table:table-cell>
          <table:table-cell office:value-type="float" office:value="0.999999410446" calcext:value-type="float">
            <text:p>0.999999410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43336647" calcext:value-type="float">
            <text:p>0.999943336647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3814473" calcext:value-type="float">
            <text:p>0.999983814473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1128159" calcext:value-type="float">
            <text:p>0.999991128159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95972033" calcext:value-type="float">
            <text:p>0.999995972033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4589247" calcext:value-type="float">
            <text:p>0.999994589247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893076" calcext:value-type="float">
            <text:p>0.999998893076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8562529" calcext:value-type="float">
            <text:p>0.999998562529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99336752" calcext:value-type="float">
            <text:p>0.999999336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3303422" calcext:value-type="float">
            <text:p>0.99993303422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3078767" calcext:value-type="float">
            <text:p>0.999983078767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971673" calcext:value-type="float">
            <text:p>0.99998971673</text:p>
          </table:table-cell>
          <table:table-cell office:value-type="float" office:value="7.2" calcext:value-type="float">
            <text:p>7.2</text:p>
          </table:table-cell>
          <table:table-cell office:value-type="float" office:value="0.999995770635" calcext:value-type="float">
            <text:p>0.999995770635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3175073" calcext:value-type="float">
            <text:p>0.99999317507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8462606" calcext:value-type="float">
            <text:p>0.999998462606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834138" calcext:value-type="float">
            <text:p>0.99999834138</text:p>
          </table:table-cell>
          <table:table-cell office:value-type="float" office:value="6.624" calcext:value-type="float">
            <text:p>6.624</text:p>
          </table:table-cell>
          <table:table-cell office:value-type="float" office:value="0.999999299905" calcext:value-type="float">
            <text:p>0.999999299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19788241" calcext:value-type="float">
            <text:p>0.999919788241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087165" calcext:value-type="float">
            <text:p>0.99998087165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8103668" calcext:value-type="float">
            <text:p>0.999988103668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5569236" calcext:value-type="float">
            <text:p>0.999995569236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1084555" calcext:value-type="float">
            <text:p>0.999991084555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8339615" calcext:value-type="float">
            <text:p>0.999998339615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793594" calcext:value-type="float">
            <text:p>0.99999793594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9263058" calcext:value-type="float">
            <text:p>0.999999263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17580578" calcext:value-type="float">
            <text:p>0.999917580578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78664532" calcext:value-type="float">
            <text:p>0.999978664532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7700403" calcext:value-type="float">
            <text:p>0.999987700403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516644" calcext:value-type="float">
            <text:p>0.99999516644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9178494" calcext:value-type="float">
            <text:p>0.999989178494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8032136" calcext:value-type="float">
            <text:p>0.999998032136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7346208" calcext:value-type="float">
            <text:p>0.999997346208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9226211" calcext:value-type="float">
            <text:p>0.999999226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898447498" calcext:value-type="float">
            <text:p>0.999898447498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6457415" calcext:value-type="float">
            <text:p>0.999976457415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6288974" calcext:value-type="float">
            <text:p>0.999986288974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4965041" calcext:value-type="float">
            <text:p>0.999994965041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86657575" calcext:value-type="float">
            <text:p>0.999986657575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786153" calcext:value-type="float">
            <text:p>0.999997786153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6977626" calcext:value-type="float">
            <text:p>0.999996977626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9152516" calcext:value-type="float">
            <text:p>0.999999152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87857853" calcext:value-type="float">
            <text:p>0.9998785785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4986003" calcext:value-type="float">
            <text:p>0.999974986003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3667748" calcext:value-type="float">
            <text:p>0.999983667748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4763643" calcext:value-type="float">
            <text:p>0.999994763643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8407517" calcext:value-type="float">
            <text:p>0.9999840751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754017" calcext:value-type="float">
            <text:p>0.99999754017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6572185" calcext:value-type="float">
            <text:p>0.999996572185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9078822" calcext:value-type="float">
            <text:p>0.999999078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44727696" calcext:value-type="float">
            <text:p>0.999844727696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2778886" calcext:value-type="float">
            <text:p>0.99997277888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81449788" calcext:value-type="float">
            <text:p>0.999981449788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4562245" calcext:value-type="float">
            <text:p>0.999994562245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81738709" calcext:value-type="float">
            <text:p>0.999981738709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7355683" calcext:value-type="float">
            <text:p>0.999997355683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6166745" calcext:value-type="float">
            <text:p>0.999996166745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9041975" calcext:value-type="float">
            <text:p>0.999999041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13084525" calcext:value-type="float">
            <text:p>0.999813084525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69100357" calcext:value-type="float">
            <text:p>0.999969100357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9635093" calcext:value-type="float">
            <text:p>0.999979635093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4360846" calcext:value-type="float">
            <text:p>0.999994360846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79279275" calcext:value-type="float">
            <text:p>0.999979279275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71097" calcext:value-type="float">
            <text:p>0.9999971097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5577013" calcext:value-type="float">
            <text:p>0.999995577013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9005128" calcext:value-type="float">
            <text:p>0.999999005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754949397" calcext:value-type="float">
            <text:p>0.999754949397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66157534" calcext:value-type="float">
            <text:p>0.999966157534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72155" calcext:value-type="float">
            <text:p>0.9999772155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4159448" calcext:value-type="float">
            <text:p>0.999994159448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76696871" calcext:value-type="float">
            <text:p>0.999976696871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6925212" calcext:value-type="float">
            <text:p>0.999996925212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4987282" calcext:value-type="float">
            <text:p>0.999994987282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8968281" calcext:value-type="float">
            <text:p>0.999998968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671794087" calcext:value-type="float">
            <text:p>0.999671794087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62479005" calcext:value-type="float">
            <text:p>0.999962479005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71771416" calcext:value-type="float">
            <text:p>0.999971771416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3756651" calcext:value-type="float">
            <text:p>0.999993756651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74852296" calcext:value-type="float">
            <text:p>0.999974852296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6617733" calcext:value-type="float">
            <text:p>0.999996617733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4434408" calcext:value-type="float">
            <text:p>0.999994434408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931434" calcext:value-type="float">
            <text:p>0.999998931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529767761" calcext:value-type="float">
            <text:p>0.999529767761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58800476" calcext:value-type="float">
            <text:p>0.999958800476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64915903" calcext:value-type="float">
            <text:p>0.999964915903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3353854" calcext:value-type="float">
            <text:p>0.999993353854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7331515" calcext:value-type="float">
            <text:p>0.99997331515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6248759" calcext:value-type="float">
            <text:p>0.999996248759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93881535" calcext:value-type="float">
            <text:p>0.999993881535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857739" calcext:value-type="float">
            <text:p>0.999998857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291340147" calcext:value-type="float">
            <text:p>0.999291340147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5291483" calcext:value-type="float">
            <text:p>0.99995291483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53221204" calcext:value-type="float">
            <text:p>0.99995322120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2951058" calcext:value-type="float">
            <text:p>0.999992951058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71470575" calcext:value-type="float">
            <text:p>0.999971470575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5818289" calcext:value-type="float">
            <text:p>0.999995818289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3291803" calcext:value-type="float">
            <text:p>0.99999329180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8784045" calcext:value-type="float">
            <text:p>0.999998784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8906470881" calcext:value-type="float">
            <text:p>0.99890647088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52179124" calcext:value-type="float">
            <text:p>0.999952179124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40316709" calcext:value-type="float">
            <text:p>0.999940316709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2346863" calcext:value-type="float">
            <text:p>0.999992346863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70117887" calcext:value-type="float">
            <text:p>0.99997011788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551081" calcext:value-type="float">
            <text:p>0.99999551081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92960079" calcext:value-type="float">
            <text:p>0.999992960079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8636657" calcext:value-type="float">
            <text:p>0.999998636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8269192135" calcext:value-type="float">
            <text:p>0.998269192135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48500595" calcext:value-type="float">
            <text:p>0.999948500595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26000784" calcext:value-type="float">
            <text:p>0.999926000784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1944066" calcext:value-type="float">
            <text:p>0.999991944066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68027369" calcext:value-type="float">
            <text:p>0.999968027369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4895852" calcext:value-type="float">
            <text:p>0.999994895852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92591497" calcext:value-type="float">
            <text:p>0.999992591497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8526115" calcext:value-type="float">
            <text:p>0.999998526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7395693438" calcext:value-type="float">
            <text:p>0.997395693438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43350654" calcext:value-type="float">
            <text:p>0.999943350654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897570567" calcext:value-type="float">
            <text:p>0.999897570567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1339871" calcext:value-type="float">
            <text:p>0.999991339871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65998336" calcext:value-type="float">
            <text:p>0.999965998336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4649869" calcext:value-type="float">
            <text:p>0.999994649869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92075482" calcext:value-type="float">
            <text:p>0.99999207548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8415574" calcext:value-type="float">
            <text:p>0.999998415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6352204683" calcext:value-type="float">
            <text:p>0.996352204683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39672125" calcext:value-type="float">
            <text:p>0.999939672125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64704431" calcext:value-type="float">
            <text:p>0.999864704431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9930083" calcext:value-type="float">
            <text:p>0.999989930083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64338219" calcext:value-type="float">
            <text:p>0.999964338219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4280895" calcext:value-type="float">
            <text:p>0.999994280895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91928049" calcext:value-type="float">
            <text:p>0.999991928049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834188" calcext:value-type="float">
            <text:p>0.99999834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5398494227" calcext:value-type="float">
            <text:p>0.995398494227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32315067" calcext:value-type="float">
            <text:p>0.999932315067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15909307" calcext:value-type="float">
            <text:p>0.999815909307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8923091" calcext:value-type="float">
            <text:p>0.999988923091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63047016" calcext:value-type="float">
            <text:p>0.999963047016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3788929" calcext:value-type="float">
            <text:p>0.999993788929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91743758" calcext:value-type="float">
            <text:p>0.999991743758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8305033" calcext:value-type="float">
            <text:p>0.999998305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4634642796" calcext:value-type="float">
            <text:p>0.99463464279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16865246" calcext:value-type="float">
            <text:p>0.999916865246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56024383" calcext:value-type="float">
            <text:p>0.999756024383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8318896" calcext:value-type="float">
            <text:p>0.999988318896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618173" calcext:value-type="float">
            <text:p>0.9999618173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3604441" calcext:value-type="float">
            <text:p>0.999993604441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91301459" calcext:value-type="float">
            <text:p>0.999991301459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8157644" calcext:value-type="float">
            <text:p>0.999998157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4069481045" calcext:value-type="float">
            <text:p>0.994069481045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109796" calcext:value-type="float">
            <text:p>0.9999109796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684646393" calcext:value-type="float">
            <text:p>0.999684646393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7513302" calcext:value-type="float">
            <text:p>0.999987513302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60772041" calcext:value-type="float">
            <text:p>0.999960772041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3419954" calcext:value-type="float">
            <text:p>0.999993419954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90785444" calcext:value-type="float">
            <text:p>0.999990785444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808395" calcext:value-type="float">
            <text:p>0.99999808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3648553282" calcext:value-type="float">
            <text:p>0.99364855328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897736895" calcext:value-type="float">
            <text:p>0.999897736895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595323088" calcext:value-type="float">
            <text:p>0.999595323088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7110506" calcext:value-type="float">
            <text:p>0.999987110506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59542324" calcext:value-type="float">
            <text:p>0.999959542324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3112475" calcext:value-type="float">
            <text:p>0.999993112475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0527437" calcext:value-type="float">
            <text:p>0.999990527437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8047103" calcext:value-type="float">
            <text:p>0.999998047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3370387732" calcext:value-type="float">
            <text:p>0.99337038773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887437014" calcext:value-type="float">
            <text:p>0.999887437014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492692023" calcext:value-type="float">
            <text:p>0.99949269202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6304912" calcext:value-type="float">
            <text:p>0.999986304912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57636263" calcext:value-type="float">
            <text:p>0.99995763626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2866492" calcext:value-type="float">
            <text:p>0.999992866492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0269429" calcext:value-type="float">
            <text:p>0.999990269429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7862867" calcext:value-type="float">
            <text:p>0.999997862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3197454123" calcext:value-type="float">
            <text:p>0.99319745412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874930016" calcext:value-type="float">
            <text:p>0.999874930016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378567891" calcext:value-type="float">
            <text:p>0.999378567891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5700717" calcext:value-type="float">
            <text:p>0.999985700717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56345061" calcext:value-type="float">
            <text:p>0.999956345061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2497518" calcext:value-type="float">
            <text:p>0.999992497518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90011422" calcext:value-type="float">
            <text:p>0.999990011422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7789173" calcext:value-type="float">
            <text:p>0.999997789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043653594" calcext:value-type="float">
            <text:p>0.99304365359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56537371" calcext:value-type="float">
            <text:p>0.999856537371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252950694" calcext:value-type="float">
            <text:p>0.99925295069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4290929" calcext:value-type="float">
            <text:p>0.99998429092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55361288" calcext:value-type="float">
            <text:p>0.99995536128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2128543" calcext:value-type="float">
            <text:p>0.999992128543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89679698" calcext:value-type="float">
            <text:p>0.999989679698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7752326" calcext:value-type="float">
            <text:p>0.999997752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293621399" calcext:value-type="float">
            <text:p>0.99293621399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40351844" calcext:value-type="float">
            <text:p>0.999840351844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119671452" calcext:value-type="float">
            <text:p>0.999119671452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83082539" calcext:value-type="float">
            <text:p>0.999983082539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54377514" calcext:value-type="float">
            <text:p>0.999954377514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91698073" calcext:value-type="float">
            <text:p>0.999991698073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89532265" calcext:value-type="float">
            <text:p>0.99998953226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7641785" calcext:value-type="float">
            <text:p>0.999997641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2852322793" calcext:value-type="float">
            <text:p>0.992852322793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16809259" calcext:value-type="float">
            <text:p>0.999816809259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977520369" calcext:value-type="float">
            <text:p>0.998977520369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82679742" calcext:value-type="float">
            <text:p>0.999982679742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52717397" calcext:value-type="float">
            <text:p>0.999952717397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91144611" calcext:value-type="float">
            <text:p>0.999991144611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89347974" calcext:value-type="float">
            <text:p>0.99998934797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756809" calcext:value-type="float">
            <text:p>0.99999756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2797131215" calcext:value-type="float">
            <text:p>0.992797131215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777816852" calcext:value-type="float">
            <text:p>0.999777816852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84444276" calcext:value-type="float">
            <text:p>0.99884444276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81068555" calcext:value-type="float">
            <text:p>0.999981068555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5148768" calcext:value-type="float">
            <text:p>0.9999514876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90775637" calcext:value-type="float">
            <text:p>0.99999077563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89126824" calcext:value-type="float">
            <text:p>0.99998912682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7457549" calcext:value-type="float">
            <text:p>0.999997457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2745619077" calcext:value-type="float">
            <text:p>0.99274561907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730731681" calcext:value-type="float">
            <text:p>0.99973073168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721850053" calcext:value-type="float">
            <text:p>0.998721850053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925597" calcext:value-type="float">
            <text:p>0.99997925597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50380935" calcext:value-type="float">
            <text:p>0.999950380935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0468158" calcext:value-type="float">
            <text:p>0.999990468158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88721384" calcext:value-type="float">
            <text:p>0.99998872138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7383855" calcext:value-type="float">
            <text:p>0.999997383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2708824692" calcext:value-type="float">
            <text:p>0.992708824692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665253866" calcext:value-type="float">
            <text:p>0.999665253866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615589598" calcext:value-type="float">
            <text:p>0.998615589598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7644783" calcext:value-type="float">
            <text:p>0.999977644783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49458648" calcext:value-type="float">
            <text:p>0.999949458648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90160679" calcext:value-type="float">
            <text:p>0.999990160679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88463376" calcext:value-type="float">
            <text:p>0.999988463376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7236466" calcext:value-type="float">
            <text:p>0.999997236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2679389184" calcext:value-type="float">
            <text:p>0.992679389184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599776051" calcext:value-type="float">
            <text:p>0.999599776051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530500582" calcext:value-type="float">
            <text:p>0.998530500582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4825206" calcext:value-type="float">
            <text:p>0.999974825206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47675559" calcext:value-type="float">
            <text:p>0.999947675559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8942273" calcext:value-type="float">
            <text:p>0.99998942273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88279085" calcext:value-type="float">
            <text:p>0.99998827908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7162772" calcext:value-type="float">
            <text:p>0.999997162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2635235922" calcext:value-type="float">
            <text:p>0.992635235922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518848414" calcext:value-type="float">
            <text:p>0.999518848414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8457509529" calcext:value-type="float">
            <text:p>0.99845750952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72811223" calcext:value-type="float">
            <text:p>0.999972811223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46199899" calcext:value-type="float">
            <text:p>0.999946199899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89053756" calcext:value-type="float">
            <text:p>0.999989053756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87615637" calcext:value-type="float">
            <text:p>0.999987615637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7089078" calcext:value-type="float">
            <text:p>0.999997089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2595497986" calcext:value-type="float">
            <text:p>0.99259549798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397456959" calcext:value-type="float">
            <text:p>0.99939745695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8398229503" calcext:value-type="float">
            <text:p>0.998398229503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9790248" calcext:value-type="float">
            <text:p>0.999969790248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44662753" calcext:value-type="float">
            <text:p>0.999944662753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88869268" calcext:value-type="float">
            <text:p>0.999988869268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86841614" calcext:value-type="float">
            <text:p>0.999986841614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7015384" calcext:value-type="float">
            <text:p>0.999997015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2569741917" calcext:value-type="float">
            <text:p>0.992569741917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22971604" calcext:value-type="float">
            <text:p>0.99922971604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8343183765" calcext:value-type="float">
            <text:p>0.998343183765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65762281" calcext:value-type="float">
            <text:p>0.999965762281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43924923" calcext:value-type="float">
            <text:p>0.999943924923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88623285" calcext:value-type="float">
            <text:p>0.999988623285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85920159" calcext:value-type="float">
            <text:p>0.999985920159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6904842" calcext:value-type="float">
            <text:p>0.999996904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2550608837" calcext:value-type="float">
            <text:p>0.992550608837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035489712" calcext:value-type="float">
            <text:p>0.999035489712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8293380478" calcext:value-type="float">
            <text:p>0.99829338047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6213711" calcext:value-type="float">
            <text:p>0.99996213711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42695207" calcext:value-type="float">
            <text:p>0.99994269520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88377302" calcext:value-type="float">
            <text:p>0.999988377302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8485127" calcext:value-type="float">
            <text:p>0.99998485127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6720607" calcext:value-type="float">
            <text:p>0.999996720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2538098746" calcext:value-type="float">
            <text:p>0.99253809874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8800063859" calcext:value-type="float">
            <text:p>0.998800063859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8247408213" calcext:value-type="float">
            <text:p>0.99824740821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6296558" calcext:value-type="float">
            <text:p>0.999956296558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41649948" calcext:value-type="float">
            <text:p>0.99994164994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88131319" calcext:value-type="float">
            <text:p>0.99998813131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83229509" calcext:value-type="float">
            <text:p>0.99998322950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96573218" calcext:value-type="float">
            <text:p>0.999996573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252706043" calcext:value-type="float">
            <text:p>0.9925270604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8495481663" calcext:value-type="float">
            <text:p>0.998495481663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8212525749" calcext:value-type="float">
            <text:p>0.998212525749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50053209" calcext:value-type="float">
            <text:p>0.99995005320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39190514" calcext:value-type="float">
            <text:p>0.999939190514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87762345" calcext:value-type="float">
            <text:p>0.999987762345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81239165" calcext:value-type="float">
            <text:p>0.999981239165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9642583" calcext:value-type="float">
            <text:p>0.99999642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2518965666" calcext:value-type="float">
            <text:p>0.99251896566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8196049407" calcext:value-type="float">
            <text:p>0.998196049407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8179659612" calcext:value-type="float">
            <text:p>0.99817965961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41191682" calcext:value-type="float">
            <text:p>0.999941191682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34886506" calcext:value-type="float">
            <text:p>0.99993488650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87516362" calcext:value-type="float">
            <text:p>0.999987516362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77627059" calcext:value-type="float">
            <text:p>0.99997762705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96352136" calcext:value-type="float">
            <text:p>0.999996352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2510870901" calcext:value-type="float">
            <text:p>0.992510870901</text:p>
          </table:table-cell>
          <table:table-cell office:value-type="float" office:value="14.4" calcext:value-type="float">
            <text:p>14.4</text:p>
          </table:table-cell>
          <table:table-cell office:value-type="float" office:value="0.997860567568" calcext:value-type="float">
            <text:p>0.997860567568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8128243263" calcext:value-type="float">
            <text:p>0.99812824326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32732951" calcext:value-type="float">
            <text:p>0.999932732951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29352782" calcext:value-type="float">
            <text:p>0.999929352782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8739337" calcext:value-type="float">
            <text:p>0.9999873933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72430049" calcext:value-type="float">
            <text:p>0.99997243004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6204747" calcext:value-type="float">
            <text:p>0.999996204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2506455575" calcext:value-type="float">
            <text:p>0.992506455575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750375026" calcext:value-type="float">
            <text:p>0.9975037502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8088521613" calcext:value-type="float">
            <text:p>0.998088521613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2064905" calcext:value-type="float">
            <text:p>0.9999206490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19699506" calcext:value-type="float">
            <text:p>0.999919699506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87208883" calcext:value-type="float">
            <text:p>0.999987208883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61888598" calcext:value-type="float">
            <text:p>0.999961888598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96131053" calcext:value-type="float">
            <text:p>0.999996131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2497624922" calcext:value-type="float">
            <text:p>0.992497624922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7160175657" calcext:value-type="float">
            <text:p>0.997160175657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8058075069" calcext:value-type="float">
            <text:p>0.998058075069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08766548" calcext:value-type="float">
            <text:p>0.999908766548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06725996" calcext:value-type="float">
            <text:p>0.999906725996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87024396" calcext:value-type="float">
            <text:p>0.999987024396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46776726" calcext:value-type="float">
            <text:p>0.999946776726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96057359" calcext:value-type="float">
            <text:p>0.999996057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2489530158" calcext:value-type="float">
            <text:p>0.99248953015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680850829" calcext:value-type="float">
            <text:p>0.99680850829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8036298733" calcext:value-type="float">
            <text:p>0.998036298733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9627985" calcext:value-type="float">
            <text:p>0.99989627985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86804588" calcext:value-type="float">
            <text:p>0.99988680458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86778413" calcext:value-type="float">
            <text:p>0.99998677841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19391067" calcext:value-type="float">
            <text:p>0.999919391067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95983664" calcext:value-type="float">
            <text:p>0.999995983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2479963618" calcext:value-type="float">
            <text:p>0.992479963618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6489211978" calcext:value-type="float">
            <text:p>0.996489211978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802137791" calcext:value-type="float">
            <text:p>0.99802137791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82181966" calcext:value-type="float">
            <text:p>0.999882181966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845977997" calcext:value-type="float">
            <text:p>0.999845977997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86593925" calcext:value-type="float">
            <text:p>0.999986593925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68379286" calcext:value-type="float">
            <text:p>0.99986837928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9590997" calcext:value-type="float">
            <text:p>0.99999590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246966119" calcext:value-type="float">
            <text:p>0.99246966119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6207436661" calcext:value-type="float">
            <text:p>0.99620743666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8008473414" calcext:value-type="float">
            <text:p>0.998008473414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64056114" calcext:value-type="float">
            <text:p>0.99986405611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712615232" calcext:value-type="float">
            <text:p>0.999712615232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86470934" calcext:value-type="float">
            <text:p>0.999986470934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53160482" calcext:value-type="float">
            <text:p>0.999753160482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95873123" calcext:value-type="float">
            <text:p>0.999995873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2442433345" calcext:value-type="float">
            <text:p>0.992442433345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5975689338" calcext:value-type="float">
            <text:p>0.99597568933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8000609737" calcext:value-type="float">
            <text:p>0.99800060973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44117678" calcext:value-type="float">
            <text:p>0.999844117678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189186364" calcext:value-type="float">
            <text:p>0.999189186364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86409438" calcext:value-type="float">
            <text:p>0.999986409438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425601456" calcext:value-type="float">
            <text:p>0.99942560145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5762582" calcext:value-type="float">
            <text:p>0.999995762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2354862709" calcext:value-type="float">
            <text:p>0.992354862709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5769691717" calcext:value-type="float">
            <text:p>0.99576969171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989923202" calcext:value-type="float">
            <text:p>0.997989923202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19949876" calcext:value-type="float">
            <text:p>0.99981994987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495067299" calcext:value-type="float">
            <text:p>0.99749506729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86347942" calcext:value-type="float">
            <text:p>0.999986347942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43687963" calcext:value-type="float">
            <text:p>0.99843687963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95615193" calcext:value-type="float">
            <text:p>0.999995615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215322948" calcext:value-type="float">
            <text:p>0.99215322948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5600479386" calcext:value-type="float">
            <text:p>0.995600479386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983269322" calcext:value-type="float">
            <text:p>0.997983269322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97191863" calcext:value-type="float">
            <text:p>0.999797191863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2765023909" calcext:value-type="float">
            <text:p>0.992765023909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86224951" calcext:value-type="float">
            <text:p>0.999986224951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573069436" calcext:value-type="float">
            <text:p>0.99557306943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95504652" calcext:value-type="float">
            <text:p>0.999995504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1827967118" calcext:value-type="float">
            <text:p>0.99182796711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5450395405" calcext:value-type="float">
            <text:p>0.99545039540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975607277" calcext:value-type="float">
            <text:p>0.997975607277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71815671" calcext:value-type="float">
            <text:p>0.999771815671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159433986" calcext:value-type="float">
            <text:p>0.98159433986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86163455" calcext:value-type="float">
            <text:p>0.999986163455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8497285834" calcext:value-type="float">
            <text:p>0.98849728583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5430958" calcext:value-type="float">
            <text:p>0.999995430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1337130023" calcext:value-type="float">
            <text:p>0.991337130023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5350339418" calcext:value-type="float">
            <text:p>0.995350339418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964517477" calcext:value-type="float">
            <text:p>0.997964517477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41807317" calcext:value-type="float">
            <text:p>0.999741807317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59089972829" calcext:value-type="float">
            <text:p>0.959089972829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85978968" calcext:value-type="float">
            <text:p>0.99998597896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3849570093" calcext:value-type="float">
            <text:p>0.973849570093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95246722" calcext:value-type="float">
            <text:p>0.999995246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9017148391" calcext:value-type="float">
            <text:p>0.99017148391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524513349" calcext:value-type="float">
            <text:p>0.99524513349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948790123" calcext:value-type="float">
            <text:p>0.997948790123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711798963" calcext:value-type="float">
            <text:p>0.999711798963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20214634734" calcext:value-type="float">
            <text:p>0.920214634734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85794481" calcext:value-type="float">
            <text:p>0.99998579448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8411646491" calcext:value-type="float">
            <text:p>0.94841164649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95209875" calcext:value-type="float">
            <text:p>0.999995209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84017255095" calcext:value-type="float">
            <text:p>0.984017255095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5172298617" calcext:value-type="float">
            <text:p>0.99517229861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923384397" calcext:value-type="float">
            <text:p>0.997923384397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7796404" calcext:value-type="float">
            <text:p>0.99967796404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6298184139" calcext:value-type="float">
            <text:p>0.86298184139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85671489" calcext:value-type="float">
            <text:p>0.999985671489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10735945186" calcext:value-type="float">
            <text:p>0.91073594518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95136181" calcext:value-type="float">
            <text:p>0.999995136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58005832646" calcext:value-type="float">
            <text:p>0.95800583264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5108292214" calcext:value-type="float">
            <text:p>0.99510829221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88386438" calcext:value-type="float">
            <text:p>0.99788386438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641510939" calcext:value-type="float">
            <text:p>0.999641510939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91010402788" calcext:value-type="float">
            <text:p>0.791010402788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85425506" calcext:value-type="float">
            <text:p>0.999985425506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61414335519" calcext:value-type="float">
            <text:p>0.86141433551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94988792" calcext:value-type="float">
            <text:p>0.999994988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91186493812" calcext:value-type="float">
            <text:p>0.891186493812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071506924" calcext:value-type="float">
            <text:p>0.995071506924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794944341" calcext:value-type="float">
            <text:p>0.997794944341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604050846" calcext:value-type="float">
            <text:p>0.999604050846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0995873686" calcext:value-type="float">
            <text:p>0.7099587368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85056532" calcext:value-type="float">
            <text:p>0.999985056532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03263006861" calcext:value-type="float">
            <text:p>0.80326300686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4878251" calcext:value-type="float">
            <text:p>0.999994878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88825471722" calcext:value-type="float">
            <text:p>0.688825471722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5022950342" calcext:value-type="float">
            <text:p>0.995022950342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582423432" calcext:value-type="float">
            <text:p>0.997582423432</text:p>
          </table:table-cell>
          <table:table-cell office:value-type="float" office:value="14.4" calcext:value-type="float">
            <text:p>14.4</text:p>
          </table:table-cell>
          <table:table-cell office:value-type="float" office:value="0.99956578516" calcext:value-type="float">
            <text:p>0.99956578516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26881358788" calcext:value-type="float">
            <text:p>0.62688135878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84995036" calcext:value-type="float">
            <text:p>0.999984995036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39493821604" calcext:value-type="float">
            <text:p>0.739493821604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94841404" calcext:value-type="float">
            <text:p>0.999994841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65455591753" calcext:value-type="float">
            <text:p>0.46545559175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4939815588" calcext:value-type="float">
            <text:p>0.994939815588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7033982376" calcext:value-type="float">
            <text:p>0.997033982376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521074726" calcext:value-type="float">
            <text:p>0.999521074726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47011880907" calcext:value-type="float">
            <text:p>0.547011880907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84810548" calcext:value-type="float">
            <text:p>0.999984810548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73782871453" calcext:value-type="float">
            <text:p>0.673782871453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476771" calcext:value-type="float">
            <text:p>0.99999476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54825178839" calcext:value-type="float">
            <text:p>0.354825178839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4881694831" calcext:value-type="float">
            <text:p>0.994881694831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5571943369" calcext:value-type="float">
            <text:p>0.995571943369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46931535" calcext:value-type="float">
            <text:p>0.99946931535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73978766484" calcext:value-type="float">
            <text:p>0.47397876648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84687557" calcext:value-type="float">
            <text:p>0.999984687557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09368040707" calcext:value-type="float">
            <text:p>0.609368040707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4583474" calcext:value-type="float">
            <text:p>0.999994583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298881524288" calcext:value-type="float">
            <text:p>0.298881524288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4841966718" calcext:value-type="float">
            <text:p>0.994841966718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91772577625" calcext:value-type="float">
            <text:p>0.991772577625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423195128" calcext:value-type="float">
            <text:p>0.999423195128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09565412007" calcext:value-type="float">
            <text:p>0.409565412007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8450307" calcext:value-type="float">
            <text:p>0.9999845030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48417809186" calcext:value-type="float">
            <text:p>0.548417809186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4362391" calcext:value-type="float">
            <text:p>0.999994362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59983972366" calcext:value-type="float">
            <text:p>0.259983972366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4809595663" calcext:value-type="float">
            <text:p>0.994809595663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3212057961" calcext:value-type="float">
            <text:p>0.98321205796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378887492" calcext:value-type="float">
            <text:p>0.999378887492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54291003824" calcext:value-type="float">
            <text:p>0.354291003824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84380078" calcext:value-type="float">
            <text:p>0.999984380078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2853817192" calcext:value-type="float">
            <text:p>0.49285381719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4104461" calcext:value-type="float">
            <text:p>0.999994104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13229347496" calcext:value-type="float">
            <text:p>0.21322934749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4783110255" calcext:value-type="float">
            <text:p>0.994783110255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65818007901" calcext:value-type="float">
            <text:p>0.965818007901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332163075" calcext:value-type="float">
            <text:p>0.99933216307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08205960313" calcext:value-type="float">
            <text:p>0.30820596031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84134095" calcext:value-type="float">
            <text:p>0.99998413409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43192079846" calcext:value-type="float">
            <text:p>0.443192079846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3883379" calcext:value-type="float">
            <text:p>0.999993883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59697932818" calcext:value-type="float">
            <text:p>0.15969793281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4762510493" calcext:value-type="float">
            <text:p>0.994762510493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32666157477" calcext:value-type="float">
            <text:p>0.932666157477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288258235" calcext:value-type="float">
            <text:p>0.99928825823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70415785626" calcext:value-type="float">
            <text:p>0.270415785626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83888112" calcext:value-type="float">
            <text:p>0.99998388811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9794766044" calcext:value-type="float">
            <text:p>0.399794766044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3699143" calcext:value-type="float">
            <text:p>0.999993699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28288774107" calcext:value-type="float">
            <text:p>0.128288774107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4750003495" calcext:value-type="float">
            <text:p>0.994750003495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76636048063" calcext:value-type="float">
            <text:p>0.876636048063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252610727" calcext:value-type="float">
            <text:p>0.999252610727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39989645786" calcext:value-type="float">
            <text:p>0.239989645786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83765121" calcext:value-type="float">
            <text:p>0.99998376512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6241311964" calcext:value-type="float">
            <text:p>0.3624131196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3551755" calcext:value-type="float">
            <text:p>0.999993551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11378074815" calcext:value-type="float">
            <text:p>0.111378074815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4741910731" calcext:value-type="float">
            <text:p>0.994741910731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99046156154" calcext:value-type="float">
            <text:p>0.799046156154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218574406" calcext:value-type="float">
            <text:p>0.99921857440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15631542477" calcext:value-type="float">
            <text:p>0.215631542477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83457642" calcext:value-type="float">
            <text:p>0.99998345764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30687772963" calcext:value-type="float">
            <text:p>0.33068777296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3256978" calcext:value-type="float">
            <text:p>0.999993256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100093972859" calcext:value-type="float">
            <text:p>0.10009397285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4730875144" calcext:value-type="float">
            <text:p>0.994730875144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99579313449" calcext:value-type="float">
            <text:p>0.69957931344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184538085" calcext:value-type="float">
            <text:p>0.99918453808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96199560868" calcext:value-type="float">
            <text:p>0.196199560868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82965676" calcext:value-type="float">
            <text:p>0.99998296567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304021291079" calcext:value-type="float">
            <text:p>0.304021291079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2777965" calcext:value-type="float">
            <text:p>0.999992777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923222628841" calcext:value-type="float">
            <text:p>0.092322262884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472278238" calcext:value-type="float">
            <text:p>0.99472278238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77401163663" calcext:value-type="float">
            <text:p>0.577401163663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154126934" calcext:value-type="float">
            <text:p>0.999154126934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80732308529" calcext:value-type="float">
            <text:p>0.180732308529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82166231" calcext:value-type="float">
            <text:p>0.999982166231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8170290002" calcext:value-type="float">
            <text:p>0.28170290002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2409494" calcext:value-type="float">
            <text:p>0.999992409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870223996856" calcext:value-type="float">
            <text:p>0.087022399685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4710275382" calcext:value-type="float">
            <text:p>0.994710275382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57390767479" calcext:value-type="float">
            <text:p>0.45739076747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128549344" calcext:value-type="float">
            <text:p>0.999128549344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68471234777" calcext:value-type="float">
            <text:p>0.168471234777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81120803" calcext:value-type="float">
            <text:p>0.999981120803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63230590792" calcext:value-type="float">
            <text:p>0.26323059079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1783093" calcext:value-type="float">
            <text:p>0.999991783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830441907921" calcext:value-type="float">
            <text:p>0.0830441907921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4702918324" calcext:value-type="float">
            <text:p>0.994702918324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64515299086" calcext:value-type="float">
            <text:p>0.364515299086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10216616" calcext:value-type="float">
            <text:p>0.99910216616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58696402034" calcext:value-type="float">
            <text:p>0.158696402034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79398922" calcext:value-type="float">
            <text:p>0.999979398922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47888023835" calcext:value-type="float">
            <text:p>0.247888023835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1046151" calcext:value-type="float">
            <text:p>0.999991046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798430793074" calcext:value-type="float">
            <text:p>0.0798430793074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4695561266" calcext:value-type="float">
            <text:p>0.994695561266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98421901187" calcext:value-type="float">
            <text:p>0.298421901187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079206748" calcext:value-type="float">
            <text:p>0.999079206748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50876695702" calcext:value-type="float">
            <text:p>0.150876695702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77246571" calcext:value-type="float">
            <text:p>0.999977246571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35200686389" calcext:value-type="float">
            <text:p>0.23520068638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0198667" calcext:value-type="float">
            <text:p>0.999990198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770599520348" calcext:value-type="float">
            <text:p>0.0770599520348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4688204208" calcext:value-type="float">
            <text:p>0.994688204208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49128140027" calcext:value-type="float">
            <text:p>0.249128140027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059872507" calcext:value-type="float">
            <text:p>0.99905987250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44599053979" calcext:value-type="float">
            <text:p>0.144599053979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4909732" calcext:value-type="float">
            <text:p>0.999974909732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24742571115" calcext:value-type="float">
            <text:p>0.22474257111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88798477" calcext:value-type="float">
            <text:p>0.999988798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745248189164" calcext:value-type="float">
            <text:p>0.0745248189164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4681582856" calcext:value-type="float">
            <text:p>0.994681582856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1016382257" calcext:value-type="float">
            <text:p>0.21016382257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041948054" calcext:value-type="float">
            <text:p>0.99904194805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39498681436" calcext:value-type="float">
            <text:p>0.13949868143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71588961" calcext:value-type="float">
            <text:p>0.999971588961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16047200345" calcext:value-type="float">
            <text:p>0.216047200345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87693063" calcext:value-type="float">
            <text:p>0.999987693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720301596214" calcext:value-type="float">
            <text:p>0.072030159621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4672754387" calcext:value-type="float">
            <text:p>0.994672754387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79647916972" calcext:value-type="float">
            <text:p>0.179647916972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008113131" calcext:value-type="float">
            <text:p>0.999008113131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35361361444" calcext:value-type="float">
            <text:p>0.135361361444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6740725" calcext:value-type="float">
            <text:p>0.99996740725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08843592426" calcext:value-type="float">
            <text:p>0.208843592426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85703319" calcext:value-type="float">
            <text:p>0.999985703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696252786255" calcext:value-type="float">
            <text:p>0.0696252786255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4663925917" calcext:value-type="float">
            <text:p>0.99466392591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56329493708" calcext:value-type="float">
            <text:p>0.156329493708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981931346" calcext:value-type="float">
            <text:p>0.998981931346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31963470039" calcext:value-type="float">
            <text:p>0.131963470039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61196179" calcext:value-type="float">
            <text:p>0.999961196179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202794936919" calcext:value-type="float">
            <text:p>0.20279493691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3381951" calcext:value-type="float">
            <text:p>0.999983381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672505690252" calcext:value-type="float">
            <text:p>0.0672505690252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4657304565" calcext:value-type="float">
            <text:p>0.99465730456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38983835506" calcext:value-type="float">
            <text:p>0.138983835506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956555154" calcext:value-type="float">
            <text:p>0.998956555154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29148095384" calcext:value-type="float">
            <text:p>0.129148095384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54308654" calcext:value-type="float">
            <text:p>0.99995430865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7737988753" calcext:value-type="float">
            <text:p>0.19773798875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79918322" calcext:value-type="float">
            <text:p>0.999979918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649987526704" calcext:value-type="float">
            <text:p>0.0649987526704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4654361742" calcext:value-type="float">
            <text:p>0.994654361742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25841211797" calcext:value-type="float">
            <text:p>0.12584121179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937220912" calcext:value-type="float">
            <text:p>0.998937220912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26748364938" calcext:value-type="float">
            <text:p>0.12674836493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4625271" calcext:value-type="float">
            <text:p>0.9999462527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9345580043" calcext:value-type="float">
            <text:p>0.1934558004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5349279" calcext:value-type="float">
            <text:p>0.999975349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628183174222" calcext:value-type="float">
            <text:p>0.062818317422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4652890331" calcext:value-type="float">
            <text:p>0.994652890331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15917251536" calcext:value-type="float">
            <text:p>0.11591725153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918893662" calcext:value-type="float">
            <text:p>0.998918893662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24725419656" calcext:value-type="float">
            <text:p>0.124725419656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37827792" calcext:value-type="float">
            <text:p>0.999937827792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89824159739" calcext:value-type="float">
            <text:p>0.189824159739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69932753" calcext:value-type="float">
            <text:p>0.999969932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607659266335" calcext:value-type="float">
            <text:p>0.0607659266335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4651418919" calcext:value-type="float">
            <text:p>0.99465141891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08400181308" calcext:value-type="float">
            <text:p>0.10840018130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904795778" calcext:value-type="float">
            <text:p>0.99890479577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2300344751" calcext:value-type="float">
            <text:p>0.1230034475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25897615" calcext:value-type="float">
            <text:p>0.99992589761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86718559604" calcext:value-type="float">
            <text:p>0.186718559604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63300272" calcext:value-type="float">
            <text:p>0.999963300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58854090395" calcext:value-type="float">
            <text:p>0.058854090395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4648476096" calcext:value-type="float">
            <text:p>0.994648476096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02695184526" calcext:value-type="float">
            <text:p>0.102695184526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89110069" calcext:value-type="float">
            <text:p>0.9988911006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21485239404" calcext:value-type="float">
            <text:p>0.12148523940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13905943" calcext:value-type="float">
            <text:p>0.999913905943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84023228347" calcext:value-type="float">
            <text:p>0.18402322834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55672919" calcext:value-type="float">
            <text:p>0.999955672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571725870058" calcext:value-type="float">
            <text:p>0.057172587005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4646268978" calcext:value-type="float">
            <text:p>0.994646268978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983260046553" calcext:value-type="float">
            <text:p>0.098326004655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881836366" calcext:value-type="float">
            <text:p>0.998881836366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20176267576" calcext:value-type="float">
            <text:p>0.120176267576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00745851" calcext:value-type="float">
            <text:p>0.999900745851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81652065159" calcext:value-type="float">
            <text:p>0.181652065159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44876714" calcext:value-type="float">
            <text:p>0.999944876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556419405947" calcext:value-type="float">
            <text:p>0.0556419405947</text:p>
          </table:table-cell>
          <table:table-cell office:value-type="float" office:value="22.4" calcext:value-type="float">
            <text:p>22.4</text:p>
          </table:table-cell>
          <table:table-cell office:value-type="float" office:value="0.994644061861" calcext:value-type="float">
            <text:p>0.994644061861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948153769968" calcext:value-type="float">
            <text:p>0.094815376996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870759457" calcext:value-type="float">
            <text:p>0.998870759457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19008036813" calcext:value-type="float">
            <text:p>0.119008036813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882112637" calcext:value-type="float">
            <text:p>0.999882112637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79570718177" calcext:value-type="float">
            <text:p>0.17957071817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31538058" calcext:value-type="float">
            <text:p>0.999931538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542584717231" calcext:value-type="float">
            <text:p>0.054258471723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4641854744" calcext:value-type="float">
            <text:p>0.99464185474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919402957388" calcext:value-type="float">
            <text:p>0.091940295738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861495133" calcext:value-type="float">
            <text:p>0.998861495133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17957674385" calcext:value-type="float">
            <text:p>0.117957674385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855177497" calcext:value-type="float">
            <text:p>0.999855177497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77717818459" calcext:value-type="float">
            <text:p>0.177717818459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16246505" calcext:value-type="float">
            <text:p>0.999916246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530376340327" calcext:value-type="float">
            <text:p>0.053037634032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4638911921" calcext:value-type="float">
            <text:p>0.99463891192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895436889759" calcext:value-type="float">
            <text:p>0.089543688975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853036402" calcext:value-type="float">
            <text:p>0.998853036402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17012575697" calcext:value-type="float">
            <text:p>0.117012575697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812991409" calcext:value-type="float">
            <text:p>0.99981299140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76069150154" calcext:value-type="float">
            <text:p>0.176069150154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93806611" calcext:value-type="float">
            <text:p>0.999893806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519573508926" calcext:value-type="float">
            <text:p>0.051957350892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4634497686" calcext:value-type="float">
            <text:p>0.994634497686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874315860109" calcext:value-type="float">
            <text:p>0.087431586010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843772078" calcext:value-type="float">
            <text:p>0.99884377207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16144088353" calcext:value-type="float">
            <text:p>0.11614408835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731755516" calcext:value-type="float">
            <text:p>0.99973175551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74564818649" calcext:value-type="float">
            <text:p>0.174564818649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64034142" calcext:value-type="float">
            <text:p>0.999864034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508432169184" calcext:value-type="float">
            <text:p>0.050843216918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463376198" calcext:value-type="float">
            <text:p>0.99463376198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855787827512" calcext:value-type="float">
            <text:p>0.0855787827512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841758095" calcext:value-type="float">
            <text:p>0.998841758095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15342190162" calcext:value-type="float">
            <text:p>0.115342190162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556431118" calcext:value-type="float">
            <text:p>0.99955643111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73178691465" calcext:value-type="float">
            <text:p>0.173178691465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19780755" calcext:value-type="float">
            <text:p>0.999819780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49702590987" calcext:value-type="float">
            <text:p>0.049702590987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4632290568" calcext:value-type="float">
            <text:p>0.99463229056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839245877417" calcext:value-type="float">
            <text:p>0.0839245877417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837931526" calcext:value-type="float">
            <text:p>0.99883793152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14578843587" calcext:value-type="float">
            <text:p>0.11457884358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187149109" calcext:value-type="float">
            <text:p>0.999187149109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71900079717" calcext:value-type="float">
            <text:p>0.17190007971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57545976" calcext:value-type="float">
            <text:p>0.999757545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485045658152" calcext:value-type="float">
            <text:p>0.048504565815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4629347745" calcext:value-type="float">
            <text:p>0.994629347745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823667731825" calcext:value-type="float">
            <text:p>0.082366773182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834306356" calcext:value-type="float">
            <text:p>0.998834306356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13804183619" calcext:value-type="float">
            <text:p>0.11380418361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467833262" calcext:value-type="float">
            <text:p>0.998467833262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70694668399" calcext:value-type="float">
            <text:p>0.17069466839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64507008" calcext:value-type="float">
            <text:p>0.9996645070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471431735746" calcext:value-type="float">
            <text:p>0.0471431735746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4626404922" calcext:value-type="float">
            <text:p>0.994626404922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809117913214" calcext:value-type="float">
            <text:p>0.080911791321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830479787" calcext:value-type="float">
            <text:p>0.998830479787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12971603999" calcext:value-type="float">
            <text:p>0.11297160399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7180173646" calcext:value-type="float">
            <text:p>0.997180173646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69492021448" calcext:value-type="float">
            <text:p>0.16949202144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511407241" calcext:value-type="float">
            <text:p>0.999511407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456802288316" calcext:value-type="float">
            <text:p>0.045680228831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4613162218" calcext:value-type="float">
            <text:p>0.994613162218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794945147829" calcext:value-type="float">
            <text:p>0.0794945147829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827056015" calcext:value-type="float">
            <text:p>0.998827056015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11966310684" calcext:value-type="float">
            <text:p>0.111966310684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4985636129" calcext:value-type="float">
            <text:p>0.99498563612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68235635208" calcext:value-type="float">
            <text:p>0.168235635208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244449885" calcext:value-type="float">
            <text:p>0.999244449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441083727095" calcext:value-type="float">
            <text:p>0.044108372709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4534441699" calcext:value-type="float">
            <text:p>0.99453444169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781115158104" calcext:value-type="float">
            <text:p>0.0781115158104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823430845" calcext:value-type="float">
            <text:p>0.998823430845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10710155184" calcext:value-type="float">
            <text:p>0.110710155184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1350622045" calcext:value-type="float">
            <text:p>0.991350622045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66863514148" calcext:value-type="float">
            <text:p>0.166863514148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770780207" calcext:value-type="float">
            <text:p>0.99877078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424526253897" calcext:value-type="float">
            <text:p>0.042452625389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4482206588" calcext:value-type="float">
            <text:p>0.994482206588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767726744083" calcext:value-type="float">
            <text:p>0.076772674408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82040987" calcext:value-type="float">
            <text:p>0.9988204098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09147615795" calcext:value-type="float">
            <text:p>0.10914761579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85712137755" calcext:value-type="float">
            <text:p>0.985712137755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65317606569" calcext:value-type="float">
            <text:p>0.16531760656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924770422" calcext:value-type="float">
            <text:p>0.997924770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406680977229" calcext:value-type="float">
            <text:p>0.040668097722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371115014" calcext:value-type="float">
            <text:p>0.99437111501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754489554617" calcext:value-type="float">
            <text:p>0.0754489554617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818395886" calcext:value-type="float">
            <text:p>0.998818395886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07341654006" calcext:value-type="float">
            <text:p>0.10734165400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77071799676" calcext:value-type="float">
            <text:p>0.977071799676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63596290706" calcext:value-type="float">
            <text:p>0.163596290706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420744838" calcext:value-type="float">
            <text:p>0.996420744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84324708975" calcext:value-type="float">
            <text:p>0.038432470897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048140173" calcext:value-type="float">
            <text:p>0.994048140173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741326969266" calcext:value-type="float">
            <text:p>0.074132696926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814770716" calcext:value-type="float">
            <text:p>0.998814770716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0539587344" calcext:value-type="float">
            <text:p>0.10539587344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64503666223" calcext:value-type="float">
            <text:p>0.964503666223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61751720947" calcext:value-type="float">
            <text:p>0.161751720947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896348915" calcext:value-type="float">
            <text:p>0.993896348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342798566196" calcext:value-type="float">
            <text:p>0.0342798566196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651594753" calcext:value-type="float">
            <text:p>0.993651594753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727658285735" calcext:value-type="float">
            <text:p>0.0727658285735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811749741" calcext:value-type="float">
            <text:p>0.998811749741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03435459247" calcext:value-type="float">
            <text:p>0.10343545924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47135973572" calcext:value-type="float">
            <text:p>0.947135973572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59842354433" calcext:value-type="float">
            <text:p>0.15984235443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9875149443" calcext:value-type="float">
            <text:p>0.989875149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302383613841" calcext:value-type="float">
            <text:p>0.0302383613841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302134503" calcext:value-type="float">
            <text:p>0.993302134503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713445193801" calcext:value-type="float">
            <text:p>0.0713445193801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809735757" calcext:value-type="float">
            <text:p>0.998809735757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01549750337" calcext:value-type="float">
            <text:p>0.10154975033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24014615081" calcext:value-type="float">
            <text:p>0.924014615081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7913489918" calcext:value-type="float">
            <text:p>0.15791348991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3736567292" calcext:value-type="float">
            <text:p>0.983736567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80461519328" calcext:value-type="float">
            <text:p>0.028046151932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2973274016" calcext:value-type="float">
            <text:p>0.992973274016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698088844225" calcext:value-type="float">
            <text:p>0.0698088844225</text:p>
          </table:table-cell>
          <table:table-cell office:value-type="float" office:value="22.4" calcext:value-type="float">
            <text:p>22.4</text:p>
          </table:table-cell>
          <table:table-cell office:value-type="float" office:value="0.998806714782" calcext:value-type="float">
            <text:p>0.998806714782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97957440738" calcext:value-type="float">
            <text:p>0.0997957440738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9515613311" calcext:value-type="float">
            <text:p>0.8951561331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6026828068" calcext:value-type="float">
            <text:p>0.156026828068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5028193571" calcext:value-type="float">
            <text:p>0.975028193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67620279004" calcext:value-type="float">
            <text:p>0.026762027900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2676784583" calcext:value-type="float">
            <text:p>0.992676784583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681306951168" calcext:value-type="float">
            <text:p>0.068130695116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803895205" calcext:value-type="float">
            <text:p>0.99880389520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82126684174" calcext:value-type="float">
            <text:p>0.0982126684174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60574733178" calcext:value-type="float">
            <text:p>0.86057473317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4238983114" calcext:value-type="float">
            <text:p>0.15423898311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30508911" calcext:value-type="float">
            <text:p>0.9630508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58613013585" calcext:value-type="float">
            <text:p>0.025861301358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2353074036" calcext:value-type="float">
            <text:p>0.992353074036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662599465431" calcext:value-type="float">
            <text:p>0.0662599465431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797853255" calcext:value-type="float">
            <text:p>0.998797853255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56280500814" calcext:value-type="float">
            <text:p>0.095628050081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21110078324" calcext:value-type="float">
            <text:p>0.821110078324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5256727842" calcext:value-type="float">
            <text:p>0.1525672784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7583319252" calcext:value-type="float">
            <text:p>0.947583319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35815212712" calcext:value-type="float">
            <text:p>0.023581521271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1997728141" calcext:value-type="float">
            <text:p>0.991997728141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641684101178" calcext:value-type="float">
            <text:p>0.064168410117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792415499" calcext:value-type="float">
            <text:p>0.998792415499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37545768514" calcext:value-type="float">
            <text:p>0.093754576851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7808887797" calcext:value-type="float">
            <text:p>0.777808887797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9681795591" calcext:value-type="float">
            <text:p>0.149681795591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8258333362" calcext:value-type="float">
            <text:p>0.928258333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22716411694" calcext:value-type="float">
            <text:p>0.0222716411694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55409755" calcext:value-type="float">
            <text:p>0.99155409755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61745994364" calcext:value-type="float">
            <text:p>0.06174599436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78617215" calcext:value-type="float">
            <text:p>0.99878617215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24181208578" calcext:value-type="float">
            <text:p>0.0924181208578</text:p>
          </table:table-cell>
          <table:table-cell office:value-type="float" office:value="28.8" calcext:value-type="float">
            <text:p>28.8</text:p>
          </table:table-cell>
          <table:table-cell office:value-type="float" office:value="0.731582836166" calcext:value-type="float">
            <text:p>0.731582836166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7377161495" calcext:value-type="float">
            <text:p>0.147377161495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5028879664" calcext:value-type="float">
            <text:p>0.905028879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6674773696" calcext:value-type="float">
            <text:p>0.021667477369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922861984" calcext:value-type="float">
            <text:p>0.990922861984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589441057911" calcext:value-type="float">
            <text:p>0.058944105791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779928802" calcext:value-type="float">
            <text:p>0.998779928802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14773876639" calcext:value-type="float">
            <text:p>0.091477387663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84052398073" calcext:value-type="float">
            <text:p>0.68405239807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5569855399" calcext:value-type="float">
            <text:p>0.145569855399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8114198498" calcext:value-type="float">
            <text:p>0.878114198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3436867826" calcext:value-type="float">
            <text:p>0.0213436867826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541206513" calcext:value-type="float">
            <text:p>0.989541206513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558720293448" calcext:value-type="float">
            <text:p>0.055872029344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770060283" calcext:value-type="float">
            <text:p>0.998770060283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0787516655" calcext:value-type="float">
            <text:p>0.09078751665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35641402263" calcext:value-type="float">
            <text:p>0.635641402263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4154241637" calcext:value-type="float">
            <text:p>0.144154241637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7662967978" calcext:value-type="float">
            <text:p>0.847662967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1131015238" calcext:value-type="float">
            <text:p>0.02113101523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5807499638" calcext:value-type="float">
            <text:p>0.985807499638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526128377147" calcext:value-type="float">
            <text:p>0.052612837714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756767992" calcext:value-type="float">
            <text:p>0.998756767992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2498845604" calcext:value-type="float">
            <text:p>0.090249884560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87629698391" calcext:value-type="float">
            <text:p>0.587629698391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3037732352" calcext:value-type="float">
            <text:p>0.14303773235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4310727161" calcext:value-type="float">
            <text:p>0.814310727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9750070461" calcext:value-type="float">
            <text:p>0.020975007046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5827650619" calcext:value-type="float">
            <text:p>0.975827650619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92475872626" calcext:value-type="float">
            <text:p>0.049247587262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742871505" calcext:value-type="float">
            <text:p>0.99874287150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98130277406" calcext:value-type="float">
            <text:p>0.0898130277406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40867034801" calcext:value-type="float">
            <text:p>0.540867034801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2143404435" calcext:value-type="float">
            <text:p>0.142143404435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8463936585" calcext:value-type="float">
            <text:p>0.778463936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8373960467" calcext:value-type="float">
            <text:p>0.0208373960467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58129512176" calcext:value-type="float">
            <text:p>0.958129512176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61607916263" calcext:value-type="float">
            <text:p>0.046160791626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7191065" calcext:value-type="float">
            <text:p>0.9987191065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4402391553" calcext:value-type="float">
            <text:p>0.0894402391553</text:p>
          </table:table-cell>
          <table:table-cell office:value-type="float" office:value="30.08" calcext:value-type="float">
            <text:p>30.08</text:p>
          </table:table-cell>
          <table:table-cell office:value-type="float" office:value="0.495540235596" calcext:value-type="float">
            <text:p>0.495540235596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1383977613" calcext:value-type="float">
            <text:p>0.141383977613</text:p>
          </table:table-cell>
          <table:table-cell office:value-type="float" office:value="28.8" calcext:value-type="float">
            <text:p>28.8</text:p>
          </table:table-cell>
          <table:table-cell office:value-type="float" office:value="0.740543464011" calcext:value-type="float">
            <text:p>0.740543464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7225975658" calcext:value-type="float">
            <text:p>0.0207225975658</text:p>
          </table:table-cell>
          <table:table-cell office:value-type="float" office:value="28.8" calcext:value-type="float">
            <text:p>28.8</text:p>
          </table:table-cell>
          <table:table-cell office:value-type="float" office:value="0.933180257482" calcext:value-type="float">
            <text:p>0.933180257482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419424330458" calcext:value-type="float">
            <text:p>0.0419424330458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689702341" calcext:value-type="float">
            <text:p>0.99868970234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1168851771" calcext:value-type="float">
            <text:p>0.0891168851771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52519342721" calcext:value-type="float">
            <text:p>0.452519342721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40731034196" calcext:value-type="float">
            <text:p>0.14073103419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01558146628" calcext:value-type="float">
            <text:p>0.701558146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6306116036" calcext:value-type="float">
            <text:p>0.020630611603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88425067262" calcext:value-type="float">
            <text:p>0.888425067262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94861429915" calcext:value-type="float">
            <text:p>0.039486142991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639755551" calcext:value-type="float">
            <text:p>0.998639755551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88244585712" calcext:value-type="float">
            <text:p>0.088824458571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11900535536" calcext:value-type="float">
            <text:p>0.411900535536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40150148605" calcext:value-type="float">
            <text:p>0.14015014860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61548995279" calcext:value-type="float">
            <text:p>0.661548995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5430409676" calcext:value-type="float">
            <text:p>0.0205430409676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91831311491" calcext:value-type="float">
            <text:p>0.791831311491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79648239585" calcext:value-type="float">
            <text:p>0.037964823958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564029772" calcext:value-type="float">
            <text:p>0.998564029772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5427919854" calcext:value-type="float">
            <text:p>0.0885427919854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73865841476" calcext:value-type="float">
            <text:p>0.37386584147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9621970273" calcext:value-type="float">
            <text:p>0.139621970273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21499827961" calcext:value-type="float">
            <text:p>0.621499827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4694521978" calcext:value-type="float">
            <text:p>0.0204694521978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40541508888" calcext:value-type="float">
            <text:p>0.640541508888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70234006894" calcext:value-type="float">
            <text:p>0.037023400689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448024322" calcext:value-type="float">
            <text:p>0.998448024322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2763123997" calcext:value-type="float">
            <text:p>0.088276312399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38730549277" calcext:value-type="float">
            <text:p>0.338730549277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913256679" calcext:value-type="float">
            <text:p>0.1391325667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8172834051" calcext:value-type="float">
            <text:p>0.58172834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4069017435" calcext:value-type="float">
            <text:p>0.020406901743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88905924565" calcext:value-type="float">
            <text:p>0.488905924565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64122518506" calcext:value-type="float">
            <text:p>0.036412251850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824582038" calcext:value-type="float">
            <text:p>0.99824582038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0237286114" calcext:value-type="float">
            <text:p>0.0880237286114</text:p>
          </table:table-cell>
          <table:table-cell office:value-type="float" office:value="31.36" calcext:value-type="float">
            <text:p>31.36</text:p>
          </table:table-cell>
          <table:table-cell office:value-type="float" office:value="0.306241480916" calcext:value-type="float">
            <text:p>0.30624148091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671765289" calcext:value-type="float">
            <text:p>0.138671765289</text:p>
          </table:table-cell>
          <table:table-cell office:value-type="float" office:value="30.08" calcext:value-type="float">
            <text:p>30.08</text:p>
          </table:table-cell>
          <table:table-cell office:value-type="float" office:value="0.542450457026" calcext:value-type="float">
            <text:p>0.542450457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3141798936" calcext:value-type="float">
            <text:p>0.0203141798936</text:p>
          </table:table-cell>
          <table:table-cell office:value-type="float" office:value="30.08" calcext:value-type="float">
            <text:p>30.08</text:p>
          </table:table-cell>
          <table:table-cell office:value-type="float" office:value="0.383396886052" calcext:value-type="float">
            <text:p>0.383396886052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60021308548" calcext:value-type="float">
            <text:p>0.036002130854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927812387" calcext:value-type="float">
            <text:p>0.997927812387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7734812846" calcext:value-type="float">
            <text:p>0.087773481284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76571869935" calcext:value-type="float">
            <text:p>0.27657186993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8226739107" calcext:value-type="float">
            <text:p>0.13822673910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04435766375" calcext:value-type="float">
            <text:p>0.504435766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196437862" calcext:value-type="float">
            <text:p>0.02019643786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2355457723" calcext:value-type="float">
            <text:p>0.32355457723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7069405216" calcext:value-type="float">
            <text:p>0.0357069405216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429351473" calcext:value-type="float">
            <text:p>0.997429351473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5227420712" calcext:value-type="float">
            <text:p>0.087522742071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49692751834" calcext:value-type="float">
            <text:p>0.249692751834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800805485" calcext:value-type="float">
            <text:p>0.137800805485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67653022204" calcext:value-type="float">
            <text:p>0.467653022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0551474241" calcext:value-type="float">
            <text:p>0.020055147424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8917725286" calcext:value-type="float">
            <text:p>0.28917725286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477482462" calcext:value-type="float">
            <text:p>0.035477482462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66209385" calcext:value-type="float">
            <text:p>0.996620938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2801189874" calcext:value-type="float">
            <text:p>0.087280118987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25459611587" calcext:value-type="float">
            <text:p>0.225459611587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738113776" calcext:value-type="float">
            <text:p>0.13738113776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32763667093" calcext:value-type="float">
            <text:p>0.432763667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9219517508" calcext:value-type="float">
            <text:p>0.019921951750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65032860299" calcext:value-type="float">
            <text:p>0.265032860299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2867378887" calcext:value-type="float">
            <text:p>0.035286737888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5358976445" calcext:value-type="float">
            <text:p>0.99535897644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0323310938" calcext:value-type="float">
            <text:p>0.0870323310938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03611707193" calcext:value-type="float">
            <text:p>0.203611707193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967256777" calcext:value-type="float">
            <text:p>0.13696725677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99663239467" calcext:value-type="float">
            <text:p>0.399663239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848362981" calcext:value-type="float">
            <text:p>0.01984836298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44681766783" calcext:value-type="float">
            <text:p>0.24468176678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1068814835" calcext:value-type="float">
            <text:p>0.0351068814835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3406419452" calcext:value-type="float">
            <text:p>0.99340641945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7967173945" calcext:value-type="float">
            <text:p>0.0867967173945</text:p>
          </table:table-cell>
          <table:table-cell office:value-type="float" office:value="32.64" calcext:value-type="float">
            <text:p>32.64</text:p>
          </table:table-cell>
          <table:table-cell office:value-type="float" office:value="0.183967072713" calcext:value-type="float">
            <text:p>0.183967072713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6557725063" calcext:value-type="float">
            <text:p>0.136557725063</text:p>
          </table:table-cell>
          <table:table-cell office:value-type="float" office:value="31.36" calcext:value-type="float">
            <text:p>31.36</text:p>
          </table:table-cell>
          <table:table-cell office:value-type="float" office:value="0.368188653992" calcext:value-type="float">
            <text:p>0.368188653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8005302807" calcext:value-type="float">
            <text:p>0.0198005302807</text:p>
          </table:table-cell>
          <table:table-cell office:value-type="float" office:value="31.36" calcext:value-type="float">
            <text:p>31.36</text:p>
          </table:table-cell>
          <table:table-cell office:value-type="float" office:value="0.227386795111" calcext:value-type="float">
            <text:p>0.227386795111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9477932506" calcext:value-type="float">
            <text:p>0.034947793250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328045687" calcext:value-type="float">
            <text:p>0.990328045687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5618415252" calcext:value-type="float">
            <text:p>0.0865618415252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50731507381" calcext:value-type="float">
            <text:p>0.150731507381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615814507" calcext:value-type="float">
            <text:p>0.13615814507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38904519026" calcext:value-type="float">
            <text:p>0.338904519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7630000081" calcext:value-type="float">
            <text:p>0.0197630000081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12230520166" calcext:value-type="float">
            <text:p>0.21223052016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7975768584" calcext:value-type="float">
            <text:p>0.034797576858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5777047194" calcext:value-type="float">
            <text:p>0.98577704719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3370493319" calcext:value-type="float">
            <text:p>0.0863370493319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24178009302" calcext:value-type="float">
            <text:p>0.12417800930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760334272" calcext:value-type="float">
            <text:p>0.13576033427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1456217925" calcext:value-type="float">
            <text:p>0.311456217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7306209494" calcext:value-type="float">
            <text:p>0.0197306209494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95412285845" calcext:value-type="float">
            <text:p>0.19541228584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6491751608" calcext:value-type="float">
            <text:p>0.034649175160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9022146568" calcext:value-type="float">
            <text:p>0.979022146568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1058011265" calcext:value-type="float">
            <text:p>0.086105801126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03082075002" calcext:value-type="float">
            <text:p>0.103082075002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5366098721" calcext:value-type="float">
            <text:p>0.13536609872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6102270055" calcext:value-type="float">
            <text:p>0.286102270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697506003" calcext:value-type="float">
            <text:p>0.01969750600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72325102502" calcext:value-type="float">
            <text:p>0.172325102502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4997652995" calcext:value-type="float">
            <text:p>0.034499765299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9471836858" calcext:value-type="float">
            <text:p>0.969471836858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58706178281" calcext:value-type="float">
            <text:p>0.0858706178281</text:p>
          </table:table-cell>
          <table:table-cell office:value-type="float" office:value="34.56" calcext:value-type="float">
            <text:p>34.56</text:p>
          </table:table-cell>
          <table:table-cell office:value-type="float" office:value="0.0863673442781" calcext:value-type="float">
            <text:p>0.0863673442781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971089147" calcext:value-type="float">
            <text:p>0.13497108914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62643737836" calcext:value-type="float">
            <text:p>0.262643737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6783729229" calcext:value-type="float">
            <text:p>0.0196783729229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46152369083" calcext:value-type="float">
            <text:p>0.146152369083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3566060532" calcext:value-type="float">
            <text:p>0.034356606053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56214186339" calcext:value-type="float">
            <text:p>0.956214186339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6351885863" calcext:value-type="float">
            <text:p>0.085635188586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730907797262" calcext:value-type="float">
            <text:p>0.073090779726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582750912" calcext:value-type="float">
            <text:p>0.134582750912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0873945795" calcext:value-type="float">
            <text:p>0.240873945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6555604042" calcext:value-type="float">
            <text:p>0.0196555604042</text:p>
          </table:table-cell>
          <table:table-cell office:value-type="float" office:value="32.64" calcext:value-type="float">
            <text:p>32.64</text:p>
          </table:table-cell>
          <table:table-cell office:value-type="float" office:value="0.124741859232" calcext:value-type="float">
            <text:p>0.124741859232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2017521079" calcext:value-type="float">
            <text:p>0.0342017521079</text:p>
          </table:table-cell>
          <table:table-cell office:value-type="float" office:value="28.8" calcext:value-type="float">
            <text:p>28.8</text:p>
          </table:table-cell>
          <table:table-cell office:value-type="float" office:value="0.937621493554" calcext:value-type="float">
            <text:p>0.93762149355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4116261096" calcext:value-type="float">
            <text:p>0.0854116261096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25360172951" calcext:value-type="float">
            <text:p>0.0625360172951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4195186699" calcext:value-type="float">
            <text:p>0.134195186699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2682941694" calcext:value-type="float">
            <text:p>0.202682941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6290684471" calcext:value-type="float">
            <text:p>0.019629068447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00526103209" calcext:value-type="float">
            <text:p>0.100526103209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0575846978" calcext:value-type="float">
            <text:p>0.0340575846978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12117413626" calcext:value-type="float">
            <text:p>0.912117413626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1892318637" calcext:value-type="float">
            <text:p>0.0851892318637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41112833334" calcext:value-type="float">
            <text:p>0.054111283333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805963867" calcext:value-type="float">
            <text:p>0.133805963867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70801121892" calcext:value-type="float">
            <text:p>0.170801121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6121430301" calcext:value-type="float">
            <text:p>0.019612143030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65270934692" calcext:value-type="float">
            <text:p>0.086527093469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39333789292" calcext:value-type="float">
            <text:p>0.0339333789292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78687503071" calcext:value-type="float">
            <text:p>0.878687503071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49206002739" calcext:value-type="float">
            <text:p>0.0849206002739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74023424348" calcext:value-type="float">
            <text:p>0.0474023424348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3404504104" calcext:value-type="float">
            <text:p>0.133404504104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44268397931" calcext:value-type="float">
            <text:p>0.144268397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578292196" calcext:value-type="float">
            <text:p>0.01957829219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754444214741" calcext:value-type="float">
            <text:p>0.0754444214741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8380066426" calcext:value-type="float">
            <text:p>0.033838006642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38546193934" calcext:value-type="float">
            <text:p>0.838546193934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4017213573" calcext:value-type="float">
            <text:p>0.084401721357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20499978938" calcext:value-type="float">
            <text:p>0.0420499978938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920076482" calcext:value-type="float">
            <text:p>0.132920076482</text:p>
          </table:table-cell>
          <table:table-cell office:value-type="float" office:value="34.56" calcext:value-type="float">
            <text:p>34.56</text:p>
          </table:table-cell>
          <table:table-cell office:value-type="float" office:value="0.122354496818" calcext:value-type="float">
            <text:p>0.122354496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531931271" calcext:value-type="float">
            <text:p>0.019531931271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79542008433" calcext:value-type="float">
            <text:p>0.0679542008433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7593698735" calcext:value-type="float">
            <text:p>0.033759369873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9315040187" calcext:value-type="float">
            <text:p>0.79315040187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307018423" calcext:value-type="float">
            <text:p>0.0830701842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77977509157" calcext:value-type="float">
            <text:p>0.0377977509157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992502448" calcext:value-type="float">
            <text:p>0.131992502448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04424284814" calcext:value-type="float">
            <text:p>0.104424284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3582617744" calcext:value-type="float">
            <text:p>0.0193582617744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2832217145" calcext:value-type="float">
            <text:p>0.06283221714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6910163742" calcext:value-type="float">
            <text:p>0.0336910163742</text:p>
          </table:table-cell>
          <table:table-cell office:value-type="float" office:value="30.08" calcext:value-type="float">
            <text:p>30.08</text:p>
          </table:table-cell>
          <table:table-cell office:value-type="float" office:value="0.74200005478" calcext:value-type="float">
            <text:p>0.74200005478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46896472" calcext:value-type="float">
            <text:p>0.0804689647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43161072449" calcext:value-type="float">
            <text:p>0.0343161072449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30001863552" calcext:value-type="float">
            <text:p>0.130001863552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97233172162" calcext:value-type="float">
            <text:p>0.0897233172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3236036715" calcext:value-type="float">
            <text:p>0.018323603671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86997577321" calcext:value-type="float">
            <text:p>0.0586997577321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6204449147" calcext:value-type="float">
            <text:p>0.033620444914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683243294845" calcext:value-type="float">
            <text:p>0.683243294845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71260416468" calcext:value-type="float">
            <text:p>0.077126041646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14798000281" calcext:value-type="float">
            <text:p>0.0314798000281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755280714" calcext:value-type="float">
            <text:p>0.12675528071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77183794078" calcext:value-type="float">
            <text:p>0.0777183794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57215047726" calcext:value-type="float">
            <text:p>0.015721504772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5165427125" calcext:value-type="float">
            <text:p>0.05516542712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5541077429" calcext:value-type="float">
            <text:p>0.033554107742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15404274962" calcext:value-type="float">
            <text:p>0.615404274962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38610826056" calcext:value-type="float">
            <text:p>0.0738610826056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91469585583" calcext:value-type="float">
            <text:p>0.029146958558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71079107" calcext:value-type="float">
            <text:p>0.1227107910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78424311197" calcext:value-type="float">
            <text:p>0.0678424311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1930660246" calcext:value-type="float">
            <text:p>0.0141930660246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18966863076" calcext:value-type="float">
            <text:p>0.0518966863076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34922064913" calcext:value-type="float">
            <text:p>0.033492206491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41682207906" calcext:value-type="float">
            <text:p>0.541682207906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11587803917" calcext:value-type="float">
            <text:p>0.071158780391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72151924033" calcext:value-type="float">
            <text:p>0.0272151924033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60378988" calcext:value-type="float">
            <text:p>0.11860378988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98422221228" calcext:value-type="float">
            <text:p>0.05984222212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13338774" calcext:value-type="float">
            <text:p>0.0131333877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90355264968" calcext:value-type="float">
            <text:p>0.0490355264968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3429297076" calcext:value-type="float">
            <text:p>0.033429297076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69511713731" calcext:value-type="float">
            <text:p>0.469511713731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91587078384" calcext:value-type="float">
            <text:p>0.0691587078384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5599391438" calcext:value-type="float">
            <text:p>0.025599391438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4980479148" calcext:value-type="float">
            <text:p>0.11498047914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32558369701" calcext:value-type="float">
            <text:p>0.0532558369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064878803" calcext:value-type="float">
            <text:p>0.01206487880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64929272924" calcext:value-type="float">
            <text:p>0.0464929272924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3621533732" calcext:value-type="float">
            <text:p>0.0333621533732</text:p>
          </table:table-cell>
          <table:table-cell office:value-type="float" office:value="31.36" calcext:value-type="float">
            <text:p>31.36</text:p>
          </table:table-cell>
          <table:table-cell office:value-type="float" office:value="0.405756045374" calcext:value-type="float">
            <text:p>0.405756045374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77551708046" calcext:value-type="float">
            <text:p>0.067755170804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42379369158" calcext:value-type="float">
            <text:p>0.0242379369158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20431368" calcext:value-type="float">
            <text:p>0.1120431368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78498491811" calcext:value-type="float">
            <text:p>0.0478498491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575513484" calcext:value-type="float">
            <text:p>0.01157551348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41703041187" calcext:value-type="float">
            <text:p>0.0441703041187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2692006794" calcext:value-type="float">
            <text:p>0.033269200679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53313526477" calcext:value-type="float">
            <text:p>0.353313526477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67656793477" calcext:value-type="float">
            <text:p>0.066765679347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31077679285" calcext:value-type="float">
            <text:p>0.0231077679285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787376707" calcext:value-type="float">
            <text:p>0.10978737670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33960277188" calcext:value-type="float">
            <text:p>0.0433960277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3569548378" calcext:value-type="float">
            <text:p>0.011356954837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22074410755" calcext:value-type="float">
            <text:p>0.042207441075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0328871066" calcext:value-type="float">
            <text:p>0.0330328871066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11032521" calcext:value-type="float">
            <text:p>0.3111032521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0702746142" calcext:value-type="float">
            <text:p>0.066070274614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21238973427" calcext:value-type="float">
            <text:p>0.0221238973427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8095510565" calcext:value-type="float">
            <text:p>0.108095510565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97002988227" calcext:value-type="float">
            <text:p>0.0397002988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2237591646" calcext:value-type="float">
            <text:p>0.0112237591646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04586684167" calcext:value-type="float">
            <text:p>0.0404586684167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37556437" calcext:value-type="float">
            <text:p>0.03237556437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76309874722" calcext:value-type="float">
            <text:p>0.276309874722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5525024425" calcext:value-type="float">
            <text:p>0.065552502442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12834348577" calcext:value-type="float">
            <text:p>0.0212834348577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846274821" calcext:value-type="float">
            <text:p>0.10684627482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65912128619" calcext:value-type="float">
            <text:p>0.0365912128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1332449778" calcext:value-type="float">
            <text:p>0.0111332449778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87915591003" calcext:value-type="float">
            <text:p>0.038791559100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8490028858" calcext:value-type="float">
            <text:p>0.0308490028858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46566762344" calcext:value-type="float">
            <text:p>0.246566762344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1501391732" calcext:value-type="float">
            <text:p>0.065150139173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05507744314" calcext:value-type="float">
            <text:p>0.020550774431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884975512" calcext:value-type="float">
            <text:p>0.10588497551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39845373288" calcext:value-type="float">
            <text:p>0.0339845373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0809969512" calcext:value-type="float">
            <text:p>0.011080996951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72826265285" calcext:value-type="float">
            <text:p>0.037282626528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4614695962" calcext:value-type="float">
            <text:p>0.0284614695962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0456674784" calcext:value-type="float">
            <text:p>0.220456674784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8045273246" calcext:value-type="float">
            <text:p>0.064804527324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99107266123" calcext:value-type="float">
            <text:p>0.0199107266123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5121236278" calcext:value-type="float">
            <text:p>0.10512123627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17886334458" calcext:value-type="float">
            <text:p>0.0317886334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02065416" calcext:value-type="float">
            <text:p>0.0110206541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5731023021" calcext:value-type="float">
            <text:p>0.03573102302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61051893815" calcext:value-type="float">
            <text:p>0.026105189381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76427571917" calcext:value-type="float">
            <text:p>0.17642757191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3308404928" calcext:value-type="float">
            <text:p>0.0643308404928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9325717494" calcext:value-type="float">
            <text:p>0.019325717494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4453991871" calcext:value-type="float">
            <text:p>0.104453991871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99207794374" calcext:value-type="float">
            <text:p>0.0299207794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09750291228" calcext:value-type="float">
            <text:p>0.010975029122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41242415793" calcext:value-type="float">
            <text:p>0.0341242415793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6580711973" calcext:value-type="float">
            <text:p>0.024658071197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2038602424" calcext:value-type="float">
            <text:p>0.142038602424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2953576354" calcext:value-type="float">
            <text:p>0.063295357635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87881216029" calcext:value-type="float">
            <text:p>0.0187881216029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58959283" calcext:value-type="float">
            <text:p>0.1035895928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83062125048" calcext:value-type="float">
            <text:p>0.0283062125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8565512034" calcext:value-type="float">
            <text:p>0.010856551203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23386836311" calcext:value-type="float">
            <text:p>0.032338683631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7710887684" calcext:value-type="float">
            <text:p>0.0237710887684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5667099807" calcext:value-type="float">
            <text:p>0.11566709980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11456900585" calcext:value-type="float">
            <text:p>0.0611456900585</text:p>
          </table:table-cell>
          <table:table-cell office:value-type="float" office:value="44.8" calcext:value-type="float">
            <text:p>44.8</text:p>
          </table:table-cell>
          <table:table-cell office:value-type="float" office:value="0.0182393334844" calcext:value-type="float">
            <text:p>0.0182393334844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961196548" calcext:value-type="float">
            <text:p>0.10196119654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69252194412" calcext:value-type="float">
            <text:p>0.0269252194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197931714" calcext:value-type="float">
            <text:p>0.01019793171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06053607938" calcext:value-type="float">
            <text:p>0.0306053607938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173650956" calcext:value-type="float">
            <text:p>0.023173650956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60559355719" calcext:value-type="float">
            <text:p>0.0960559355719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80422542919" calcext:value-type="float">
            <text:p>0.0580422542919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76190258027" calcext:value-type="float">
            <text:p>0.017619025802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91557697788" calcext:value-type="float">
            <text:p>0.0991557697788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57198028856" calcext:value-type="float">
            <text:p>0.0257198028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19190185024" calcext:value-type="float">
            <text:p>0.0081919018502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91030495741" calcext:value-type="float">
            <text:p>0.0291030495741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814341411" calcext:value-type="float">
            <text:p>0.02281434141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09407880798" calcext:value-type="float">
            <text:p>0.0809407880798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47113209554" calcext:value-type="float">
            <text:p>0.0547113209554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68487299743" calcext:value-type="float">
            <text:p>0.0168487299743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53524434864" calcext:value-type="float">
            <text:p>0.0953524434864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46579058472" calcext:value-type="float">
            <text:p>0.0246579058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22928936061" calcext:value-type="float">
            <text:p>0.0062292893606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77692149799" calcext:value-type="float">
            <text:p>0.0277692149799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5868996788" calcext:value-type="float">
            <text:p>0.022586899678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92441761639" calcext:value-type="float">
            <text:p>0.0692441761639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17812137426" calcext:value-type="float">
            <text:p>0.051781213742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58456727128" calcext:value-type="float">
            <text:p>0.0158456727128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12485383872" calcext:value-type="float">
            <text:p>0.091248538387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37110455052" calcext:value-type="float">
            <text:p>0.0237110455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1033811832" calcext:value-type="float">
            <text:p>0.005103381183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65891428954" calcext:value-type="float">
            <text:p>0.0265891428954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4245853221" calcext:value-type="float">
            <text:p>0.0224245853221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04140669496" calcext:value-type="float">
            <text:p>0.0604140669496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95134933727" calcext:value-type="float">
            <text:p>0.049513493372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46351287736" calcext:value-type="float">
            <text:p>0.0146351287736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74756201285" calcext:value-type="float">
            <text:p>0.0874756201285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28411587887" calcext:value-type="float">
            <text:p>0.0228411587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87297695273" calcext:value-type="float">
            <text:p>0.00387297695273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54223135151" calcext:value-type="float">
            <text:p>0.025422313515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2995730225" calcext:value-type="float">
            <text:p>0.022299573022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37844360967" calcext:value-type="float">
            <text:p>0.0537844360967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8651197652" calcext:value-type="float">
            <text:p>0.047865119765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32757036114" calcext:value-type="float">
            <text:p>0.0132757036114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42863518277" calcext:value-type="float">
            <text:p>0.0842863518277</text:p>
          </table:table-cell>
          <table:table-cell office:value-type="float" office:value="44.8" calcext:value-type="float">
            <text:p>44.8</text:p>
          </table:table-cell>
          <table:table-cell office:value-type="float" office:value="0.0219852371292" calcext:value-type="float">
            <text:p>0.0219852371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308042590236" calcext:value-type="float">
            <text:p>0.00308042590236</text:p>
          </table:table-cell>
          <table:table-cell office:value-type="float" office:value="44.8" calcext:value-type="float">
            <text:p>44.8</text:p>
          </table:table-cell>
          <table:table-cell office:value-type="float" office:value="0.0240024013437" calcext:value-type="float">
            <text:p>0.024002401343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1923044041" calcext:value-type="float">
            <text:p>0.0221923044041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86528061638" calcext:value-type="float">
            <text:p>0.048652806163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687297212" calcext:value-type="float">
            <text:p>0.046687297212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18497400421" calcext:value-type="float">
            <text:p>0.0118497400421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7703358241" calcext:value-type="float">
            <text:p>0.0817703358241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10772504947" calcext:value-type="float">
            <text:p>0.0210772504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70217962577" calcext:value-type="float">
            <text:p>0.00270217962577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23831129036" calcext:value-type="float">
            <text:p>0.0223831129036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20003500344" calcext:value-type="float">
            <text:p>0.0220003500344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45962406179" calcext:value-type="float">
            <text:p>0.0445962406179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8334434954" calcext:value-type="float">
            <text:p>0.045833443495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0456369223" calcext:value-type="float">
            <text:p>0.01045636922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8409184361" calcext:value-type="float">
            <text:p>0.0798409184361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00579487225" calcext:value-type="float">
            <text:p>0.0200579487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48435686727" calcext:value-type="float">
            <text:p>0.00248435686727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05754837817" calcext:value-type="float">
            <text:p>0.020575483781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4982845086" calcext:value-type="float">
            <text:p>0.0214982845086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14356963267" calcext:value-type="float">
            <text:p>0.041435696326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2149575348" calcext:value-type="float">
            <text:p>0.0452149575348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916495836584" calcext:value-type="float">
            <text:p>0.0091649583658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83566009465" calcext:value-type="float">
            <text:p>0.078356600946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89253420684" calcext:value-type="float">
            <text:p>0.0189253420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35925595867" calcext:value-type="float">
            <text:p>0.0023592559586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864204897" calcext:value-type="float">
            <text:p>0.01864204897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2562268223" calcext:value-type="float">
            <text:p>0.0202562268223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89371484088" calcext:value-type="float">
            <text:p>0.0389371484088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7439760796" calcext:value-type="float">
            <text:p>0.0447439760796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800564039066" calcext:value-type="float">
            <text:p>0.00800564039066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72244637755" calcext:value-type="float">
            <text:p>0.0772244637755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76817887477" calcext:value-type="float">
            <text:p>0.0176817887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26726999646" calcext:value-type="float">
            <text:p>0.0022672699964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6595315467" calcext:value-type="float">
            <text:p>0.016595315467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81253720124" calcext:value-type="float">
            <text:p>0.018125372012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68951705481" calcext:value-type="float">
            <text:p>0.0368951705481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3759219032" calcext:value-type="float">
            <text:p>0.044375921903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699077594421" calcext:value-type="float">
            <text:p>0.00699077594421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63551994494" calcext:value-type="float">
            <text:p>0.076355199449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63645780419" calcext:value-type="float">
            <text:p>0.0163645780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18485057432" calcext:value-type="float">
            <text:p>0.0021848505743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4978182645" calcext:value-type="float">
            <text:p>0.0144978182645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6305701045" calcext:value-type="float">
            <text:p>0.015630570104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51482412688" calcext:value-type="float">
            <text:p>0.035148241268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0689846415" calcext:value-type="float">
            <text:p>0.044068984641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12202541189" calcext:value-type="float">
            <text:p>0.00612202541189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6605325247" calcext:value-type="float">
            <text:p>0.075660532524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49948233487" calcext:value-type="float">
            <text:p>0.0149948233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14069731246" calcext:value-type="float">
            <text:p>0.00214069731246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15770662849" calcext:value-type="float">
            <text:p>0.0115770662849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8289815611" calcext:value-type="float">
            <text:p>0.0138289815611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36474207719" calcext:value-type="float">
            <text:p>0.033647420771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8007219666" calcext:value-type="float">
            <text:p>0.043800721966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39237827761" calcext:value-type="float">
            <text:p>0.00539237827761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50846227937" calcext:value-type="float">
            <text:p>0.075084622793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36406549855" calcext:value-type="float">
            <text:p>0.0136406549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10169526449" calcext:value-type="float">
            <text:p>0.0021016952644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773153212938" calcext:value-type="float">
            <text:p>0.00773153212938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7159688292" calcext:value-type="float">
            <text:p>0.012715968829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23586727365" calcext:value-type="float">
            <text:p>0.032358672736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568489988" calcext:value-type="float">
            <text:p>0.043568489988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79796030879" calcext:value-type="float">
            <text:p>0.0047979603087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5961407672" calcext:value-type="float">
            <text:p>0.074596140767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23646025084" calcext:value-type="float">
            <text:p>0.0123646025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206195732882" calcext:value-type="float">
            <text:p>0.0020619573288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573703373726" calcext:value-type="float">
            <text:p>0.00573703373726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9810174872" calcext:value-type="float">
            <text:p>0.0119810174872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11988196446" calcext:value-type="float">
            <text:p>0.0311988196446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3561179323" calcext:value-type="float">
            <text:p>0.0433561179323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31072944112" calcext:value-type="float">
            <text:p>0.00431072944112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41628355001" calcext:value-type="float">
            <text:p>0.0741628355001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11556117826" calcext:value-type="float">
            <text:p>0.0111556117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203178593321" calcext:value-type="float">
            <text:p>0.00203178593321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484609402761" calcext:value-type="float">
            <text:p>0.0048460940276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5011315629" calcext:value-type="float">
            <text:p>0.0115011315629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01420825073" calcext:value-type="float">
            <text:p>0.0301420825073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1585639616" calcext:value-type="float">
            <text:p>0.043158563961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89686300929" calcext:value-type="float">
            <text:p>0.00389686300929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7728386449" calcext:value-type="float">
            <text:p>0.073772838644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100568676281" calcext:value-type="float">
            <text:p>0.0100568676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200823752689" calcext:value-type="float">
            <text:p>0.0020082375268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419499440496" calcext:value-type="float">
            <text:p>0.00419499440496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11851730573" calcext:value-type="float">
            <text:p>0.011185173057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91489872483" calcext:value-type="float">
            <text:p>0.0291489872483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9647606264" calcext:value-type="float">
            <text:p>0.042964760626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355543857696" calcext:value-type="float">
            <text:p>0.00355543857696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34166407799" calcext:value-type="float">
            <text:p>0.0734166407799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906958599981" calcext:value-type="float">
            <text:p>0.00906958599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98984033445" calcext:value-type="float">
            <text:p>0.0019898403344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55566607491" calcext:value-type="float">
            <text:p>0.00355566607491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9581345907" calcext:value-type="float">
            <text:p>0.0109581345907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81760318242" calcext:value-type="float">
            <text:p>0.0281760318242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7780896476" calcext:value-type="float">
            <text:p>0.042778089647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328448827999" calcext:value-type="float">
            <text:p>0.00328448827999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30891923287" calcext:value-type="float">
            <text:p>0.073089192328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821395911724" calcext:value-type="float">
            <text:p>0.00821395911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96482015273" calcext:value-type="float">
            <text:p>0.0019648201527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65295507265" calcext:value-type="float">
            <text:p>0.0026529550726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8052969728" calcext:value-type="float">
            <text:p>0.0108052969728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72073057654" calcext:value-type="float">
            <text:p>0.0272073057654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5839788833" calcext:value-type="float">
            <text:p>0.042583978883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05633902856" calcext:value-type="float">
            <text:p>0.0030563390285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759016369" calcext:value-type="float">
            <text:p>0.072759016369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744746540848" calcext:value-type="float">
            <text:p>0.00744746540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9412717464" calcext:value-type="float">
            <text:p>0.0019412717464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03422650468" calcext:value-type="float">
            <text:p>0.0020342265046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6855271244" calcext:value-type="float">
            <text:p>0.0106855271244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61962860533" calcext:value-type="float">
            <text:p>0.0261962860533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3743122041" calcext:value-type="float">
            <text:p>0.042374312204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87474206374" calcext:value-type="float">
            <text:p>0.00287474206374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4177460843" calcext:value-type="float">
            <text:p>0.0724177460843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678550696805" calcext:value-type="float">
            <text:p>0.00678550696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89270315836" calcext:value-type="float">
            <text:p>0.0018927031583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69212331312" calcext:value-type="float">
            <text:p>0.00169212331312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5855172848" calcext:value-type="float">
            <text:p>0.010585517284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51341111606" calcext:value-type="float">
            <text:p>0.0251341111606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1557915655" calcext:value-type="float">
            <text:p>0.0421557915655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72733673876" calcext:value-type="float">
            <text:p>0.00272733673876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20640177203" calcext:value-type="float">
            <text:p>0.072064017720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622539395647" calcext:value-type="float">
            <text:p>0.00622539395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83456803024" calcext:value-type="float">
            <text:p>0.00183456803024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44271905088" calcext:value-type="float">
            <text:p>0.00144271905088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5020413299" calcext:value-type="float">
            <text:p>0.0105020413299</text:p>
          </table:table-cell>
          <table:table-cell office:value-type="float" office:value="44.8" calcext:value-type="float">
            <text:p>44.8</text:p>
          </table:table-cell>
          <table:table-cell office:value-type="float" office:value="0.0241166467014" calcext:value-type="float">
            <text:p>0.0241166467014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9425587082" calcext:value-type="float">
            <text:p>0.0419425587082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60391475827" calcext:value-type="float">
            <text:p>0.00260391475827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7099944904" calcext:value-type="float">
            <text:p>0.071709994490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574295466559" calcext:value-type="float">
            <text:p>0.00574295466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9777364536" calcext:value-type="float">
            <text:p>0.00179777364536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25143554592" calcext:value-type="float">
            <text:p>0.00125143554592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4278404811" calcext:value-type="float">
            <text:p>0.0104278404811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31553723815" calcext:value-type="float">
            <text:p>0.023155372381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7463574257" calcext:value-type="float">
            <text:p>0.041746357425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49955646187" calcext:value-type="float">
            <text:p>0.00249955646187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3648172341" calcext:value-type="float">
            <text:p>0.0713648172341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533347266456" calcext:value-type="float">
            <text:p>0.00533347266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7054580055" calcext:value-type="float">
            <text:p>0.0017705458005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13740114873" calcext:value-type="float">
            <text:p>0.00113740114873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3510184066" calcext:value-type="float">
            <text:p>0.010351018406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21530127985" calcext:value-type="float">
            <text:p>0.022153012798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4059718727" calcext:value-type="float">
            <text:p>0.041405971872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41573774766" calcext:value-type="float">
            <text:p>0.00241573774766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10347887073" calcext:value-type="float">
            <text:p>0.071034788707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498224595406" calcext:value-type="float">
            <text:p>0.00498224595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2418487559" calcext:value-type="float">
            <text:p>0.00172418487559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05426639465" calcext:value-type="float">
            <text:p>0.00105426639465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2800436817" calcext:value-type="float">
            <text:p>0.010280043681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210918448975" calcext:value-type="float">
            <text:p>0.021091844897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1113317769" calcext:value-type="float">
            <text:p>0.041111331776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34415668872" calcext:value-type="float">
            <text:p>0.00234415668872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4364691769" calcext:value-type="float">
            <text:p>0.070436469176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468617937633" calcext:value-type="float">
            <text:p>0.00468617937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1020300934" calcext:value-type="float">
            <text:p>0.0017102030093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965981700054" calcext:value-type="float">
            <text:p>0.000965981700054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2100771205" calcext:value-type="float">
            <text:p>0.0102100771205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98911079407" calcext:value-type="float">
            <text:p>0.0198911079407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8395644098" calcext:value-type="float">
            <text:p>0.0408395644098</text:p>
          </table:table-cell>
          <table:table-cell office:value-type="float" office:value="57.6" calcext:value-type="float">
            <text:p>57.6</text:p>
          </table:table-cell>
          <table:table-cell office:value-type="float" office:value="0.00228469029354" calcext:value-type="float">
            <text:p>0.0022846902935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8886454117" calcext:value-type="float">
            <text:p>0.069888645411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443141841573" calcext:value-type="float">
            <text:p>0.00443141841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9916469387" calcext:value-type="float">
            <text:p>0.0016991646938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905653825413" calcext:value-type="float">
            <text:p>0.000905653825413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134868108" calcext:value-type="float">
            <text:p>0.01013486810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84503041518" calcext:value-type="float">
            <text:p>0.0184503041518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5772658604" calcext:value-type="float">
            <text:p>0.040577265860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2317424484" calcext:value-type="float">
            <text:p>0.0022317424484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385420096" calcext:value-type="float">
            <text:p>0.06938542009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421099896732" calcext:value-type="float">
            <text:p>0.00421099896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9327759229" calcext:value-type="float">
            <text:p>0.00169327759229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57097243384" calcext:value-type="float">
            <text:p>0.000857097243384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100465529673" calcext:value-type="float">
            <text:p>0.010046552967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66773944854" calcext:value-type="float">
            <text:p>0.0166773944854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3232678981" calcext:value-type="float">
            <text:p>0.040323267898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18543614481" calcext:value-type="float">
            <text:p>0.00218543614481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086221261" calcext:value-type="float">
            <text:p>0.0689086221261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402278389837" calcext:value-type="float">
            <text:p>0.00402278389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8591871532" calcext:value-type="float">
            <text:p>0.0016859187153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20311953968" calcext:value-type="float">
            <text:p>0.000820311953968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94634149489" calcext:value-type="float">
            <text:p>0.0099463414948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4703690665" calcext:value-type="float">
            <text:p>0.01470369066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400652733568" calcext:value-type="float">
            <text:p>0.040065273356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14841570024" calcext:value-type="float">
            <text:p>0.00214841570024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452133037" calcext:value-type="float">
            <text:p>0.06845213303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86227786071" calcext:value-type="float">
            <text:p>0.00386227786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7340862446" calcext:value-type="float">
            <text:p>0.0016734086244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788676605071" calcext:value-type="float">
            <text:p>0.000788676605071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84693655344" calcext:value-type="float">
            <text:p>0.0098469365534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25138864162" calcext:value-type="float">
            <text:p>0.0125138864162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8111524228" calcext:value-type="float">
            <text:p>0.039811152422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11625342032" calcext:value-type="float">
            <text:p>0.00211625342032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0060379666" calcext:value-type="float">
            <text:p>0.0680060379666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72358531578" calcext:value-type="float">
            <text:p>0.00372358531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6531385978" calcext:value-type="float">
            <text:p>0.0016653138597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755569844597" calcext:value-type="float">
            <text:p>0.000755569844597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75781488179" calcext:value-type="float">
            <text:p>0.0097578148817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01800823478" calcext:value-type="float">
            <text:p>0.0101800823478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5603517235" calcext:value-type="float">
            <text:p>0.039560351723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08464460219" calcext:value-type="float">
            <text:p>0.00208464460219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5714058036" calcext:value-type="float">
            <text:p>0.0675714058036</text:p>
          </table:table-cell>
          <table:table-cell office:value-type="float" office:value="57.6" calcext:value-type="float">
            <text:p>57.6</text:p>
          </table:table-cell>
          <table:table-cell office:value-type="float" office:value="0.00360696419337" calcext:value-type="float">
            <text:p>0.00360696419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5795498281" calcext:value-type="float">
            <text:p>0.00165795498281</text:p>
          </table:table-cell>
          <table:table-cell office:value-type="float" office:value="57.6" calcext:value-type="float">
            <text:p>57.6</text:p>
          </table:table-cell>
          <table:table-cell office:value-type="float" office:value="0.000728348730429" calcext:value-type="float">
            <text:p>0.000728348730429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63118952026" calcext:value-type="float">
            <text:p>0.0096311895202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13286813" calcext:value-type="float">
            <text:p>0.00813286813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3235083077" calcext:value-type="float">
            <text:p>0.0393235083077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05647954636" calcext:value-type="float">
            <text:p>0.00205647954636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1520329448" calcext:value-type="float">
            <text:p>0.0671520329448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350206045388" calcext:value-type="float">
            <text:p>0.00350206045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4838844274" calcext:value-type="float">
            <text:p>0.0016483884427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698920498897" calcext:value-type="float">
            <text:p>0.000698920498897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54025315394" calcext:value-type="float">
            <text:p>0.00954025315394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64533992416" calcext:value-type="float">
            <text:p>0.00664533992416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0842054586" calcext:value-type="float">
            <text:p>0.039084205458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03138927828" calcext:value-type="float">
            <text:p>0.00203138927828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7350558704" calcext:value-type="float">
            <text:p>0.066735055870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341300097431" calcext:value-type="float">
            <text:p>0.00341300097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4029367806" calcext:value-type="float">
            <text:p>0.0016402936780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679792148401" calcext:value-type="float">
            <text:p>0.00067979214840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47008495997" calcext:value-type="float">
            <text:p>0.0094700849599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53966298806" calcext:value-type="float">
            <text:p>0.0055396629880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848714731" calcext:value-type="float">
            <text:p>0.038848714731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00851285738" calcext:value-type="float">
            <text:p>0.00200851285738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3333012421" calcext:value-type="float">
            <text:p>0.066333301242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333175308335" calcext:value-type="float">
            <text:p>0.00333175308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3440657648" calcext:value-type="float">
            <text:p>0.0016344065764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65845668054" calcext:value-type="float">
            <text:p>0.00065845668054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39628737666" calcext:value-type="float">
            <text:p>0.0093962873766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69660949907" calcext:value-type="float">
            <text:p>0.00469660949907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6130395458" calcext:value-type="float">
            <text:p>0.0386130395458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98901870301" calcext:value-type="float">
            <text:p>0.00198901870301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59354167272" calcext:value-type="float">
            <text:p>0.0659354167272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326067499642" calcext:value-type="float">
            <text:p>0.00326067499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2557592411" calcext:value-type="float">
            <text:p>0.0016255759241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634178389525" calcext:value-type="float">
            <text:p>0.00063417838952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32450612076" calcext:value-type="float">
            <text:p>0.0093245061207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399111108247" calcext:value-type="float">
            <text:p>0.0039911110824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3773028749" calcext:value-type="float">
            <text:p>0.038377302874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97143091705" calcext:value-type="float">
            <text:p>0.0019714309170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5467836262" calcext:value-type="float">
            <text:p>0.065546783626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319446072882" calcext:value-type="float">
            <text:p>0.00319446072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1821704713" calcext:value-type="float">
            <text:p>0.0016182170471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617257156394" calcext:value-type="float">
            <text:p>0.000617257156394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25675751969" calcext:value-type="float">
            <text:p>0.0092567575196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42759850192" calcext:value-type="float">
            <text:p>0.00342759850192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1514039367" calcext:value-type="float">
            <text:p>0.0381514039367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95347415656" calcext:value-type="float">
            <text:p>0.00195347415656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1605831679" calcext:value-type="float">
            <text:p>0.065160583167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313974276144" calcext:value-type="float">
            <text:p>0.00313974276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60865050706" calcext:value-type="float">
            <text:p>0.0016086505070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94450276956" calcext:value-type="float">
            <text:p>0.000594450276956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1859844275" calcext:value-type="float">
            <text:p>0.0091859844275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97606340342" calcext:value-type="float">
            <text:p>0.00297606340342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9293786058" calcext:value-type="float">
            <text:p>0.037929378605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9352099173" calcext:value-type="float">
            <text:p>0.0019352099173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7772576509" calcext:value-type="float">
            <text:p>0.0647772576509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308753039795" calcext:value-type="float">
            <text:p>0.00308753039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60202751778" calcext:value-type="float">
            <text:p>0.0016020275177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577529043825" calcext:value-type="float">
            <text:p>0.00057752904382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12609950334" calcext:value-type="float">
            <text:p>0.0091260995033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62563027613" calcext:value-type="float">
            <text:p>0.00262563027613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7025573801" calcext:value-type="float">
            <text:p>0.0377025573801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91811409738" calcext:value-type="float">
            <text:p>0.00191811409738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4014512114" calcext:value-type="float">
            <text:p>0.064401451211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304213475094" calcext:value-type="float">
            <text:p>0.00304213475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961404162" calcext:value-type="float">
            <text:p>0.0015961404162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564286339636" calcext:value-type="float">
            <text:p>0.00056428633963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06319008806" calcext:value-type="float">
            <text:p>0.00906319008806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34890894458" calcext:value-type="float">
            <text:p>0.00234890894458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4796097617" calcext:value-type="float">
            <text:p>0.0374796097617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90255567134" calcext:value-type="float">
            <text:p>0.00190255567134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0231015546" calcext:value-type="float">
            <text:p>0.0640231015546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9971444222" calcext:value-type="float">
            <text:p>0.0029971444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8951742692" calcext:value-type="float">
            <text:p>0.0015895174269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543686577563" calcext:value-type="float">
            <text:p>0.000543686577563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900270026567" calcext:value-type="float">
            <text:p>0.00900270026567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13401690618" calcext:value-type="float">
            <text:p>0.00213401690618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2626877547" calcext:value-type="float">
            <text:p>0.037262687754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88650527926" calcext:value-type="float">
            <text:p>0.0018865052792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6586843059" calcext:value-type="float">
            <text:p>0.063658684305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95653890027" calcext:value-type="float">
            <text:p>0.00295653890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8068677455" calcext:value-type="float">
            <text:p>0.00158068677455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522351109702" calcext:value-type="float">
            <text:p>0.000522351109702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94120227958" calcext:value-type="float">
            <text:p>0.0089412022795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9656478864" calcext:value-type="float">
            <text:p>0.0019656478864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70487170674" calcext:value-type="float">
            <text:p>0.037048717067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85680282954" calcext:value-type="float">
            <text:p>0.0018568028295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2940090497" calcext:value-type="float">
            <text:p>0.0632940090497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9178862755" calcext:value-type="float">
            <text:p>0.0029178862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7553556067" calcext:value-type="float">
            <text:p>0.00157553556067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498072818688" calcext:value-type="float">
            <text:p>0.000498072818688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88232551912" calcext:value-type="float">
            <text:p>0.00888232551912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82064107511" calcext:value-type="float">
            <text:p>0.00182064107511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8289667122" calcext:value-type="float">
            <text:p>0.036828966712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82753085011" calcext:value-type="float">
            <text:p>0.00182753085011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2932061302" calcext:value-type="float">
            <text:p>0.062932061302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88118654788" calcext:value-type="float">
            <text:p>0.00288118654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7038434679" calcext:value-type="float">
            <text:p>0.0015703843467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470115998732" calcext:value-type="float">
            <text:p>0.000470115998732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82990100639" calcext:value-type="float">
            <text:p>0.0088299010063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71269156004" calcext:value-type="float">
            <text:p>0.0017126915600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6136433367" calcext:value-type="float">
            <text:p>0.036613643336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79856634946" calcext:value-type="float">
            <text:p>0.0017985663494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5710718681" calcext:value-type="float">
            <text:p>0.0625710718681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84596070491" calcext:value-type="float">
            <text:p>0.00284596070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644972452" calcext:value-type="float">
            <text:p>0.001564497245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437009238258" calcext:value-type="float">
            <text:p>0.00043700923825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77485526802" calcext:value-type="float">
            <text:p>0.0087748552680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62588887161" calcext:value-type="float">
            <text:p>0.00162588887161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3961679572" calcext:value-type="float">
            <text:p>0.0363961679572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76787996767" calcext:value-type="float">
            <text:p>0.00176787996767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2182281014" calcext:value-type="float">
            <text:p>0.0622182281014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81298253601" calcext:value-type="float">
            <text:p>0.00281298253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5861014362" calcext:value-type="float">
            <text:p>0.00155861014362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395809714112" calcext:value-type="float">
            <text:p>0.000395809714112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7210193261" calcext:value-type="float">
            <text:p>0.008721019326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54633652375" calcext:value-type="float">
            <text:p>0.0015463365237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1805371525" calcext:value-type="float">
            <text:p>0.0361805371525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73491824293" calcext:value-type="float">
            <text:p>0.00173491824293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8605190493" calcext:value-type="float">
            <text:p>0.061860519049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78332060757" calcext:value-type="float">
            <text:p>0.00278332060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5198715434" calcext:value-type="float">
            <text:p>0.0015519871543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362702953638" calcext:value-type="float">
            <text:p>0.000362702953638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66758664965" calcext:value-type="float">
            <text:p>0.00866758664965</text:p>
          </table:table-cell>
          <table:table-cell office:value-type="float" office:value="57.6" calcext:value-type="float">
            <text:p>57.6</text:p>
          </table:table-cell>
          <table:table-cell office:value-type="float" office:value="0.00148672261244" calcext:value-type="float">
            <text:p>0.00148672261244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9655212062" calcext:value-type="float">
            <text:p>0.035965521206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7061997253" calcext:value-type="float">
            <text:p>0.0017061997253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5008933696" calcext:value-type="float">
            <text:p>0.061500893369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72462315165" calcext:value-type="float">
            <text:p>0.00272462315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4683594046" calcext:value-type="float">
            <text:p>0.0015468359404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300167961631" calcext:value-type="float">
            <text:p>0.000300167961631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61233927854" calcext:value-type="float">
            <text:p>0.0086123392785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43214365986" calcext:value-type="float">
            <text:p>0.0014321436598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7573301869" calcext:value-type="float">
            <text:p>0.0357573301869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67748120767" calcext:value-type="float">
            <text:p>0.00167748120767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1421522873" calcext:value-type="float">
            <text:p>0.061142152287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66983149003" calcext:value-type="float">
            <text:p>0.00266983149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4168472658" calcext:value-type="float">
            <text:p>0.00154168472658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70004024311" calcext:value-type="float">
            <text:p>0.000270004024311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56213272596" calcext:value-type="float">
            <text:p>0.0085621327259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39005140491" calcext:value-type="float">
            <text:p>0.00139005140491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5450811029" calcext:value-type="float">
            <text:p>0.0355450811029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64636435558" calcext:value-type="float">
            <text:p>0.00164636435558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7895296699" calcext:value-type="float">
            <text:p>0.060789529669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61887192849" calcext:value-type="float">
            <text:p>0.00261887192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35797625" calcext:value-type="float">
            <text:p>0.001535797625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45725733296" calcext:value-type="float">
            <text:p>0.00024572573329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51273270435" calcext:value-type="float">
            <text:p>0.00851273270435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34896614172" calcext:value-type="float">
            <text:p>0.00134896614172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3349840229" calcext:value-type="float">
            <text:p>0.0353349840229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61512451199" calcext:value-type="float">
            <text:p>0.00161512451199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4297934156" calcext:value-type="float">
            <text:p>0.0604297934156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56945994582" calcext:value-type="float">
            <text:p>0.00256945994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2991052341" calcext:value-type="float">
            <text:p>0.00152991052341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33218734895" calcext:value-type="float">
            <text:p>0.00023321873489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45970329339" calcext:value-type="float">
            <text:p>0.00845970329339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30626969172" calcext:value-type="float">
            <text:p>0.00130626969172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1272234045" calcext:value-type="float">
            <text:p>0.0351272234045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58320821509" calcext:value-type="float">
            <text:p>0.00158320821509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0755121782" calcext:value-type="float">
            <text:p>0.0600755121782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52185347184" calcext:value-type="float">
            <text:p>0.00252185347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2255164644" calcext:value-type="float">
            <text:p>0.0015225516464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24390265435" calcext:value-type="float">
            <text:p>0.000224390265435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40667388243" calcext:value-type="float">
            <text:p>0.0084066738824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27384455753" calcext:value-type="float">
            <text:p>0.00127384455753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9154662071" calcext:value-type="float">
            <text:p>0.034915466207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55055396914" calcext:value-type="float">
            <text:p>0.00155055396914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7230738519" calcext:value-type="float">
            <text:p>0.059723073851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47752639119" calcext:value-type="float">
            <text:p>0.00247752639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1740043255" calcext:value-type="float">
            <text:p>0.0015174004325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19240324917" calcext:value-type="float">
            <text:p>0.000219240324917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35969345371" calcext:value-type="float">
            <text:p>0.0083596934537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24081522829" calcext:value-type="float">
            <text:p>0.00124081522829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709365706" calcext:value-type="float">
            <text:p>0.034709365706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51267258399" calcext:value-type="float">
            <text:p>0.00151267258399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3771962894" calcext:value-type="float">
            <text:p>0.0593771962894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43301507497" calcext:value-type="float">
            <text:p>0.00243301507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1372099407" calcext:value-type="float">
            <text:p>0.0015137209940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1776891334" calcext:value-type="float">
            <text:p>0.00021776891334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31271302499" calcext:value-type="float">
            <text:p>0.00831271302499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21664742641" calcext:value-type="float">
            <text:p>0.0012166474264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5011746868" calcext:value-type="float">
            <text:p>0.0345011746868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4741762413" calcext:value-type="float">
            <text:p>0.0014741762413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0351519819" calcext:value-type="float">
            <text:p>0.0590351519819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38924070106" calcext:value-type="float">
            <text:p>0.00238924070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0709800479" calcext:value-type="float">
            <text:p>0.00150709800479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16297501764" calcext:value-type="float">
            <text:p>0.000216297501764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26472443257" calcext:value-type="float">
            <text:p>0.0082647244325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18684047076" calcext:value-type="float">
            <text:p>0.0011868404707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3003004812" calcext:value-type="float">
            <text:p>0.0343003004812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4350034453" calcext:value-type="float">
            <text:p>0.0014350034453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6841511264" calcext:value-type="float">
            <text:p>0.058684151126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3497037455" calcext:value-type="float">
            <text:p>0.0023497037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5019467909" calcext:value-type="float">
            <text:p>0.0015019467909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13354678611" calcext:value-type="float">
            <text:p>0.000213354678611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21592930917" calcext:value-type="float">
            <text:p>0.00821592930917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1582419052" calcext:value-type="float">
            <text:p>0.0011582419052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41048370287" calcext:value-type="float">
            <text:p>0.0341048370287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39041902285" calcext:value-type="float">
            <text:p>0.0013904190228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3487044408" calcext:value-type="float">
            <text:p>0.0583487044408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30872975242" calcext:value-type="float">
            <text:p>0.00230872975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9458791393" calcext:value-type="float">
            <text:p>0.0014945879139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08940443881" calcext:value-type="float">
            <text:p>0.000208940443881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16390806192" calcext:value-type="float">
            <text:p>0.0081639080619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12823355119" calcext:value-type="float">
            <text:p>0.00112823355119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9029175641" calcext:value-type="float">
            <text:p>0.033902917564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34626507069" calcext:value-type="float">
            <text:p>0.00134626507069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0085030446" calcext:value-type="float">
            <text:p>0.0580085030446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27228795461" calcext:value-type="float">
            <text:p>0.00227228795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8870081235" calcext:value-type="float">
            <text:p>0.00148870081235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05997620727" calcext:value-type="float">
            <text:p>0.000205997620727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10886232355" calcext:value-type="float">
            <text:p>0.00810886232355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09983638398" calcext:value-type="float">
            <text:p>0.0010998363839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7051176501" calcext:value-type="float">
            <text:p>0.033705117650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30174214399" calcext:value-type="float">
            <text:p>0.00130174214399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673388083" calcext:value-type="float">
            <text:p>0.057673388083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23359848272" calcext:value-type="float">
            <text:p>0.00223359848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8502137386" calcext:value-type="float">
            <text:p>0.00148502137386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98640562844" calcext:value-type="float">
            <text:p>0.000198640562844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06349495676" calcext:value-type="float">
            <text:p>0.0080634949567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07425879366" calcext:value-type="float">
            <text:p>0.0010742587936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5062109911" calcext:value-type="float">
            <text:p>0.033506210991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25931007297" calcext:value-type="float">
            <text:p>0.00125931007297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3408531971" calcext:value-type="float">
            <text:p>0.057340853197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219560910604" calcext:value-type="float">
            <text:p>0.00219560910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8060604767" calcext:value-type="float">
            <text:p>0.00148060604767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94226328114" calcext:value-type="float">
            <text:p>0.000194226328114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801590962982" calcext:value-type="float">
            <text:p>0.0080159096298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04727141489" calcext:value-type="float">
            <text:p>0.00104727141489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3086570204" calcext:value-type="float">
            <text:p>0.033308657020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21614005289" calcext:value-type="float">
            <text:p>0.00121614005289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0090554756" calcext:value-type="float">
            <text:p>0.057009055475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215621953895" calcext:value-type="float">
            <text:p>0.00215621953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7545483379" calcext:value-type="float">
            <text:p>0.0014754548337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93490622326" calcext:value-type="float">
            <text:p>0.00019349062232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96409001531" calcext:value-type="float">
            <text:p>0.0079640900153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01927704437" calcext:value-type="float">
            <text:p>0.00101927704437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1200799808" calcext:value-type="float">
            <text:p>0.0331200799808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17592182906" calcext:value-type="float">
            <text:p>0.001175921829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6855877125" calcext:value-type="float">
            <text:p>0.056685587712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211764060841" calcext:value-type="float">
            <text:p>0.00211764060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710395076" calcext:value-type="float">
            <text:p>0.001471039507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85397858655" calcext:value-type="float">
            <text:p>0.00018539785865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91428672821" calcext:value-type="float">
            <text:p>0.0079142867282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990477080465" calcext:value-type="float">
            <text:p>0.00099047708046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9301502529" calcext:value-type="float">
            <text:p>0.0329301502529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13754847787" calcext:value-type="float">
            <text:p>0.00113754847787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3645157338" calcext:value-type="float">
            <text:p>0.0563645157338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207854581825" calcext:value-type="float">
            <text:p>0.00207854581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6736006911" calcext:value-type="float">
            <text:p>0.0014673600691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68476625524" calcext:value-type="float">
            <text:p>0.000168476625524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8658948703" calcext:value-type="float">
            <text:p>0.0078658948703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925022617035" calcext:value-type="float">
            <text:p>0.00092502261703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7394212093" calcext:value-type="float">
            <text:p>0.0327394212093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09769922857" calcext:value-type="float">
            <text:p>0.00109769922857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044070345" calcext:value-type="float">
            <text:p>0.05604407034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203683488284" calcext:value-type="float">
            <text:p>0.00203683488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6441651832" calcext:value-type="float">
            <text:p>0.00146441651832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52291098181" calcext:value-type="float">
            <text:p>0.000152291098181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81730137965" calcext:value-type="float">
            <text:p>0.0078173013796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865610104075" calcext:value-type="float">
            <text:p>0.00086561010407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5509056555" calcext:value-type="float">
            <text:p>0.032550905655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05864942408" calcext:value-type="float">
            <text:p>0.00105864942408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7290431148" calcext:value-type="float">
            <text:p>0.0557290431148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99151293006" calcext:value-type="float">
            <text:p>0.00199151293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6368063063" calcext:value-type="float">
            <text:p>0.0014636806306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36105570838" calcext:value-type="float">
            <text:p>0.000136105570838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76608666337" calcext:value-type="float">
            <text:p>0.0077660866633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813850728377" calcext:value-type="float">
            <text:p>0.000813850728377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3627590167" calcext:value-type="float">
            <text:p>0.0323627590167</text:p>
          </table:table-cell>
          <table:table-cell office:value-type="float" office:value="89.6" calcext:value-type="float">
            <text:p>89.6</text:p>
          </table:table-cell>
          <table:table-cell office:value-type="float" office:value="0.00102347385216" calcext:value-type="float">
            <text:p>0.0010234738521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4090400246" calcext:value-type="float">
            <text:p>0.0554090400246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94563827053" calcext:value-type="float">
            <text:p>0.00194563827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6220885523" calcext:value-type="float">
            <text:p>0.00146220885523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19920043495" calcext:value-type="float">
            <text:p>0.00011992004349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72051766383" calcext:value-type="float">
            <text:p>0.0077205176638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772161270131" calcext:value-type="float">
            <text:p>0.000772161270131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1861717139" calcext:value-type="float">
            <text:p>0.0321861717139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986760886363" calcext:value-type="float">
            <text:p>0.000986760886363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093754787" calcext:value-type="float">
            <text:p>0.055093754787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89747908981" calcext:value-type="float">
            <text:p>0.00189747908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5632175365" calcext:value-type="float">
            <text:p>0.00145632175365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05205927729" calcext:value-type="float">
            <text:p>0.000105205927729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67636009349" calcext:value-type="float">
            <text:p>0.0076763600934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736312364006" calcext:value-type="float">
            <text:p>0.0007363123640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20036817715" calcext:value-type="float">
            <text:p>0.0320036817715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951954288975" calcext:value-type="float">
            <text:p>0.00095195428897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7737148385" calcext:value-type="float">
            <text:p>0.0547737148385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85182551299" calcext:value-type="float">
            <text:p>0.00185182551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5558586595" calcext:value-type="float">
            <text:p>0.00145558586595</text:p>
          </table:table-cell>
          <table:table-cell office:value-type="float" office:value="86.528" calcext:value-type="float">
            <text:p>86.528</text:p>
          </table:table-cell>
          <table:table-cell office:value-type="float" office:value="9.12275177507e-05" calcext:value-type="float">
            <text:p>9.12275177507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62796823558" calcext:value-type="float">
            <text:p>0.00762796823558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705498416606" calcext:value-type="float">
            <text:p>0.00070549841660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8243276063" calcext:value-type="float">
            <text:p>0.0318243276063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918193119424" calcext:value-type="float">
            <text:p>0.000918193119424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4599039298" calcext:value-type="float">
            <text:p>0.054459903929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80514021691" calcext:value-type="float">
            <text:p>0.00180514021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5411409056" calcext:value-type="float">
            <text:p>0.00145411409056</text:p>
          </table:table-cell>
          <table:table-cell office:value-type="float" office:value="87.552" calcext:value-type="float">
            <text:p>87.552</text:p>
          </table:table-cell>
          <table:table-cell office:value-type="float" office:value="8.0191930926e-05" calcext:value-type="float">
            <text:p>8.0191930926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58784332007" calcext:value-type="float">
            <text:p>0.0075878433200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677504046093" calcext:value-type="float">
            <text:p>0.000677504046093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643251838" calcext:value-type="float">
            <text:p>0.03164325183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883140539016" calcext:value-type="float">
            <text:p>0.00088314053901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1494102611" calcext:value-type="float">
            <text:p>0.0541494102611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75709157754" calcext:value-type="float">
            <text:p>0.00175709157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5190642746" calcext:value-type="float">
            <text:p>0.00145190642746</text:p>
          </table:table-cell>
          <table:table-cell office:value-type="float" office:value="88.576" calcext:value-type="float">
            <text:p>88.576</text:p>
          </table:table-cell>
          <table:table-cell office:value-type="float" office:value="7.28348730429e-05" calcext:value-type="float">
            <text:p>7.28348730429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54731513907" calcext:value-type="float">
            <text:p>0.0075473151390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646287301995" calcext:value-type="float">
            <text:p>0.00064628730199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4622990413" calcext:value-type="float">
            <text:p>0.031462299041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846427573221" calcext:value-type="float">
            <text:p>0.000846427573221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8323558287" calcext:value-type="float">
            <text:p>0.0538323558287</text:p>
          </table:table-cell>
          <table:table-cell office:value-type="float" office:value="89.6" calcext:value-type="float">
            <text:p>89.6</text:p>
          </table:table-cell>
          <table:table-cell office:value-type="float" office:value="0.00170823230161" calcext:value-type="float">
            <text:p>0.00170823230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4969876437" calcext:value-type="float">
            <text:p>0.00144969876437</text:p>
          </table:table-cell>
          <table:table-cell office:value-type="float" office:value="89.6" calcext:value-type="float">
            <text:p>89.6</text:p>
          </table:table-cell>
          <table:table-cell office:value-type="float" office:value="6.76849325247e-05" calcext:value-type="float">
            <text:p>6.76849325247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5025526705" calcext:value-type="float">
            <text:p>0.0075025526705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621112508368" calcext:value-type="float">
            <text:p>0.000621112508368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2774726373" calcext:value-type="float">
            <text:p>0.0312774726373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80977610318" calcext:value-type="float">
            <text:p>0.00080977610318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5186923528" calcext:value-type="float">
            <text:p>0.0535186923528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65568831408" calcext:value-type="float">
            <text:p>0.00165568831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4601932588" calcext:value-type="float">
            <text:p>0.00144601932588</text:p>
          </table:table-cell>
          <table:table-cell office:value-type="float" office:value="90.624" calcext:value-type="float">
            <text:p>90.624</text:p>
          </table:table-cell>
          <table:table-cell office:value-type="float" office:value="6.25349920066e-05" calcext:value-type="float">
            <text:p>6.25349920066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46767020626" calcext:value-type="float">
            <text:p>0.00746767020626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596743308137" calcext:value-type="float">
            <text:p>0.000596743308137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10933225774" calcext:value-type="float">
            <text:p>0.0310933225774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774416043997" calcext:value-type="float">
            <text:p>0.000774416043997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2065769223" calcext:value-type="float">
            <text:p>0.053206576922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60273900827" calcext:value-type="float">
            <text:p>0.00160273900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4307577509" calcext:value-type="float">
            <text:p>0.00144307577509</text:p>
          </table:table-cell>
          <table:table-cell office:value-type="float" office:value="91.648" calcext:value-type="float">
            <text:p>91.648</text:p>
          </table:table-cell>
          <table:table-cell office:value-type="float" office:value="5.95921688533e-05" calcext:value-type="float">
            <text:p>5.95921688533e-0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42613386156" calcext:value-type="float">
            <text:p>0.00742613386156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576804871584" calcext:value-type="float">
            <text:p>0.000576804871584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9147677281" calcext:value-type="float">
            <text:p>0.0309147677281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736350171589" calcext:value-type="float">
            <text:p>0.000736350171589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8947932158" calcext:value-type="float">
            <text:p>0.052894793215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55270062462" calcext:value-type="float">
            <text:p>0.00155270062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393963366" calcext:value-type="float">
            <text:p>0.0014393963366</text:p>
          </table:table-cell>
          <table:table-cell office:value-type="float" office:value="92.672" calcext:value-type="float">
            <text:p>92.672</text:p>
          </table:table-cell>
          <table:table-cell office:value-type="float" office:value="5.29708167585e-05" calcext:value-type="float">
            <text:p>5.29708167585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38459751685" calcext:value-type="float">
            <text:p>0.0073845975168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554248256495" calcext:value-type="float">
            <text:p>0.00055424825649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7344912755" calcext:value-type="float">
            <text:p>0.0307344912755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700252163344" calcext:value-type="float">
            <text:p>0.000700252163344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5828620764" calcext:value-type="float">
            <text:p>0.052582862076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50089357941" calcext:value-type="float">
            <text:p>0.00150089357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3866044891" calcext:value-type="float">
            <text:p>0.00143866044891</text:p>
          </table:table-cell>
          <table:table-cell office:value-type="float" office:value="93.696" calcext:value-type="float">
            <text:p>93.696</text:p>
          </table:table-cell>
          <table:table-cell office:value-type="float" office:value="4.19352299338e-05" calcext:value-type="float">
            <text:p>4.19352299338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34830362342" calcext:value-type="float">
            <text:p>0.0073483036234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532900031499" calcext:value-type="float">
            <text:p>0.000532900031499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5521857905" calcext:value-type="float">
            <text:p>0.0305521857905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66150983763" calcext:value-type="float">
            <text:p>0.00066150983763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2633381431" calcext:value-type="float">
            <text:p>0.0522633381431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44849698034" calcext:value-type="float">
            <text:p>0.00144849698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3571689812" calcext:value-type="float">
            <text:p>0.00143571689812</text:p>
          </table:table-cell>
          <table:table-cell office:value-type="float" office:value="94.72" calcext:value-type="float">
            <text:p>94.72</text:p>
          </table:table-cell>
          <table:table-cell office:value-type="float" office:value="3.75209952039e-05" calcext:value-type="float">
            <text:p>3.75209952039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30394442034" calcext:value-type="float">
            <text:p>0.00730394442034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511954603201" calcext:value-type="float">
            <text:p>0.000511954603201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3720323096" calcext:value-type="float">
            <text:p>0.0303720323096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622152554365" calcext:value-type="float">
            <text:p>0.00062215255436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19426716049" calcext:value-type="float">
            <text:p>0.0519426716049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39668993513" calcext:value-type="float">
            <text:p>0.00139668993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3056568423" calcext:value-type="float">
            <text:p>0.00143056568423</text:p>
          </table:table-cell>
          <table:table-cell office:value-type="float" office:value="95.744" calcext:value-type="float">
            <text:p>95.744</text:p>
          </table:table-cell>
          <table:table-cell office:value-type="float" office:value="3.31067604741e-05" calcext:value-type="float">
            <text:p>3.31067604741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26442440305" calcext:value-type="float">
            <text:p>0.0072644244030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494231548487" calcext:value-type="float">
            <text:p>0.000494231548487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1907720837" calcext:value-type="float">
            <text:p>0.030190772083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583779203181" calcext:value-type="float">
            <text:p>0.000583779203181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6298927264" calcext:value-type="float">
            <text:p>0.0516298927264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34377747643" calcext:value-type="float">
            <text:p>0.00134377747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2835802114" calcext:value-type="float">
            <text:p>0.00142835802114</text:p>
          </table:table-cell>
          <table:table-cell office:value-type="float" office:value="96.768" calcext:value-type="float">
            <text:p>96.768</text:p>
          </table:table-cell>
          <table:table-cell office:value-type="float" office:value="2.94282315325e-05" calcext:value-type="float">
            <text:p>2.94282315325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22813050961" calcext:value-type="float">
            <text:p>0.0072281305096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479126672311" calcext:value-type="float">
            <text:p>0.000479126672311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300018261291" calcext:value-type="float">
            <text:p>0.030001826129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545159868977" calcext:value-type="float">
            <text:p>0.000545159868977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3122485624" calcext:value-type="float">
            <text:p>0.0513122485624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29034915811" calcext:value-type="float">
            <text:p>0.00129034915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2762213344" calcext:value-type="float">
            <text:p>0.00142762213344</text:p>
          </table:table-cell>
          <table:table-cell office:value-type="float" office:value="97.792" calcext:value-type="float">
            <text:p>97.792</text:p>
          </table:table-cell>
          <table:table-cell office:value-type="float" office:value="2.64854083792e-05" calcext:value-type="float">
            <text:p>2.64854083792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19103008522" calcext:value-type="float">
            <text:p>0.00719103008522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458181244013" calcext:value-type="float">
            <text:p>0.000458181244013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8162004094" calcext:value-type="float">
            <text:p>0.0298162004094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506786517794" calcext:value-type="float">
            <text:p>0.00050678651779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09922454722" calcext:value-type="float">
            <text:p>0.0509922454722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12373998523" calcext:value-type="float">
            <text:p>0.0012373998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2541447035" calcext:value-type="float">
            <text:p>0.00142541447035</text:p>
          </table:table-cell>
          <table:table-cell office:value-type="float" office:value="98.816" calcext:value-type="float">
            <text:p>98.816</text:p>
          </table:table-cell>
          <table:table-cell office:value-type="float" office:value="2.28068794377e-05" calcext:value-type="float">
            <text:p>2.28068794377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1543329263" calcext:value-type="float">
            <text:p>0.007154332926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43844420581" calcext:value-type="float">
            <text:p>0.00043844420581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6278693131" calcext:value-type="float">
            <text:p>0.0296278693131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466814276977" calcext:value-type="float">
            <text:p>0.000466814276977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677033951" calcext:value-type="float">
            <text:p>0.050677033951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118592443113" calcext:value-type="float">
            <text:p>0.00118592443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2320680726" calcext:value-type="float">
            <text:p>0.00142320680726</text:p>
          </table:table-cell>
          <table:table-cell office:value-type="float" office:value="99.84" calcext:value-type="float">
            <text:p>99.84</text:p>
          </table:table-cell>
          <table:table-cell office:value-type="float" office:value="2.20711736494e-05" calcext:value-type="float">
            <text:p>2.20711736494e-0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11561943998" calcext:value-type="float">
            <text:p>0.0071156194399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417700175861" calcext:value-type="float">
            <text:p>0.000417700175861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4479002897" calcext:value-type="float">
            <text:p>0.0294479002897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428256438529" calcext:value-type="float">
            <text:p>0.000428256438529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3648816623" calcext:value-type="float">
            <text:p>0.050364881662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113625451865" calcext:value-type="float">
            <text:p>0.00113625451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2026325646" calcext:value-type="float">
            <text:p>0.00142026325646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2.05997620727e-05" calcext:value-type="float">
            <text:p>2.05997620727e-0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07710758639" calcext:value-type="float">
            <text:p>0.0070771075863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398970129402" calcext:value-type="float">
            <text:p>0.000398970129402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2612907966" calcext:value-type="float">
            <text:p>0.029261290796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391912447264" calcext:value-type="float">
            <text:p>0.000391912447264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0521027837" calcext:value-type="float">
            <text:p>0.050052102783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108636352348" calcext:value-type="float">
            <text:p>0.00108636352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1805559337" calcext:value-type="float">
            <text:p>0.0014180555933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98640562844e-05" calcext:value-type="float">
            <text:p>1.98640562844e-0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04061206022" calcext:value-type="float">
            <text:p>0.00704061206022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382858261481" calcext:value-type="float">
            <text:p>0.000382858261481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90802150282" calcext:value-type="float">
            <text:p>0.0290802150282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355445464488" calcext:value-type="float">
            <text:p>0.000355445464488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7469166991" calcext:value-type="float">
            <text:p>0.049746916699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103496179654" calcext:value-type="float">
            <text:p>0.00103496179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1731970567" calcext:value-type="float">
            <text:p>0.00141731970567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1.76569389195e-05" calcext:value-type="float">
            <text:p>1.76569389195e-0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70029067376" calcext:value-type="float">
            <text:p>0.0070029067376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370170165493" calcext:value-type="float">
            <text:p>0.000370170165493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9004919481" calcext:value-type="float">
            <text:p>0.0289004919481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322545235509" calcext:value-type="float">
            <text:p>0.000322545235509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4310048716" calcext:value-type="float">
            <text:p>0.049431004871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984997107133" calcext:value-type="float">
            <text:p>0.000984997107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1584793028" calcext:value-type="float">
            <text:p>0.00141584793028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1.54498215545e-05" calcext:value-type="float">
            <text:p>1.54498215545e-0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96419325127" calcext:value-type="float">
            <text:p>0.00696419325127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360704443089" calcext:value-type="float">
            <text:p>0.000360704443089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7215681838" calcext:value-type="float">
            <text:p>0.0287215681838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290874921631" calcext:value-type="float">
            <text:p>0.000290874921631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087165716" calcext:value-type="float">
            <text:p>0.0491087165716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933300603268" calcext:value-type="float">
            <text:p>0.000933300603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1511204258" calcext:value-type="float">
            <text:p>0.0014151120425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1.47141157663e-05" calcext:value-type="float">
            <text:p>1.47141157663e-05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9208422119" calcext:value-type="float">
            <text:p>0.0069208422119</text:p>
          </table:table-cell>
          <table:table-cell office:value-type="float" office:value="89.6" calcext:value-type="float">
            <text:p>89.6</text:p>
          </table:table-cell>
          <table:table-cell office:value-type="float" office:value="0.000352044314082" calcext:value-type="float">
            <text:p>0.000352044314082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5369262373" calcext:value-type="float">
            <text:p>0.0285369262373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261110976162" calcext:value-type="float">
            <text:p>0.000261110976162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7887503396" calcext:value-type="float">
            <text:p>0.0487887503396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88539935236" calcext:value-type="float">
            <text:p>0.00088539935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1437615488" calcext:value-type="float">
            <text:p>0.00141437615488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1.3978409978e-05" calcext:value-type="float">
            <text:p>1.3978409978e-05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87849933622" calcext:value-type="float">
            <text:p>0.00687849933622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338953421395" calcext:value-type="float">
            <text:p>0.000338953421395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3532065782" calcext:value-type="float">
            <text:p>0.0283532065782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234913784489" calcext:value-type="float">
            <text:p>0.000234913784489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4783672456" calcext:value-type="float">
            <text:p>0.048478367245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838640362051" calcext:value-type="float">
            <text:p>0.000838640362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1290437949" calcext:value-type="float">
            <text:p>0.00141290437949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1.32427041897e-05" calcext:value-type="float">
            <text:p>1.32427041897e-05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83958421716" calcext:value-type="float">
            <text:p>0.00683958421716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327876512199" calcext:value-type="float">
            <text:p>0.000327876512199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9864436043" calcext:value-type="float">
            <text:p>0.0279864436043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210745952734" calcext:value-type="float">
            <text:p>0.000210745952734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1614602461" calcext:value-type="float">
            <text:p>0.048161460246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791586594813" calcext:value-type="float">
            <text:p>0.000791586594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1216849179" calcext:value-type="float">
            <text:p>0.0014121684917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1.25069984013e-05" calcext:value-type="float">
            <text:p>1.25069984013e-05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79643481052" calcext:value-type="float">
            <text:p>0.00679643481052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316598204655" calcext:value-type="float">
            <text:p>0.00031659820465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6705908973" calcext:value-type="float">
            <text:p>0.0276705908973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89406925713" calcext:value-type="float">
            <text:p>0.000189406925713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347967424" calcext:value-type="float">
            <text:p>0.0475347967424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742027223681" calcext:value-type="float">
            <text:p>0.000742027223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077531656" calcext:value-type="float">
            <text:p>0.0014077531656</text:p>
          </table:table-cell>
          <table:table-cell office:value-type="float" office:value="120.32" calcext:value-type="float">
            <text:p>120.32</text:p>
          </table:table-cell>
          <table:table-cell office:value-type="float" office:value="1.1771292613e-05" calcext:value-type="float">
            <text:p>1.1771292613e-05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75812458968" calcext:value-type="float">
            <text:p>0.0067581245896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306326888855" calcext:value-type="float">
            <text:p>0.000306326888855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4679950885" calcext:value-type="float">
            <text:p>0.0274679950885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69543796816" calcext:value-type="float">
            <text:p>0.00016954379681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69620568186" calcext:value-type="float">
            <text:p>0.0469620568186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694789220863" calcext:value-type="float">
            <text:p>0.000694789220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0628139021" calcext:value-type="float">
            <text:p>0.0014062813902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1.10355868247e-05" calcext:value-type="float">
            <text:p>1.10355868247e-05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7182013069" calcext:value-type="float">
            <text:p>0.0067182013069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9504858131" calcext:value-type="float">
            <text:p>0.00029504858131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3190764091" calcext:value-type="float">
            <text:p>0.027319076409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52201993877" calcext:value-type="float">
            <text:p>0.000152201993877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302627387" calcext:value-type="float">
            <text:p>0.0465302627387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648914561339" calcext:value-type="float">
            <text:p>0.000648914561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0407372712" calcext:value-type="float">
            <text:p>0.00140407372712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1.02998810364e-05" calcext:value-type="float">
            <text:p>1.02998810364e-05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67444700204" calcext:value-type="float">
            <text:p>0.00667444700204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281957688624" calcext:value-type="float">
            <text:p>0.000281957688624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1959817781" calcext:value-type="float">
            <text:p>0.0271959817781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35782627265" calcext:value-type="float">
            <text:p>0.000135782627265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102596485" calcext:value-type="float">
            <text:p>0.0462102596485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603260984512" calcext:value-type="float">
            <text:p>0.000603260984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0039428863" calcext:value-type="float">
            <text:p>0.0014003942886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9.56417524811e-06" calcext:value-type="float">
            <text:p>9.56417524811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63734657765" calcext:value-type="float">
            <text:p>0.00663734657765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270679381079" calcext:value-type="float">
            <text:p>0.000270679381079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70834627098" calcext:value-type="float">
            <text:p>0.0270834627098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22622535673" calcext:value-type="float">
            <text:p>0.000122622535673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9479765352" calcext:value-type="float">
            <text:p>0.045947976535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561918520267" calcext:value-type="float">
            <text:p>0.000561918520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9892251323" calcext:value-type="float">
            <text:p>0.00139892251323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8.09276367142e-06" calcext:value-type="float">
            <text:p>8.09276367142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59661676391" calcext:value-type="float">
            <text:p>0.00659661676391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261012260326" calcext:value-type="float">
            <text:p>0.000261012260326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9693450099" calcext:value-type="float">
            <text:p>0.0269693450099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09892914367" calcext:value-type="float">
            <text:p>0.000109892914367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119733347" calcext:value-type="float">
            <text:p>0.045711973334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519691725236" calcext:value-type="float">
            <text:p>0.000519691725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9745073784" calcext:value-type="float">
            <text:p>0.00139745073784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6.62135209484e-06" calcext:value-type="float">
            <text:p>6.62135209484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55346735727" calcext:value-type="float">
            <text:p>0.00655346735727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250136749479" calcext:value-type="float">
            <text:p>0.000250136749479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8631589821" calcext:value-type="float">
            <text:p>0.0268631589821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01037525632" calcext:value-type="float">
            <text:p>0.000101037525632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495947291" calcext:value-type="float">
            <text:p>0.045495947291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481186488929" calcext:value-type="float">
            <text:p>0.000481186488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9597896244" calcext:value-type="float">
            <text:p>0.00139597896244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41423472985e-06" calcext:value-type="float">
            <text:p>4.41423472985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47160446431" calcext:value-type="float">
            <text:p>0.00647160446431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236441661746" calcext:value-type="float">
            <text:p>0.000236441661746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7507013996" calcext:value-type="float">
            <text:p>0.0267507013996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9.23051284077e-05" calcext:value-type="float">
            <text:p>9.23051284077e-05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2900572585" calcext:value-type="float">
            <text:p>0.045290057258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443418194944" calcext:value-type="float">
            <text:p>0.000443418194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9450718705" calcext:value-type="float">
            <text:p>0.0013945071870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3.67852894156e-06" calcext:value-type="float">
            <text:p>3.67852894156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40425912872" calcext:value-type="float">
            <text:p>0.00640425912872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224156362456" calcext:value-type="float">
            <text:p>0.000224156362456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6395350196" calcext:value-type="float">
            <text:p>0.026639535019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8.2773286367e-05" calcext:value-type="float">
            <text:p>8.2773286367e-05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0914651542" calcext:value-type="float">
            <text:p>0.0450914651542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407123785602" calcext:value-type="float">
            <text:p>0.000407123785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9009186086" calcext:value-type="float">
            <text:p>0.0013900918608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2.94282315327e-06" calcext:value-type="float">
            <text:p>2.94282315327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36937666448" calcext:value-type="float">
            <text:p>0.00636937666448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212878054911" calcext:value-type="float">
            <text:p>0.000212878054911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5300287569" calcext:value-type="float">
            <text:p>0.0265300287569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7.59472575507e-05" calcext:value-type="float">
            <text:p>7.59472575507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8903298324" calcext:value-type="float">
            <text:p>0.0448903298324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371455777234" calcext:value-type="float">
            <text:p>0.000371455777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8788419777" calcext:value-type="float">
            <text:p>0.00138788419777</text:p>
          </table:table-cell>
          <table:table-cell office:value-type="float" office:value="179.2" calcext:value-type="float">
            <text:p>179.2</text:p>
          </table:table-cell>
          <table:table-cell office:value-type="float" office:value="2.20711736498e-06" calcext:value-type="float">
            <text:p>2.20711736498e-0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34659216471" calcext:value-type="float">
            <text:p>0.0063465921647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00995552319" calcext:value-type="float">
            <text:p>0.000200995552319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42279747" calcext:value-type="float">
            <text:p>0.02642279747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6.88137499589e-05" calcext:value-type="float">
            <text:p>6.88137499589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6984459246" calcext:value-type="float">
            <text:p>0.0446984459246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338956620848" calcext:value-type="float">
            <text:p>0.000338956620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8567653468" calcext:value-type="float">
            <text:p>0.00138567653468</text:p>
          </table:table-cell>
          <table:table-cell office:value-type="float" office:value="189.44" calcext:value-type="float">
            <text:p>189.44</text:p>
          </table:table-cell>
          <table:table-cell office:value-type="float" office:value="1.47141157658e-06" calcext:value-type="float">
            <text:p>1.47141157658e-06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32542072688" calcext:value-type="float">
            <text:p>0.00632542072688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92134024962" calcext:value-type="float">
            <text:p>0.000192134024962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3142134948" calcext:value-type="float">
            <text:p>0.0263142134948</text:p>
          </table:table-cell>
          <table:table-cell office:value-type="float" office:value="125.44" calcext:value-type="float">
            <text:p>125.44</text:p>
          </table:table-cell>
          <table:table-cell office:value-type="float" office:value="6.26026786936e-05" calcext:value-type="float">
            <text:p>6.26026786936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085155026" calcext:value-type="float">
            <text:p>0.0445085155026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308226126035" calcext:value-type="float">
            <text:p>0.000308226126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8126120849" calcext:value-type="float">
            <text:p>0.00138126120849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7.35705788291e-07" calcext:value-type="float">
            <text:p>7.35705788291e-07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30848357661" calcext:value-type="float">
            <text:p>0.00630848357661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81258514115" calcext:value-type="float">
            <text:p>0.00018125851411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2122699892" calcext:value-type="float">
            <text:p>0.0262122699892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5.74985310201e-05" calcext:value-type="float">
            <text:p>5.74985310201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136092206" calcext:value-type="float">
            <text:p>0.0443136092206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80111776464" calcext:value-type="float">
            <text:p>0.000280111776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790535454" calcext:value-type="float">
            <text:p>0.0013790535454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29073989538" calcext:value-type="float">
            <text:p>0.00629073989538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70584401617" calcext:value-type="float">
            <text:p>0.000170584401617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1127859168" calcext:value-type="float">
            <text:p>0.0261127859168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5.23328875917e-05" calcext:value-type="float">
            <text:p>5.23328875917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220570368" calcext:value-type="float">
            <text:p>0.0441220570368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253913476928" calcext:value-type="float">
            <text:p>0.000253913476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7243055612" calcext:value-type="float">
            <text:p>0.00137243055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26916519206" calcext:value-type="float">
            <text:p>0.0062691651920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63736857751" calcext:value-type="float">
            <text:p>0.000163736857751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60075221764" calcext:value-type="float">
            <text:p>0.0260075221764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4.75977144487e-05" calcext:value-type="float">
            <text:p>4.75977144487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371393331" calcext:value-type="float">
            <text:p>0.0439371393331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229189062037" calcext:value-type="float">
            <text:p>0.000229189062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7022289302" calcext:value-type="float">
            <text:p>0.00137022289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25162314357" calcext:value-type="float">
            <text:p>0.0062516231435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57493508931" calcext:value-type="float">
            <text:p>0.000157493508931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9079766182" calcext:value-type="float">
            <text:p>0.025907976618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4.39079691427e-05" calcext:value-type="float">
            <text:p>4.39079691427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754801705" calcext:value-type="float">
            <text:p>0.04375480170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20498050677" calcext:value-type="float">
            <text:p>0.00020498050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6433579144" calcext:value-type="float">
            <text:p>0.00136433579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23065333847" calcext:value-type="float">
            <text:p>0.0062306533384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50041770018" calcext:value-type="float">
            <text:p>0.000150041770018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8087384891" calcext:value-type="float">
            <text:p>0.0258087384891</text:p>
          </table:table-cell>
          <table:table-cell office:value-type="float" office:value="130.56" calcext:value-type="float">
            <text:p>130.56</text:p>
          </table:table-cell>
          <table:table-cell office:value-type="float" office:value="4.03412153468e-05" calcext:value-type="float">
            <text:p>4.03412153468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5779559521" calcext:value-type="float">
            <text:p>0.0435779559521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85267299666" calcext:value-type="float">
            <text:p>0.000185267299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6286401605" calcext:value-type="float">
            <text:p>0.00136286401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21210312628" calcext:value-type="float">
            <text:p>0.00621210312628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4540960799" calcext:value-type="float">
            <text:p>0.00014540960799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7144192264" calcext:value-type="float">
            <text:p>0.0257144192264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3.33921950203e-05" calcext:value-type="float">
            <text:p>3.33921950203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03063685" calcext:value-type="float">
            <text:p>0.04340306368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65812022374" calcext:value-type="float">
            <text:p>0.000165812022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6065635296" calcext:value-type="float">
            <text:p>0.00136065635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19234311763" calcext:value-type="float">
            <text:p>0.00619234311763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40777445963" calcext:value-type="float">
            <text:p>0.000140777445963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6167797289" calcext:value-type="float">
            <text:p>0.025616779728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75500982856e-05" calcext:value-type="float">
            <text:p>2.75500982856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318940984" calcext:value-type="float">
            <text:p>0.0432318940984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49157125904" calcext:value-type="float">
            <text:p>0.000149157125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5697691447" calcext:value-type="float">
            <text:p>0.00135697691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17379290543" calcext:value-type="float">
            <text:p>0.00617379290543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33929902096" calcext:value-type="float">
            <text:p>0.00013392990209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5188328022" calcext:value-type="float">
            <text:p>0.0255188328022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28764208978e-05" calcext:value-type="float">
            <text:p>2.28764208978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0561540921" calcext:value-type="float">
            <text:p>0.0430561540921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33460254453" calcext:value-type="float">
            <text:p>0.000133460254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5256158828" calcext:value-type="float">
            <text:p>0.00135256158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15221820211" calcext:value-type="float">
            <text:p>0.00615221820211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2708235823" calcext:value-type="float">
            <text:p>0.00012708235823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4215007338" calcext:value-type="float">
            <text:p>0.0254215007338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88177010612e-05" calcext:value-type="float">
            <text:p>1.88177010612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8903658061" calcext:value-type="float">
            <text:p>0.042890365806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18168701278" calcext:value-type="float">
            <text:p>0.000118168701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474103744" calcext:value-type="float">
            <text:p>0.0013474103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13286145895" calcext:value-type="float">
            <text:p>0.00613286145895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228529929" calcext:value-type="float">
            <text:p>0.0001228529929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3177741392" calcext:value-type="float">
            <text:p>0.025317774139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61118878367e-05" calcext:value-type="float">
            <text:p>1.61118878367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183484803" calcext:value-type="float">
            <text:p>0.0427183484803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05824917391" calcext:value-type="float">
            <text:p>0.000105824917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4078738512" calcext:value-type="float">
            <text:p>0.00134078738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11189165386" calcext:value-type="float">
            <text:p>0.00611189165386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16609644081" calcext:value-type="float">
            <text:p>0.000116609644081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2163225202" calcext:value-type="float">
            <text:p>0.025216322520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44515024489e-05" calcext:value-type="float">
            <text:p>1.44515024489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5462942964" calcext:value-type="float">
            <text:p>0.0425462942964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8.44535900624e-05" calcext:value-type="float">
            <text:p>8.4453590062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3857972203" calcext:value-type="float">
            <text:p>0.00133857972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08910715409" calcext:value-type="float">
            <text:p>0.00608910715409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10769091959" calcext:value-type="float">
            <text:p>0.000110769091959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1158546746" calcext:value-type="float">
            <text:p>0.025115854674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29756043264e-05" calcext:value-type="float">
            <text:p>1.29756043264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3733923733" calcext:value-type="float">
            <text:p>0.0423733923733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6.90883426557e-05" calcext:value-type="float">
            <text:p>6.9088342655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3122084505" calcext:value-type="float">
            <text:p>0.00133122084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0691455127" calcext:value-type="float">
            <text:p>0.0060691455127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05129938187" calcext:value-type="float">
            <text:p>0.000105129938187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50180922054" calcext:value-type="float">
            <text:p>0.0250180922054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19301764897e-05" calcext:value-type="float">
            <text:p>1.19301764897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040288396" calcext:value-type="float">
            <text:p>0.0422040288396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5.53812154729e-05" calcext:value-type="float">
            <text:p>5.538121547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2901318196" calcext:value-type="float">
            <text:p>0.00132901318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05039366776" calcext:value-type="float">
            <text:p>0.00605039366776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01101971206" calcext:value-type="float">
            <text:p>0.000101101971206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9202682504" calcext:value-type="float">
            <text:p>0.0249202682504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06387656326e-05" calcext:value-type="float">
            <text:p>1.06387656326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320115139" calcext:value-type="float">
            <text:p>0.0420320115139</text:p>
          </table:table-cell>
          <table:table-cell office:value-type="float" office:value="138.24" calcext:value-type="float">
            <text:p>138.24</text:p>
          </table:table-cell>
          <table:table-cell office:value-type="float" office:value="4.62062835682e-05" calcext:value-type="float">
            <text:p>4.620628356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2680551886" calcext:value-type="float">
            <text:p>0.00132680551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03204508831" calcext:value-type="float">
            <text:p>0.00603204508831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9.5664215783e-05" calcext:value-type="float">
            <text:p>9.5664215783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8217064654" calcext:value-type="float">
            <text:p>0.0248217064654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9.90081657137e-06" calcext:value-type="float">
            <text:p>9.90081657137e-06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86161595" calcext:value-type="float">
            <text:p>0.04186161595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78419882173e-05" calcext:value-type="float">
            <text:p>3.784198821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2386196807" calcext:value-type="float">
            <text:p>0.00132386196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601369650885" calcext:value-type="float">
            <text:p>0.00601369650885</text:p>
          </table:table-cell>
          <table:table-cell office:value-type="float" office:value="120.32" calcext:value-type="float">
            <text:p>120.32</text:p>
          </table:table-cell>
          <table:table-cell office:value-type="float" office:value="9.16362488027e-05" calcext:value-type="float">
            <text:p>9.16362488027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7215460489" calcext:value-type="float">
            <text:p>0.024721546048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9.47034628562e-06" calcext:value-type="float">
            <text:p>9.47034628562e-06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6929895808" calcext:value-type="float">
            <text:p>0.041692989580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3.15411313672e-05" calcext:value-type="float">
            <text:p>3.154113136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1944664189" calcext:value-type="float">
            <text:p>0.00131944664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99232343827" calcext:value-type="float">
            <text:p>0.00599232343827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8.80110785204e-05" calcext:value-type="float">
            <text:p>8.80110785204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6156059644" calcext:value-type="float">
            <text:p>0.0246156059644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9.03987599998e-06" calcext:value-type="float">
            <text:p>9.03987599998e-06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244000698" calcext:value-type="float">
            <text:p>0.041524400069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66404649281e-05" calcext:value-type="float">
            <text:p>2.6640464928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14295428" calcext:value-type="float">
            <text:p>0.001314295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9709503677" calcext:value-type="float">
            <text:p>0.005970950367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8.3177518144e-05" calcext:value-type="float">
            <text:p>8.3177518144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5102807381" calcext:value-type="float">
            <text:p>0.0245102807381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8.67090146939e-06" calcext:value-type="float">
            <text:p>8.67090146939e-06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3546679539" calcext:value-type="float">
            <text:p>0.0413546679539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26978235072e-05" calcext:value-type="float">
            <text:p>2.269782350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0914421412" calcext:value-type="float">
            <text:p>0.00130914421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94836750067" calcext:value-type="float">
            <text:p>0.00594836750067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7.85453561166e-05" calcext:value-type="float">
            <text:p>7.85453561166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4046480828" calcext:value-type="float">
            <text:p>0.0244046480828</text:p>
          </table:table-cell>
          <table:table-cell office:value-type="float" office:value="158.72" calcext:value-type="float">
            <text:p>158.72</text:p>
          </table:table-cell>
          <table:table-cell office:value-type="float" office:value="8.48641420403e-06" calcext:value-type="float">
            <text:p>8.48641420403e-06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1843092482" calcext:value-type="float">
            <text:p>0.0411843092482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98237484527e-05" calcext:value-type="float">
            <text:p>1.982374845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0472888793" calcext:value-type="float">
            <text:p>0.00130472888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92739769558" calcext:value-type="float">
            <text:p>0.00592739769558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7.45173891362e-05" calcext:value-type="float">
            <text:p>7.45173891362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3026430914" calcext:value-type="float">
            <text:p>0.0243026430914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8.36342269384e-06" calcext:value-type="float">
            <text:p>8.36342269384e-06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135082438" calcext:value-type="float">
            <text:p>0.041013508243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77971570682e-05" calcext:value-type="float">
            <text:p>1.779715706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9957767405" calcext:value-type="float">
            <text:p>0.00129957767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90441156307" calcext:value-type="float">
            <text:p>0.00590441156307</text:p>
          </table:table-cell>
          <table:table-cell office:value-type="float" office:value="125.44" calcext:value-type="float">
            <text:p>125.44</text:p>
          </table:table-cell>
          <table:table-cell office:value-type="float" office:value="7.1496413901e-05" calcext:value-type="float">
            <text:p>7.1496413901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1990394684" calcext:value-type="float">
            <text:p>0.024199039468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8.17893542848e-06" calcext:value-type="float">
            <text:p>8.17893542848e-06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442184265" calcext:value-type="float">
            <text:p>0.040844218426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61758839605e-05" calcext:value-type="float">
            <text:p>1.617588396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9516234786" calcext:value-type="float">
            <text:p>0.00129516234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88223196153" calcext:value-type="float">
            <text:p>0.0058822319615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6.96838287598e-05" calcext:value-type="float">
            <text:p>6.96838287598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40959892178" calcext:value-type="float">
            <text:p>0.0240959892178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7.93295240809e-06" calcext:value-type="float">
            <text:p>7.93295240809e-06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6733068475" calcext:value-type="float">
            <text:p>0.040673306847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47019993172e-05" calcext:value-type="float">
            <text:p>1.470199931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8633169549" calcext:value-type="float">
            <text:p>0.00128633169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85722950161" calcext:value-type="float">
            <text:p>0.0058572295016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6.54544634305e-05" calcext:value-type="float">
            <text:p>6.54544634305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9932463965" calcext:value-type="float">
            <text:p>0.0239932463965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7.68696938769e-06" calcext:value-type="float">
            <text:p>7.68696938769e-0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008472231" calcext:value-type="float">
            <text:p>0.0405008472231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3743974299e-05" calcext:value-type="float">
            <text:p>1.37439742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7970870621" calcext:value-type="float">
            <text:p>0.00127970870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83404173636" calcext:value-type="float">
            <text:p>0.0058340417363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6.24334881952e-05" calcext:value-type="float">
            <text:p>6.24334881952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8914258625" calcext:value-type="float">
            <text:p>0.0238914258625</text:p>
          </table:table-cell>
          <table:table-cell office:value-type="float" office:value="168.96" calcext:value-type="float">
            <text:p>168.96</text:p>
          </table:table-cell>
          <table:table-cell office:value-type="float" office:value="7.56397787749e-06" calcext:value-type="float">
            <text:p>7.56397787749e-06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325525779" calcext:value-type="float">
            <text:p>0.0403325525779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24543252361e-05" calcext:value-type="float">
            <text:p>1.245432523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6719861535" calcext:value-type="float">
            <text:p>0.00126719861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81186213482" calcext:value-type="float">
            <text:p>0.0058118621348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5.78013261678e-05" calcext:value-type="float">
            <text:p>5.78013261678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7899742436" calcext:value-type="float">
            <text:p>0.023789974243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7.31799485709e-06" calcext:value-type="float">
            <text:p>7.31799485709e-06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1674277398" calcext:value-type="float">
            <text:p>0.0401674277398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18647713787e-05" calcext:value-type="float">
            <text:p>1.1864771378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6057562607" calcext:value-type="float">
            <text:p>0.00126057562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78948090054" calcext:value-type="float">
            <text:p>0.00578948090054</text:p>
          </table:table-cell>
          <table:table-cell office:value-type="float" office:value="130.56" calcext:value-type="float">
            <text:p>130.56</text:p>
          </table:table-cell>
          <table:table-cell office:value-type="float" office:value="5.43775542345e-05" calcext:value-type="float">
            <text:p>5.43775542345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6852023898" calcext:value-type="float">
            <text:p>0.0236852023898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7.0720118367e-06" calcext:value-type="float">
            <text:p>7.0720118367e-0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026346258" calcext:value-type="float">
            <text:p>0.0400026346258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11278290571e-05" calcext:value-type="float">
            <text:p>1.1127829057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5100908601" calcext:value-type="float">
            <text:p>0.00125100908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76468007336" calcext:value-type="float">
            <text:p>0.00576468007336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4.91411971602e-05" calcext:value-type="float">
            <text:p>4.91411971602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587685864" calcext:value-type="float">
            <text:p>0.023587685864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7.01051608165e-06" calcext:value-type="float">
            <text:p>7.01051608165e-06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421539238" calcext:value-type="float">
            <text:p>0.0398421539238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05014280837e-05" calcext:value-type="float">
            <text:p>1.0501428083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4217843363" calcext:value-type="float">
            <text:p>0.00124217843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74350863553" calcext:value-type="float">
            <text:p>0.00574350863553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4.49118318308e-05" calcext:value-type="float">
            <text:p>4.49118318308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484451156" calcext:value-type="float">
            <text:p>0.023484451156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6.9490203265e-06" calcext:value-type="float">
            <text:p>6.9490203265e-06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6790194297" calcext:value-type="float">
            <text:p>0.0396790194297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00224155746e-05" calcext:value-type="float">
            <text:p>1.0022415574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3776310745" calcext:value-type="float">
            <text:p>0.00123776310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72072413576" calcext:value-type="float">
            <text:p>0.00572072413576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3.90712797093e-05" calcext:value-type="float">
            <text:p>3.90712797093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3843522253" calcext:value-type="float">
            <text:p>0.0233843522253</text:p>
          </table:table-cell>
          <table:table-cell office:value-type="float" office:value="179.2" calcext:value-type="float">
            <text:p>179.2</text:p>
          </table:table-cell>
          <table:table-cell office:value-type="float" office:value="6.8260288163e-06" calcext:value-type="float">
            <text:p>6.8260288163e-06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201604895" calcext:value-type="float">
            <text:p>0.0395201604895</text:p>
          </table:table-cell>
          <table:table-cell office:value-type="float" office:value="168.96" calcext:value-type="float">
            <text:p>168.96</text:p>
          </table:table-cell>
          <table:table-cell office:value-type="float" office:value="9.39601460115e-06" calcext:value-type="float">
            <text:p>9.396014601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2819656738" calcext:value-type="float">
            <text:p>0.00122819656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69289881746" calcext:value-type="float">
            <text:p>0.00569289881746</text:p>
          </table:table-cell>
          <table:table-cell office:value-type="float" office:value="138.24" calcext:value-type="float">
            <text:p>138.24</text:p>
          </table:table-cell>
          <table:table-cell office:value-type="float" office:value="3.44391176819e-05" calcext:value-type="float">
            <text:p>3.44391176819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282285748" calcext:value-type="float">
            <text:p>0.023282285748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6.76453306114e-06" calcext:value-type="float">
            <text:p>6.76453306114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609329671" calcext:value-type="float">
            <text:p>0.039360932967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8.95384920818e-06" calcext:value-type="float">
            <text:p>8.953849208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201018027" calcext:value-type="float">
            <text:p>0.0012201018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66809799029" calcext:value-type="float">
            <text:p>0.0056680979902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08139473996e-05" calcext:value-type="float">
            <text:p>3.08139473996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184830708" calcext:value-type="float">
            <text:p>0.023184830708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6.51855004075e-06" calcext:value-type="float">
            <text:p>6.51855004075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039906545" calcext:value-type="float">
            <text:p>0.0392039906545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8.47483669908e-06" calcext:value-type="float">
            <text:p>8.474836699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1274292573" calcext:value-type="float">
            <text:p>0.00121274292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64531349052" calcext:value-type="float">
            <text:p>0.0056453134905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77929721644e-05" calcext:value-type="float">
            <text:p>2.77929721644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3084485834" calcext:value-type="float">
            <text:p>0.02308448583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6.14957551015e-06" calcext:value-type="float">
            <text:p>6.14957551015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463848939" calcext:value-type="float">
            <text:p>0.0390463848939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7.92212995782e-06" calcext:value-type="float">
            <text:p>7.922129957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0611993645" calcext:value-type="float">
            <text:p>0.00120611993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62293225624" calcext:value-type="float">
            <text:p>0.00562293225624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43692002311e-05" calcext:value-type="float">
            <text:p>2.43692002311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989182798" calcext:value-type="float">
            <text:p>0.022989182798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6.02658399995e-06" calcext:value-type="float">
            <text:p>6.02658399995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8977356814" calcext:value-type="float">
            <text:p>0.0388977356814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7.55365879701e-06" calcext:value-type="float">
            <text:p>7.553658797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0023283487" calcext:value-type="float">
            <text:p>0.00120023283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9813142906" calcext:value-type="float">
            <text:p>0.0055981314290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27580134389e-05" calcext:value-type="float">
            <text:p>2.27580134389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8897602114" calcext:value-type="float">
            <text:p>0.0228897602114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84209673471e-06" calcext:value-type="float">
            <text:p>5.84209673471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43631452" calcext:value-type="float">
            <text:p>0.038743631452</text:p>
          </table:table-cell>
          <table:table-cell office:value-type="float" office:value="179.2" calcext:value-type="float">
            <text:p>179.2</text:p>
          </table:table-cell>
          <table:table-cell office:value-type="float" office:value="7.33257610053e-06" calcext:value-type="float">
            <text:p>7.332576100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9728928408" calcext:value-type="float">
            <text:p>0.00119728928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57554856204" calcext:value-type="float">
            <text:p>0.00557554856204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05426315997e-05" calcext:value-type="float">
            <text:p>2.05426315997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7947646046" calcext:value-type="float">
            <text:p>0.0227947646046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65760946936e-06" calcext:value-type="float">
            <text:p>5.65760946936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6019115854" calcext:value-type="float">
            <text:p>0.038601911585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6.92725782359e-06" calcext:value-type="float">
            <text:p>6.927257823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914021825" calcext:value-type="float">
            <text:p>0.0011914021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55215916405" calcext:value-type="float">
            <text:p>0.00555215916405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85286481096e-05" calcext:value-type="float">
            <text:p>1.85286481096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7051182649" calcext:value-type="float">
            <text:p>0.0227051182649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5.473122204e-06" calcext:value-type="float">
            <text:p>5.473122204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540732538" calcext:value-type="float">
            <text:p>0.0384540732538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6.66932801108e-06" calcext:value-type="float">
            <text:p>6.669328011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8698685631" calcext:value-type="float">
            <text:p>0.00118698685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53038282799" calcext:value-type="float">
            <text:p>0.0055303828279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73202580155e-05" calcext:value-type="float">
            <text:p>1.73202580155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6129510062" calcext:value-type="float">
            <text:p>0.0226129510062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5.3501306938e-06" calcext:value-type="float">
            <text:p>5.3501306938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3076355347" calcext:value-type="float">
            <text:p>0.0383076355347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6.30085685016e-06" calcext:value-type="float">
            <text:p>6.300856850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7962797933" calcext:value-type="float">
            <text:p>0.00117962797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50638853177" calcext:value-type="float">
            <text:p>0.00550638853177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63132662704e-05" calcext:value-type="float">
            <text:p>1.63132662704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5237965532" calcext:value-type="float">
            <text:p>0.0225237965532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16564342856e-06" calcext:value-type="float">
            <text:p>5.16564342856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585071653" calcext:value-type="float">
            <text:p>0.0381585071653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6.00607992152e-06" calcext:value-type="float">
            <text:p>6.006079921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7594854085" calcext:value-type="float">
            <text:p>0.00117594854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4825958683" calcext:value-type="float">
            <text:p>0.0054825958683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55076728743e-05" calcext:value-type="float">
            <text:p>1.55076728743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4348880435" calcext:value-type="float">
            <text:p>0.0224348880435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98115616321e-06" calcext:value-type="float">
            <text:p>4.98115616321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0107425502" calcext:value-type="float">
            <text:p>0.0380107425502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63760876071e-06" calcext:value-type="float">
            <text:p>5.637608760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6858966387" calcext:value-type="float">
            <text:p>0.00116858966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46263422692" calcext:value-type="float">
            <text:p>0.00546263422692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45006811292e-05" calcext:value-type="float">
            <text:p>1.45006811292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3428437565" calcext:value-type="float">
            <text:p>0.0223428437565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4.91966040816e-06" calcext:value-type="float">
            <text:p>4.91966040816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708655947" calcext:value-type="float">
            <text:p>0.0378708655947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41652606423e-06" calcext:value-type="float">
            <text:p>5.416526064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6343844999" calcext:value-type="float">
            <text:p>0.00116343844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44226932005" calcext:value-type="float">
            <text:p>0.00544226932005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38964860822e-05" calcext:value-type="float">
            <text:p>1.38964860822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2560872509" calcext:value-type="float">
            <text:p>0.0222560872509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4.85816465301e-06" calcext:value-type="float">
            <text:p>4.85816465301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280031232" calcext:value-type="float">
            <text:p>0.0377280031232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19544336774e-06" calcext:value-type="float">
            <text:p>5.195443367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590231238" calcext:value-type="float">
            <text:p>0.0011590231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42412237333" calcext:value-type="float">
            <text:p>0.00542412237333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30908926861e-05" calcext:value-type="float">
            <text:p>1.30908926861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1688388586" calcext:value-type="float">
            <text:p>0.0221688388586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4.67367738777e-06" calcext:value-type="float">
            <text:p>4.67367738777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86504406" calcext:value-type="float">
            <text:p>0.037586504406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97436067126e-06" calcext:value-type="float">
            <text:p>4.974360671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5607957301" calcext:value-type="float">
            <text:p>0.00115607957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40234603727" calcext:value-type="float">
            <text:p>0.00540234603727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26880959881e-05" calcext:value-type="float">
            <text:p>1.26880959881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20787621181" calcext:value-type="float">
            <text:p>0.0220787621181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4.61218163261e-06" calcext:value-type="float">
            <text:p>4.61218163261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436787927" calcext:value-type="float">
            <text:p>0.0374436787927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71643085864e-06" calcext:value-type="float">
            <text:p>4.716430858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5534368531" calcext:value-type="float">
            <text:p>0.00115534368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38177949766" calcext:value-type="float">
            <text:p>0.0053817794976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228529929e-05" calcext:value-type="float">
            <text:p>1.228529929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9890542926" calcext:value-type="float">
            <text:p>0.0219890542926</text:p>
          </table:table-cell>
          <table:table-cell office:value-type="float" office:value="220.16" calcext:value-type="float">
            <text:p>220.16</text:p>
          </table:table-cell>
          <table:table-cell office:value-type="float" office:value="4.55068587757e-06" calcext:value-type="float">
            <text:p>4.55068587757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2952138713" calcext:value-type="float">
            <text:p>0.0372952138713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64273662648e-06" calcext:value-type="float">
            <text:p>4.642736626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5387190992" calcext:value-type="float">
            <text:p>0.00115387190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36161622353" calcext:value-type="float">
            <text:p>0.00536161622353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1882502592e-05" calcext:value-type="float">
            <text:p>1.1882502592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8988545805" calcext:value-type="float">
            <text:p>0.0218988545805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36619861222e-06" calcext:value-type="float">
            <text:p>4.36619861222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582487155" calcext:value-type="float">
            <text:p>0.0371582487155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60588951035e-06" calcext:value-type="float">
            <text:p>4.605889510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4945658373" calcext:value-type="float">
            <text:p>0.00114945658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3414529494" calcext:value-type="float">
            <text:p>0.0053414529494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1681104243e-05" calcext:value-type="float">
            <text:p>1.1681104243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8110528157" calcext:value-type="float">
            <text:p>0.0218110528157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4.30470285717e-06" calcext:value-type="float">
            <text:p>4.30470285717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1837176" calcext:value-type="float">
            <text:p>0.03701837176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38480681386e-06" calcext:value-type="float">
            <text:p>4.384806813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4651303294" calcext:value-type="float">
            <text:p>0.00114651303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3229027372" calcext:value-type="float">
            <text:p>0.0053229027372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1278307545e-05" calcext:value-type="float">
            <text:p>1.1278307545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7255875125" calcext:value-type="float">
            <text:p>0.0217255875125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4.24320710202e-06" calcext:value-type="float">
            <text:p>4.24320710202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771679085" calcext:value-type="float">
            <text:p>0.036877167908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4.27426546568e-06" calcext:value-type="float">
            <text:p>4.274265465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4504125754" calcext:value-type="float">
            <text:p>0.00114504125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30354599404" calcext:value-type="float">
            <text:p>0.0053035459940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10769091959e-05" calcext:value-type="float">
            <text:p>1.10769091959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6379702052" calcext:value-type="float">
            <text:p>0.0216379702052</text:p>
          </table:table-cell>
          <table:table-cell office:value-type="float" office:value="230.4" calcext:value-type="float">
            <text:p>230.4</text:p>
          </table:table-cell>
          <table:table-cell office:value-type="float" office:value="4.12021559182e-06" calcext:value-type="float">
            <text:p>4.12021559182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353743255" calcext:value-type="float">
            <text:p>0.0367353743255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23741834954e-06" calcext:value-type="float">
            <text:p>4.237418349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4062593136" calcext:value-type="float">
            <text:p>0.00114062593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28519741458" calcext:value-type="float">
            <text:p>0.00528519741458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08755108469e-05" calcext:value-type="float">
            <text:p>1.08755108469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546725234" calcext:value-type="float">
            <text:p>0.021546725234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87423257142e-06" calcext:value-type="float">
            <text:p>3.87423257142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5944284816" calcext:value-type="float">
            <text:p>0.0365944284816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4.12687700135e-06" calcext:value-type="float">
            <text:p>4.126877001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3547471747" calcext:value-type="float">
            <text:p>0.00113547471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26584067142" calcext:value-type="float">
            <text:p>0.0052658406714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04727141489e-05" calcext:value-type="float">
            <text:p>1.04727141489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4576937526" calcext:value-type="float">
            <text:p>0.0214576937526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75124106122e-06" calcext:value-type="float">
            <text:p>3.75124106122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548095337" calcext:value-type="float">
            <text:p>0.0364548095337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4.05318276919e-06" calcext:value-type="float">
            <text:p>4.053182769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2958761589" calcext:value-type="float">
            <text:p>0.00112958761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24749209196" calcext:value-type="float">
            <text:p>0.00524749209196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1.02713157999e-05" calcext:value-type="float">
            <text:p>1.02713157999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3711217044" calcext:value-type="float">
            <text:p>0.0213711217044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44376228567e-06" calcext:value-type="float">
            <text:p>3.44376228567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136793986" calcext:value-type="float">
            <text:p>0.0363136793986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97948853692e-06" calcext:value-type="float">
            <text:p>3.979488536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2370051431" calcext:value-type="float">
            <text:p>0.00112370051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22632065413" calcext:value-type="float">
            <text:p>0.00522632065413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9.86851910179e-06" calcext:value-type="float">
            <text:p>9.86851910179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1997606972" calcext:value-type="float">
            <text:p>0.0211997606972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3.38226653063e-06" calcext:value-type="float">
            <text:p>3.38226653063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750556227" calcext:value-type="float">
            <text:p>0.0361750556227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86894718873e-06" calcext:value-type="float">
            <text:p>3.868947188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2002107582" calcext:value-type="float">
            <text:p>0.00112002107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20756880919" calcext:value-type="float">
            <text:p>0.00520756880919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9.66712075279e-06" calcext:value-type="float">
            <text:p>9.66712075279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10318428963" calcext:value-type="float">
            <text:p>0.0210318428963</text:p>
          </table:table-cell>
          <table:table-cell office:value-type="float" office:value="240.64" calcext:value-type="float">
            <text:p>240.64</text:p>
          </table:table-cell>
          <table:table-cell office:value-type="float" office:value="3.13628351023e-06" calcext:value-type="float">
            <text:p>3.13628351023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938273829" calcext:value-type="float">
            <text:p>0.0358938273829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75840584044e-06" calcext:value-type="float">
            <text:p>3.758405840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1266219885" calcext:value-type="float">
            <text:p>0.00111266219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1900267607" calcext:value-type="float">
            <text:p>0.0051900267607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9.26432405479e-06" calcext:value-type="float">
            <text:p>9.26432405479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8512590146" calcext:value-type="float">
            <text:p>0.0208512590146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3.07478775508e-06" calcext:value-type="float">
            <text:p>3.07478775508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121568444" calcext:value-type="float">
            <text:p>0.035612156844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64786449225e-06" calcext:value-type="float">
            <text:p>3.647864492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10824687266" calcext:value-type="float">
            <text:p>0.00110824687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17450103962" calcext:value-type="float">
            <text:p>0.00517450103962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9.06292570579e-06" calcext:value-type="float">
            <text:p>9.06292570579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679283149" calcext:value-type="float">
            <text:p>0.020679283149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82880473468e-06" calcext:value-type="float">
            <text:p>2.82880473468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298228579" calcext:value-type="float">
            <text:p>0.0353298228579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50047602793e-06" calcext:value-type="float">
            <text:p>3.500476027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10383154648" calcext:value-type="float">
            <text:p>0.00110383154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15695899113" calcext:value-type="float">
            <text:p>0.00515695899113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8.8615273568e-06" calcext:value-type="float">
            <text:p>8.8615273568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4996215547" calcext:value-type="float">
            <text:p>0.0204996215547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58282171428e-06" calcext:value-type="float">
            <text:p>2.58282171428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403383762" calcext:value-type="float">
            <text:p>0.0350403383762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46362891179e-06" calcext:value-type="float">
            <text:p>3.463628911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9941622029" calcext:value-type="float">
            <text:p>0.00109941622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13598918603" calcext:value-type="float">
            <text:p>0.00513598918603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8.25733230969e-06" calcext:value-type="float">
            <text:p>8.25733230969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3197140171" calcext:value-type="float">
            <text:p>0.0203197140171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45983020408e-06" calcext:value-type="float">
            <text:p>2.45983020408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564932025" calcext:value-type="float">
            <text:p>0.0347564932025</text:p>
          </table:table-cell>
          <table:table-cell office:value-type="float" office:value="230.4" calcext:value-type="float">
            <text:p>230.4</text:p>
          </table:table-cell>
          <table:table-cell office:value-type="float" office:value="3.31624044747e-06" calcext:value-type="float">
            <text:p>3.316240447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950008941" calcext:value-type="float">
            <text:p>0.0010950008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11864877028" calcext:value-type="float">
            <text:p>0.00511864877028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7.8545356117e-06" calcext:value-type="float">
            <text:p>7.8545356117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1348876131" calcext:value-type="float">
            <text:p>0.0201348876131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39833444893e-06" calcext:value-type="float">
            <text:p>2.39833444893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656081083" calcext:value-type="float">
            <text:p>0.0344656081083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16885198315e-06" calcext:value-type="float">
            <text:p>3.168851983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8322669094" calcext:value-type="float">
            <text:p>0.00108322669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10050182357" calcext:value-type="float">
            <text:p>0.00510050182357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7.25034056459e-06" calcext:value-type="float">
            <text:p>7.25034056459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9553489905" calcext:value-type="float">
            <text:p>0.0199553489905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27534293873e-06" calcext:value-type="float">
            <text:p>2.27534293873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733961181" calcext:value-type="float">
            <text:p>0.0341733961181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13200486701e-06" calcext:value-type="float">
            <text:p>3.132004867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7881136476" calcext:value-type="float">
            <text:p>0.00107881136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06541772658" calcext:value-type="float">
            <text:p>0.00506541772658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7.04894221559e-06" calcext:value-type="float">
            <text:p>7.04894221559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7726131047" calcext:value-type="float">
            <text:p>0.0197726131047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15235142853e-06" calcext:value-type="float">
            <text:p>2.15235142853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751762376" calcext:value-type="float">
            <text:p>0.0338751762376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05831063485e-06" calcext:value-type="float">
            <text:p>3.058310634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6777304929" calcext:value-type="float">
            <text:p>0.00106777304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503093852782" calcext:value-type="float">
            <text:p>0.00503093852782</text:p>
          </table:table-cell>
          <table:table-cell office:value-type="float" office:value="250.88" calcext:value-type="float">
            <text:p>250.88</text:p>
          </table:table-cell>
          <table:table-cell office:value-type="float" office:value="6.84754386659e-06" calcext:value-type="float">
            <text:p>6.84754386659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5810232595" calcext:value-type="float">
            <text:p>0.0195810232595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02935991833e-06" calcext:value-type="float">
            <text:p>2.02935991833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760717597" calcext:value-type="float">
            <text:p>0.033576071759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3.02146351883e-06" calcext:value-type="float">
            <text:p>3.021463518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5599884613" calcext:value-type="float">
            <text:p>0.00105599884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99202340875" calcext:value-type="float">
            <text:p>0.00499202340875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6.6461455176e-06" calcext:value-type="float">
            <text:p>6.6461455176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3877732968" calcext:value-type="float">
            <text:p>0.0193877732968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72188114289e-06" calcext:value-type="float">
            <text:p>1.72188114289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729128773" calcext:value-type="float">
            <text:p>0.0332729128773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98461640269e-06" calcext:value-type="float">
            <text:p>2.984616402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4128109218" calcext:value-type="float">
            <text:p>0.00104128109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95714094451" calcext:value-type="float">
            <text:p>0.00495714094451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6.24334881949e-06" calcext:value-type="float">
            <text:p>6.24334881949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2034387795" calcext:value-type="float">
            <text:p>0.0192034387795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35290661218e-06" calcext:value-type="float">
            <text:p>1.35290661218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682059496" calcext:value-type="float">
            <text:p>0.0329682059496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68983947405e-06" calcext:value-type="float">
            <text:p>2.689839474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2877100132" calcext:value-type="float">
            <text:p>0.00102877100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91842745819" calcext:value-type="float">
            <text:p>0.00491842745819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5.6391537725e-06" calcext:value-type="float">
            <text:p>5.6391537725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90030564606" calcext:value-type="float">
            <text:p>0.019003056460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29141085714e-06" calcext:value-type="float">
            <text:p>1.29141085714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604397894" calcext:value-type="float">
            <text:p>0.0326604397894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5056038937e-06" calcext:value-type="float">
            <text:p>2.50560389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1478913506" calcext:value-type="float">
            <text:p>0.00101478913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87547968429" calcext:value-type="float">
            <text:p>0.00487547968429</text:p>
          </table:table-cell>
          <table:table-cell office:value-type="float" office:value="276.48" calcext:value-type="float">
            <text:p>276.48</text:p>
          </table:table-cell>
          <table:table-cell office:value-type="float" office:value="5.23635707439e-06" calcext:value-type="float">
            <text:p>5.23635707439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8019363117" calcext:value-type="float">
            <text:p>0.0188019363117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22991510199e-06" calcext:value-type="float">
            <text:p>1.22991510199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445648201" calcext:value-type="float">
            <text:p>0.0323445648201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35821542927e-06" calcext:value-type="float">
            <text:p>2.358215429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008072688" calcext:value-type="float">
            <text:p>0.0010008072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83979068908" calcext:value-type="float">
            <text:p>0.00483979068908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5.03495872539e-06" calcext:value-type="float">
            <text:p>5.03495872539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6019229078" calcext:value-type="float">
            <text:p>0.0186019229078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10692359179e-06" calcext:value-type="float">
            <text:p>1.10692359179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285055598" calcext:value-type="float">
            <text:p>0.0320285055598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24767408108e-06" calcext:value-type="float">
            <text:p>2.247674081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81674188665" calcext:value-type="float">
            <text:p>0.000981674188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79906087534" calcext:value-type="float">
            <text:p>0.00479906087534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4.6321620274e-06" calcext:value-type="float">
            <text:p>4.6321620274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4006797873" calcext:value-type="float">
            <text:p>0.0184006797873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04542783674e-06" calcext:value-type="float">
            <text:p>1.04542783674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7065489838" calcext:value-type="float">
            <text:p>0.0317065489838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10028561676e-06" calcext:value-type="float">
            <text:p>2.100285616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60333445434" calcext:value-type="float">
            <text:p>0.000960333445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75429840678" calcext:value-type="float">
            <text:p>0.0047542984067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4.2293653294e-06" calcext:value-type="float">
            <text:p>4.2293653294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1916894523" calcext:value-type="float">
            <text:p>0.0181916894523</text:p>
          </table:table-cell>
          <table:table-cell office:value-type="float" office:value="337.92" calcext:value-type="float">
            <text:p>337.92</text:p>
          </table:table-cell>
          <table:table-cell office:value-type="float" office:value="9.83932081589e-07" calcext:value-type="float">
            <text:p>9.83932081589e-07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865090354" calcext:value-type="float">
            <text:p>0.0313865090354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87920292027e-06" calcext:value-type="float">
            <text:p>1.879202920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31633825225" calcext:value-type="float">
            <text:p>0.000931633825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71195553111" calcext:value-type="float">
            <text:p>0.00471195553111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4.02796698029e-06" calcext:value-type="float">
            <text:p>4.02796698029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9836828905" calcext:value-type="float">
            <text:p>0.0179836828905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9.22436326545e-07" calcext:value-type="float">
            <text:p>9.22436326545e-07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615669433" calcext:value-type="float">
            <text:p>0.0310615669433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.84235580414e-06" calcext:value-type="float">
            <text:p>1.842355804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11028969691" calcext:value-type="float">
            <text:p>0.000911028969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66578163335" calcext:value-type="float">
            <text:p>0.00466578163335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3.82656863129e-06" calcext:value-type="float">
            <text:p>3.82656863129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7633791628" calcext:value-type="float">
            <text:p>0.0177633791628</text:p>
          </table:table-cell>
          <table:table-cell office:value-type="float" office:value="358.4" calcext:value-type="float">
            <text:p>358.4</text:p>
          </table:table-cell>
          <table:table-cell office:value-type="float" office:value="8.6094057139e-07" calcext:value-type="float">
            <text:p>8.6094057139e-07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343764997" calcext:value-type="float">
            <text:p>0.0307343764997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73181445595e-06" calcext:value-type="float">
            <text:p>1.731814455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88952338762" calcext:value-type="float">
            <text:p>0.000888952338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61738977545" calcext:value-type="float">
            <text:p>0.00461738977545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3.6251702823e-06" calcext:value-type="float">
            <text:p>3.6251702823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5596766091" calcext:value-type="float">
            <text:p>0.0175596766091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7.99444816346e-07" calcext:value-type="float">
            <text:p>7.99444816346e-07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404532264" calcext:value-type="float">
            <text:p>0.030404532264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65812022379e-06" calcext:value-type="float">
            <text:p>1.658120223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61724493948" calcext:value-type="float">
            <text:p>0.000861724493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56335220078" calcext:value-type="float">
            <text:p>0.00456335220078</text:p>
          </table:table-cell>
          <table:table-cell office:value-type="float" office:value="317.44" calcext:value-type="float">
            <text:p>317.44</text:p>
          </table:table-cell>
          <table:table-cell office:value-type="float" office:value="3.2223735843e-06" calcext:value-type="float">
            <text:p>3.2223735843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3481038692" calcext:value-type="float">
            <text:p>0.0173481038692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7.37949061191e-07" calcext:value-type="float">
            <text:p>7.37949061191e-07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676112495" calcext:value-type="float">
            <text:p>0.0300676112495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62127310765e-06" calcext:value-type="float">
            <text:p>1.621273107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41119638414" calcext:value-type="float">
            <text:p>0.000841119638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51294401546" calcext:value-type="float">
            <text:p>0.00451294401546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3.0209752353e-06" calcext:value-type="float">
            <text:p>3.0209752353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1410810807" calcext:value-type="float">
            <text:p>0.0171410810807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6.76453306148e-07" calcext:value-type="float">
            <text:p>6.76453306148e-07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343760574" calcext:value-type="float">
            <text:p>0.0297343760574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36334329504e-06" calcext:value-type="float">
            <text:p>1.363343295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21250670578" calcext:value-type="float">
            <text:p>0.000821250670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45689011338" calcext:value-type="float">
            <text:p>0.00445689011338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2.4167801882e-06" calcext:value-type="float">
            <text:p>2.4167801882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9292009117" calcext:value-type="float">
            <text:p>0.0169292009117</text:p>
          </table:table-cell>
          <table:table-cell office:value-type="float" office:value="378.88" calcext:value-type="float">
            <text:p>378.88</text:p>
          </table:table-cell>
          <table:table-cell office:value-type="float" office:value="6.14957550993e-07" calcext:value-type="float">
            <text:p>6.14957550993e-07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4069276062" calcext:value-type="float">
            <text:p>0.0294069276062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21595483071e-06" calcext:value-type="float">
            <text:p>1.215954830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00645815043" calcext:value-type="float">
            <text:p>0.000800645815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39599702551" calcext:value-type="float">
            <text:p>0.00439599702551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2.0139834902e-06" calcext:value-type="float">
            <text:p>2.0139834902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7264206455" calcext:value-type="float">
            <text:p>0.0167264206455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5.53461795949e-07" calcext:value-type="float">
            <text:p>5.53461795949e-07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809534839" calcext:value-type="float">
            <text:p>0.0290809534839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17910771469e-06" calcext:value-type="float">
            <text:p>1.179107714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792551050369" calcext:value-type="float">
            <text:p>0.000792551050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33752353054" calcext:value-type="float">
            <text:p>0.00433752353054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1.61118679209e-06" calcext:value-type="float">
            <text:p>1.61118679209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5260383266" calcext:value-type="float">
            <text:p>0.0165260383266</text:p>
          </table:table-cell>
          <table:table-cell office:value-type="float" office:value="419.84" calcext:value-type="float">
            <text:p>419.84</text:p>
          </table:table-cell>
          <table:table-cell office:value-type="float" office:value="4.91966040794e-07" calcext:value-type="float">
            <text:p>4.91966040794e-07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7586283257" calcext:value-type="float">
            <text:p>0.0287586283257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14226059855e-06" calcext:value-type="float">
            <text:p>1.142260598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83720397997" calcext:value-type="float">
            <text:p>0.000783720397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27622717719" calcext:value-type="float">
            <text:p>0.00427622717719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4097884431e-06" calcext:value-type="float">
            <text:p>1.4097884431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3296525866" calcext:value-type="float">
            <text:p>0.0163296525866</text:p>
          </table:table-cell>
          <table:table-cell office:value-type="float" office:value="544.768" calcext:value-type="float">
            <text:p>544.768</text:p>
          </table:table-cell>
          <table:table-cell office:value-type="float" office:value="4.3047028575e-07" calcext:value-type="float">
            <text:p>4.3047028575e-07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4358608688" calcext:value-type="float">
            <text:p>0.0284358608688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03171925037e-06" calcext:value-type="float">
            <text:p>1.031719250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77097408719" calcext:value-type="float">
            <text:p>0.000777097408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21533408932" calcext:value-type="float">
            <text:p>0.00421533408932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1.2083900941e-06" calcext:value-type="float">
            <text:p>1.2083900941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1362181665" calcext:value-type="float">
            <text:p>0.0161362181665</text:p>
          </table:table-cell>
          <table:table-cell office:value-type="float" office:value="561.152" calcext:value-type="float">
            <text:p>561.152</text:p>
          </table:table-cell>
          <table:table-cell office:value-type="float" office:value="3.68974530596e-07" calcext:value-type="float">
            <text:p>3.68974530596e-07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1185852871" calcext:value-type="float">
            <text:p>0.0281185852871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9.9487213423e-07" calcext:value-type="float">
            <text:p>9.94872134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69738531742" calcext:value-type="float">
            <text:p>0.000769738531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15504589968" calcext:value-type="float">
            <text:p>0.00415504589968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1.0069917451e-06" calcext:value-type="float">
            <text:p>1.0069917451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9464114103" calcext:value-type="float">
            <text:p>0.0159464114103</text:p>
          </table:table-cell>
          <table:table-cell office:value-type="float" office:value="634.88" calcext:value-type="float">
            <text:p>634.88</text:p>
          </table:table-cell>
          <table:table-cell office:value-type="float" office:value="3.07478775552e-07" calcext:value-type="float">
            <text:p>3.07478775552e-07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8025997431" calcext:value-type="float">
            <text:p>0.0278025997431</text:p>
          </table:table-cell>
          <table:table-cell office:value-type="float" office:value="296.96" calcext:value-type="float">
            <text:p>296.96</text:p>
          </table:table-cell>
          <table:table-cell office:value-type="float" office:value="9.58025018205e-07" calcext:value-type="float">
            <text:p>9.580250182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64587317859" calcext:value-type="float">
            <text:p>0.000764587317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09979852856" calcext:value-type="float">
            <text:p>0.00409979852856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8.05593396103e-07" calcext:value-type="float">
            <text:p>8.05593396103e-07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7629991804" calcext:value-type="float">
            <text:p>0.0157629991804</text:p>
          </table:table-cell>
          <table:table-cell office:value-type="float" office:value="651.264" calcext:value-type="float">
            <text:p>651.264</text:p>
          </table:table-cell>
          <table:table-cell office:value-type="float" office:value="2.45983020397e-07" calcext:value-type="float">
            <text:p>2.45983020397e-07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900788722" calcext:value-type="float">
            <text:p>0.0274900788722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8.84330786044e-07" calcext:value-type="float">
            <text:p>8.843307860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61643767068" calcext:value-type="float">
            <text:p>0.000761643767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04152666633" calcext:value-type="float">
            <text:p>0.00404152666633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6.04195047105e-07" calcext:value-type="float">
            <text:p>6.04195047105e-07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5800788371" calcext:value-type="float">
            <text:p>0.0155800788371</text:p>
          </table:table-cell>
          <table:table-cell office:value-type="float" office:value="692.224" calcext:value-type="float">
            <text:p>692.224</text:p>
          </table:table-cell>
          <table:table-cell office:value-type="float" office:value="1.84487265353e-07" calcext:value-type="float">
            <text:p>1.84487265353e-07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843399142" calcext:value-type="float">
            <text:p>0.0271843399142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8.10636553883e-07" calcext:value-type="float">
            <text:p>8.106365538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54284890091" calcext:value-type="float">
            <text:p>0.000754284890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99091684827" calcext:value-type="float">
            <text:p>0.00399091684827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4.02796697996e-07" calcext:value-type="float">
            <text:p>4.02796697996e-07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3932234008" calcext:value-type="float">
            <text:p>0.0153932234008</text:p>
          </table:table-cell>
          <table:table-cell office:value-type="float" office:value="700.416" calcext:value-type="float">
            <text:p>700.416</text:p>
          </table:table-cell>
          <table:table-cell office:value-type="float" office:value="1.22991510199e-07" calcext:value-type="float">
            <text:p>1.22991510199e-07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813284647" calcext:value-type="float">
            <text:p>0.0268813284647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7.73789437747e-07" calcext:value-type="float">
            <text:p>7.737894377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51341339301" calcext:value-type="float">
            <text:p>0.000751341339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93990376473" calcext:value-type="float">
            <text:p>0.00393990376473</text:p>
          </table:table-cell>
          <table:table-cell office:value-type="float" office:value="464.896" calcext:value-type="float">
            <text:p>464.896</text:p>
          </table:table-cell>
          <table:table-cell office:value-type="float" office:value="2.01398348998e-07" calcext:value-type="float">
            <text:p>2.01398348998e-07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2114712883" calcext:value-type="float">
            <text:p>0.0152114712883</text:p>
          </table:table-cell>
          <table:table-cell office:value-type="float" office:value="872.448" calcext:value-type="float">
            <text:p>872.448</text:p>
          </table:table-cell>
          <table:table-cell office:value-type="float" office:value="6.14957551548e-08" calcext:value-type="float">
            <text:p>6.14957551548e-08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573488588" calcext:value-type="float">
            <text:p>0.026573488588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6.26400973425e-07" calcext:value-type="float">
            <text:p>6.2640097342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46926013115" calcext:value-type="float">
            <text:p>0.000746926013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89171353956" calcext:value-type="float">
            <text:p>0.00389171353956</text:p>
          </table:table-cell>
          <table:table-cell office:value-type="float" office:value="473.088" calcext:value-type="float">
            <text:p>473.0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50260915118" calcext:value-type="float">
            <text:p>0.0150260915118</text:p>
          </table:table-cell>
          <table:table-cell office:value-type="float" office:value="1105.92" calcext:value-type="float">
            <text:p>1105.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719146092" calcext:value-type="float">
            <text:p>0.0262719146092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5.89553857289e-07" calcext:value-type="float">
            <text:p>5.895538572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41774799231" calcext:value-type="float">
            <text:p>0.000741774799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84513637632" calcext:value-type="float">
            <text:p>0.00384513637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8471062617" calcext:value-type="float">
            <text:p>0.0148471062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687188686" calcext:value-type="float">
            <text:p>0.0259687188686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5.52706741264e-07" calcext:value-type="float">
            <text:p>5.527067412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38095360743" calcext:value-type="float">
            <text:p>0.000738095360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9876084583" calcext:value-type="float">
            <text:p>0.00379876084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6649852342" calcext:value-type="float">
            <text:p>0.0146649852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775757669" calcext:value-type="float">
            <text:p>0.0256775757669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4.42165392966e-07" calcext:value-type="float">
            <text:p>4.421653929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3294414686" calcext:value-type="float">
            <text:p>0.00073294414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75782939934" calcext:value-type="float">
            <text:p>0.00375782939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4879675306" calcext:value-type="float">
            <text:p>0.0144879675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792084534" calcext:value-type="float">
            <text:p>0.0253792084534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4.05318276941e-07" calcext:value-type="float">
            <text:p>4.0531827694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28528820674" calcext:value-type="float">
            <text:p>0.000728528820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71830938205" calcext:value-type="float">
            <text:p>0.00371830938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3065228472" calcext:value-type="float">
            <text:p>0.0143065228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852641268" calcext:value-type="float">
            <text:p>0.025085264126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.3162404478e-07" calcext:value-type="float">
            <text:p>3.316240447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2337760679" calcext:value-type="float">
            <text:p>0.00072337760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67737793557" calcext:value-type="float">
            <text:p>0.00367737793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1271686821" calcext:value-type="float">
            <text:p>0.0141271686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913566583" calcext:value-type="float">
            <text:p>0.0247913566583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2.57929812619e-07" calcext:value-type="float">
            <text:p>2.579298126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20434056" calcext:value-type="float">
            <text:p>0.000720434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63765628554" calcext:value-type="float">
            <text:p>0.00363765628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9473841161" calcext:value-type="float">
            <text:p>0.0139473841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988866605" calcext:value-type="float">
            <text:p>0.0244988866605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84235580458e-07" calcext:value-type="float">
            <text:p>1.842355804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16018729814" calcext:value-type="float">
            <text:p>0.000716018729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60216892307" calcext:value-type="float">
            <text:p>0.00360216892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7762075663" calcext:value-type="float">
            <text:p>0.0137762075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2085175814" calcext:value-type="float">
            <text:p>0.0242085175814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1.47388464322e-07" calcext:value-type="float">
            <text:p>1.4738846432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12339291325" calcext:value-type="float">
            <text:p>0.000712339291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56809298979" calcext:value-type="float">
            <text:p>0.00356809298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6060147898" calcext:value-type="float">
            <text:p>0.0136060147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9211708766" calcext:value-type="float">
            <text:p>0.0239211708766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1.10541348297e-07" calcext:value-type="float">
            <text:p>1.105413482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10131628233" calcext:value-type="float">
            <text:p>0.000710131628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53139583088" calcext:value-type="float">
            <text:p>0.00353139583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4323788068" calcext:value-type="float">
            <text:p>0.0134323788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63220241" calcext:value-type="float">
            <text:p>0.02363220241</text:p>
          </table:table-cell>
          <table:table-cell office:value-type="float" office:value="493.568" calcext:value-type="float">
            <text:p>493.568</text:p>
          </table:table-cell>
          <table:table-cell office:value-type="float" office:value="7.36942321611e-08" calcext:value-type="float">
            <text:p>7.3694232161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08659852837" calcext:value-type="float">
            <text:p>0.000708659852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49268234455" calcext:value-type="float">
            <text:p>0.00349268234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2674738116" calcext:value-type="float">
            <text:p>0.0132674738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50605588" calcext:value-type="float">
            <text:p>0.023350605588</text:p>
          </table:table-cell>
          <table:table-cell office:value-type="float" office:value="528.384" calcext:value-type="float">
            <text:p>528.384</text:p>
          </table:table-cell>
          <table:table-cell office:value-type="float" office:value="3.68471161361e-08" calcext:value-type="float">
            <text:p>3.6847116136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05716302047" calcext:value-type="float">
            <text:p>0.000705716302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45054110162" calcext:value-type="float">
            <text:p>0.00345054110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116464614" calcext:value-type="float">
            <text:p>0.013116464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833834728" calcext:value-type="float">
            <text:p>0.0230833834728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00565088163" calcext:value-type="float">
            <text:p>0.000700565088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40860149144" calcext:value-type="float">
            <text:p>0.00340860149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744323474" calcext:value-type="float">
            <text:p>0.0129744323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831604953" calcext:value-type="float">
            <text:p>0.022831604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696885649675" calcext:value-type="float">
            <text:p>0.000696885649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37049290333" calcext:value-type="float">
            <text:p>0.00337049290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8410080971" calcext:value-type="float">
            <text:p>0.0128410080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939062743" calcext:value-type="float">
            <text:p>0.0225939062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693206211187" calcext:value-type="float">
            <text:p>0.000693206211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33177941701" calcext:value-type="float">
            <text:p>0.00333177941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7109655673" calcext:value-type="float">
            <text:p>0.0127109655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714300415" calcext:value-type="float">
            <text:p>0.0223714300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691734435791" calcext:value-type="float">
            <text:p>0.000691734435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9871164744" calcext:value-type="float">
            <text:p>0.00329871164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910681995" calcext:value-type="float">
            <text:p>0.0125910681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509441529" calcext:value-type="float">
            <text:p>0.0221509441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88054997303" calcext:value-type="float">
            <text:p>0.000688054997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26120795756" calcext:value-type="float">
            <text:p>0.003261207957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83652455" calcext:value-type="float">
            <text:p>0.012483652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9447961128" calcext:value-type="float">
            <text:p>0.0219447961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8584733421" calcext:value-type="float">
            <text:p>0.00068584733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23076141362" calcext:value-type="float">
            <text:p>0.00323076141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859514717" calcext:value-type="float">
            <text:p>0.0123859514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530227797" calcext:value-type="float">
            <text:p>0.0217530227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82903783419" calcext:value-type="float">
            <text:p>0.000682903783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9668548035" calcext:value-type="float">
            <text:p>0.00319668548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923085531" calcext:value-type="float">
            <text:p>0.0122923085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818900513" calcext:value-type="float">
            <text:p>0.0215818900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79960232629" calcext:value-type="float">
            <text:p>0.000679960232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6704546738" calcext:value-type="float">
            <text:p>0.00316704546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999568369" calcext:value-type="float">
            <text:p>0.0121999568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4231048276" calcext:value-type="float">
            <text:p>0.0214231048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77752569536" calcext:value-type="float">
            <text:p>0.000677752569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14083321101" calcext:value-type="float">
            <text:p>0.00314083321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1058835176" calcext:value-type="float">
            <text:p>0.0121058835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260707498" calcext:value-type="float">
            <text:p>0.021260707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75544906443" calcext:value-type="float">
            <text:p>0.000675544906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1109915653" calcext:value-type="float">
            <text:p>0.0031109915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20172209512" calcext:value-type="float">
            <text:p>0.0120172209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1047972156" calcext:value-type="float">
            <text:p>0.0211047972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74073131048" calcext:value-type="float">
            <text:p>0.000674073131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8437604345" calcext:value-type="float">
            <text:p>0.00308437604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258530083" calcext:value-type="float">
            <text:p>0.0119258530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9505824115" calcext:value-type="float">
            <text:p>0.0209505824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71865467955" calcext:value-type="float">
            <text:p>0.000671865467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6159154368" calcext:value-type="float">
            <text:p>0.00306159154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8397113609" calcext:value-type="float">
            <text:p>0.0118397113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8002008626" calcext:value-type="float">
            <text:p>0.0208002008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67450141769" calcext:value-type="float">
            <text:p>0.000667450141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04223480052" calcext:value-type="float">
            <text:p>0.00304223480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749081248" calcext:value-type="float">
            <text:p>0.011749081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6461703496" calcext:value-type="float">
            <text:p>0.0206461703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65242478676" calcext:value-type="float">
            <text:p>0.000665242478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301803887157" calcext:value-type="float">
            <text:p>0.003018038871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635544589" calcext:value-type="float">
            <text:p>0.0116635544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965628233" calcext:value-type="float">
            <text:p>0.0204965628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63034815583" calcext:value-type="float">
            <text:p>0.000663034815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300009355759" calcext:value-type="float">
            <text:p>0.00300009355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747074351" calcext:value-type="float">
            <text:p>0.0115747074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3431220419" calcext:value-type="float">
            <text:p>0.0203431220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59355377095" calcext:value-type="float">
            <text:p>0.000659355377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825515091" calcext:value-type="float">
            <text:p>0.0029825515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83400978" calcext:value-type="float">
            <text:p>0.011483400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909712982" calcext:value-type="float">
            <text:p>0.0201909712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52732387816" calcext:value-type="float">
            <text:p>0.000652732387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6440456238" calcext:value-type="float">
            <text:p>0.00296440456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976282456" calcext:value-type="float">
            <text:p>0.0113976282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200379359572" calcext:value-type="float">
            <text:p>0.0200379359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47581173932" calcext:value-type="float">
            <text:p>0.000647581173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4726577938" calcext:value-type="float">
            <text:p>0.00294726577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3082278493" calcext:value-type="float">
            <text:p>0.0113082278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843477429" calcext:value-type="float">
            <text:p>0.0198843477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42429960049" calcext:value-type="float">
            <text:p>0.000642429960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93053026185" calcext:value-type="float">
            <text:p>0.00293053026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214461959" calcext:value-type="float">
            <text:p>0.011214461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7316072677" calcext:value-type="float">
            <text:p>0.0197316072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3580697077" calcext:value-type="float">
            <text:p>0.00063580697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91258494787" calcext:value-type="float">
            <text:p>0.00291258494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1259838501" calcext:value-type="float">
            <text:p>0.0111259838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577134456" calcext:value-type="float">
            <text:p>0.019577134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262404307" calcext:value-type="float">
            <text:p>0.0006262404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9403473568" calcext:value-type="float">
            <text:p>0.00289403473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9474904866" calcext:value-type="float">
            <text:p>0.0109474904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4242465479" calcext:value-type="float">
            <text:p>0.0194242465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21089216817" calcext:value-type="float">
            <text:p>0.000621089216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7588778896" calcext:value-type="float">
            <text:p>0.00287588778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676444348" calcext:value-type="float">
            <text:p>0.0107676444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1141951779" calcext:value-type="float">
            <text:p>0.0191141951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14466227538" calcext:value-type="float">
            <text:p>0.000614466227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5693431128" calcext:value-type="float">
            <text:p>0.00285693431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873064964" calcext:value-type="float">
            <text:p>0.0105873064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8077559136" calcext:value-type="float">
            <text:p>0.0188077559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03427912073" calcext:value-type="float">
            <text:p>0.000603427912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3818246634" calcext:value-type="float">
            <text:p>0.00283818246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4115185094" calcext:value-type="float">
            <text:p>0.0104115185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5047444642" calcext:value-type="float">
            <text:p>0.0185047444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96804922794" calcext:value-type="float">
            <text:p>0.000596804922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82326164348" calcext:value-type="float">
            <text:p>0.00282326164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2392352147" calcext:value-type="float">
            <text:p>0.01023923521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2018804476" calcext:value-type="float">
            <text:p>0.0182018804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87974270423" calcext:value-type="float">
            <text:p>0.000587974270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80632449322" calcext:value-type="float">
            <text:p>0.00280632449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748221061" calcext:value-type="float">
            <text:p>0.0100748221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9086364271" calcext:value-type="float">
            <text:p>0.0179086364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7620006726" calcext:value-type="float">
            <text:p>0.00057620006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8757264828" calcext:value-type="float">
            <text:p>0.00278757264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91053196925" calcext:value-type="float">
            <text:p>0.00991053196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6211054312" calcext:value-type="float">
            <text:p>0.0176211054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69577077981" calcext:value-type="float">
            <text:p>0.000569577077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7265182542" calcext:value-type="float">
            <text:p>0.00277265182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4452022915" calcext:value-type="float">
            <text:p>0.00974452022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3370391082" calcext:value-type="float">
            <text:p>0.0173370391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64425864098" calcext:value-type="float">
            <text:p>0.000564425864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3232527716" calcext:value-type="float">
            <text:p>0.00273232527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8853067928" calcext:value-type="float">
            <text:p>0.00958853067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0596072653" calcext:value-type="float">
            <text:p>0.0170596072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55595211726" calcext:value-type="float">
            <text:p>0.000555595211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9159546342" calcext:value-type="float">
            <text:p>0.00269159546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43223370026" calcext:value-type="float">
            <text:p>0.00943223370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7819174149" calcext:value-type="float">
            <text:p>0.0167819174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48972222447" calcext:value-type="float">
            <text:p>0.000548972222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4743789308" calcext:value-type="float">
            <text:p>0.00264743789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7950289936" calcext:value-type="float">
            <text:p>0.00927950289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4971139274" calcext:value-type="float">
            <text:p>0.0164971139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43821008564" calcext:value-type="float">
            <text:p>0.000543821008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60791787579" calcext:value-type="float">
            <text:p>0.00260791787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12031608635" calcext:value-type="float">
            <text:p>0.00912031608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2085509013" calcext:value-type="float">
            <text:p>0.0162085509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36462131587" calcext:value-type="float">
            <text:p>0.000536462131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718256151" calcext:value-type="float">
            <text:p>0.0025718256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6082184419" calcext:value-type="float">
            <text:p>0.00896082184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9227891001" calcext:value-type="float">
            <text:p>0.0159227891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29839142308" calcext:value-type="float">
            <text:p>0.000529839142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405725402" calcext:value-type="float">
            <text:p>0.0025405725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9776142391" calcext:value-type="float">
            <text:p>0.00879776142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638538486" calcext:value-type="float">
            <text:p>0.015638538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23952040727" calcext:value-type="float">
            <text:p>0.000523952040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50286721758" calcext:value-type="float">
            <text:p>0.00250286721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4066512911" calcext:value-type="float">
            <text:p>0.00864066512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3447415922" calcext:value-type="float">
            <text:p>0.0153447415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07762511379" calcext:value-type="float">
            <text:p>0.000507762511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7040434623" calcext:value-type="float">
            <text:p>0.00247040434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48006414202" calcext:value-type="float">
            <text:p>0.00848006414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046079413" calcext:value-type="float">
            <text:p>0.015046079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497460083612" calcext:value-type="float">
            <text:p>0.000497460083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3955453682" calcext:value-type="float">
            <text:p>0.00243955453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31079365294" calcext:value-type="float">
            <text:p>0.00831079365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7476752413" calcext:value-type="float">
            <text:p>0.0147476752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490837094333" calcext:value-type="float">
            <text:p>0.000490837094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40729329821" calcext:value-type="float">
            <text:p>0.00240729329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13795698574" calcext:value-type="float">
            <text:p>0.00813795698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4473544421" calcext:value-type="float">
            <text:p>0.0144473544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79798778868" calcext:value-type="float">
            <text:p>0.000479798778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7684675428" calcext:value-type="float">
            <text:p>0.00237684675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6622706348" calcext:value-type="float">
            <text:p>0.00796622706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1423526486" calcext:value-type="float">
            <text:p>0.0141423526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69496351101" calcext:value-type="float">
            <text:p>0.000469496351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4337571922" calcext:value-type="float">
            <text:p>0.00234337571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79326742462" calcext:value-type="float">
            <text:p>0.00779326742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8394517737" calcext:value-type="float">
            <text:p>0.0138394517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60665698729" calcext:value-type="float">
            <text:p>0.000460665698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0708182579" calcext:value-type="float">
            <text:p>0.00230708182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6247347655" calcext:value-type="float">
            <text:p>0.0076247347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5487878289" calcext:value-type="float">
            <text:p>0.0135487878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50363270962" calcext:value-type="float">
            <text:p>0.000450363270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7260262703" calcext:value-type="float">
            <text:p>0.00227260262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5491090396" calcext:value-type="float">
            <text:p>0.00745491090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2535166062" calcext:value-type="float">
            <text:p>0.0132535166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40796730892" calcext:value-type="float">
            <text:p>0.000440796730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3792179553" calcext:value-type="float">
            <text:p>0.00223792179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9160454036" calcext:value-type="float">
            <text:p>0.00729160454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718460677" calcext:value-type="float">
            <text:p>0.0129718460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35645517009" calcext:value-type="float">
            <text:p>0.000435645517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20001484017" calcext:value-type="float">
            <text:p>0.00220001484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3678322125" calcext:value-type="float">
            <text:p>0.00713678322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880746105" calcext:value-type="float">
            <text:p>0.0126880746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26078976939" calcext:value-type="float">
            <text:p>0.000426078976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6755196882" calcext:value-type="float">
            <text:p>0.00216755196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7907206816" calcext:value-type="float">
            <text:p>0.00697907206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4126699699" calcext:value-type="float">
            <text:p>0.0124126699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20191875358" calcext:value-type="float">
            <text:p>0.000420191875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288384825" calcext:value-type="float">
            <text:p>0.0021288384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82382034824" calcext:value-type="float">
            <text:p>0.00682382034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1304096998" calcext:value-type="float">
            <text:p>0.0121304096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10625335289" calcext:value-type="float">
            <text:p>0.000410625335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8710050505" calcext:value-type="float">
            <text:p>0.00208710050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7145846233" calcext:value-type="float">
            <text:p>0.00667145846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8551893503" calcext:value-type="float">
            <text:p>0.0118551893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0400234601" calcext:value-type="float">
            <text:p>0.00040400234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4677395679" calcext:value-type="float">
            <text:p>0.00204677395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51774388815" calcext:value-type="float">
            <text:p>0.00651774388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782735225" calcext:value-type="float">
            <text:p>0.0115782735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397379356731" calcext:value-type="float">
            <text:p>0.000397379356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1209312529" calcext:value-type="float">
            <text:p>0.00201209312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6224622492" calcext:value-type="float">
            <text:p>0.00636224622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297266432" calcext:value-type="float">
            <text:p>0.011297266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88548704359" calcext:value-type="float">
            <text:p>0.000388548704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7378290445" calcext:value-type="float">
            <text:p>0.00197378290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20238306779" calcext:value-type="float">
            <text:p>0.00620238306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1012536661" calcext:value-type="float">
            <text:p>0.011012536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83397490476" calcext:value-type="float">
            <text:p>0.000383397490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3063349781" calcext:value-type="float">
            <text:p>0.00193063349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3538755441" calcext:value-type="float">
            <text:p>0.00603538755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7294286518" calcext:value-type="float">
            <text:p>0.01072942865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74566838104" calcext:value-type="float">
            <text:p>0.000374566838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9171837874" calcext:value-type="float">
            <text:p>0.00189171837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6912987098" calcext:value-type="float">
            <text:p>0.00586912987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4357423327" calcext:value-type="float">
            <text:p>0.0104357423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60584971849" calcext:value-type="float">
            <text:p>0.000360584971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5965877288" calcext:value-type="float">
            <text:p>0.00185965877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9530943051" calcext:value-type="float">
            <text:p>0.00569530943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1321042934" calcext:value-type="float">
            <text:p>0.0101321042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48810768686" calcext:value-type="float">
            <text:p>0.000348810768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2296161397" calcext:value-type="float">
            <text:p>0.00182296161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1730795362" calcext:value-type="float">
            <text:p>0.00551730795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81582388375" calcext:value-type="float">
            <text:p>0.00981582388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34093014733" calcext:value-type="float">
            <text:p>0.000334093014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8767588424" calcext:value-type="float">
            <text:p>0.00178767588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4422534311" calcext:value-type="float">
            <text:p>0.00534422534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49943289938" calcext:value-type="float">
            <text:p>0.00949943289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1937526078" calcext:value-type="float">
            <text:p>0.00031937526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5480974741" calcext:value-type="float">
            <text:p>0.00175480974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7280284999" calcext:value-type="float">
            <text:p>0.00517280284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19229332894" calcext:value-type="float">
            <text:p>0.00919229332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08336945315" calcext:value-type="float">
            <text:p>0.000308336945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2234687606" calcext:value-type="float">
            <text:p>0.00172234687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500359384674" calcext:value-type="float">
            <text:p>0.00500359384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8426916115" calcext:value-type="float">
            <text:p>0.00888426916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300242180641" calcext:value-type="float">
            <text:p>0.000300242180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8040726588" calcext:value-type="float">
            <text:p>0.00168040726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3524564511" calcext:value-type="float">
            <text:p>0.00483524564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772770236" calcext:value-type="float">
            <text:p>0.0085772770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88467977479" calcext:value-type="float">
            <text:p>0.000288467977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3927418665" calcext:value-type="float">
            <text:p>0.00163927418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7722706286" calcext:value-type="float">
            <text:p>0.00467722706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8856656455" calcext:value-type="float">
            <text:p>0.00828856656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73750223526" calcext:value-type="float">
            <text:p>0.000273750223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0439172241" calcext:value-type="float">
            <text:p>0.00160439172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51742539156" calcext:value-type="float">
            <text:p>0.00451742539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800693288427" calcext:value-type="float">
            <text:p>0.00800693288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67127234247" calcext:value-type="float">
            <text:p>0.000267127234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5801619192" calcext:value-type="float">
            <text:p>0.00155801619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5946829514" calcext:value-type="float">
            <text:p>0.00435946829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2002847814" calcext:value-type="float">
            <text:p>0.00772002847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54617143387" calcext:value-type="float">
            <text:p>0.000254617143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110357632" calcext:value-type="float">
            <text:p>0.0015110357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9862136473" calcext:value-type="float">
            <text:p>0.00419862136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4230176947" calcext:value-type="float">
            <text:p>0.00744230176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4431471562" calcext:value-type="float">
            <text:p>0.00024431471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6526513092" calcext:value-type="float">
            <text:p>0.00146526513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4035683916" calcext:value-type="float">
            <text:p>0.00404035683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685926071" calcext:value-type="float">
            <text:p>0.0071685926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32540512457" calcext:value-type="float">
            <text:p>0.000232540512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1989776413" calcext:value-type="float">
            <text:p>0.00141989776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8553552006" calcext:value-type="float">
            <text:p>0.00388553552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0199708171" calcext:value-type="float">
            <text:p>0.00690199708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22973972388" calcext:value-type="float">
            <text:p>0.000222973972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7513529557" calcext:value-type="float">
            <text:p>0.00137513529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2954597019" calcext:value-type="float">
            <text:p>0.00372954597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4244147688" calcext:value-type="float">
            <text:p>0.00664244147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10463881528" calcext:value-type="float">
            <text:p>0.000210463881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3339731812" calcext:value-type="float">
            <text:p>0.00133339731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7533950938" calcext:value-type="float">
            <text:p>0.00357533950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832913125" calcext:value-type="float">
            <text:p>0.0063832913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0897341459" calcext:value-type="float">
            <text:p>0.000200897341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9165934068" calcext:value-type="float">
            <text:p>0.00129165934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1486149395" calcext:value-type="float">
            <text:p>0.00341486149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1898099693" calcext:value-type="float">
            <text:p>0.00611898099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79556598227" calcext:value-type="float">
            <text:p>0.000179556598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4629197389" calcext:value-type="float">
            <text:p>0.00124629197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5751925582" calcext:value-type="float">
            <text:p>0.00325751925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5393351691" calcext:value-type="float">
            <text:p>0.00585393351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63367068878" calcext:value-type="float">
            <text:p>0.000163367068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0556216015" calcext:value-type="float">
            <text:p>0.00120556216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9027779913" calcext:value-type="float">
            <text:p>0.00309027779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7487991222" calcext:value-type="float">
            <text:p>0.00557487991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41290437949" calcext:value-type="float">
            <text:p>0.000141290437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6301765174" calcext:value-type="float">
            <text:p>0.00116301765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1682627363" calcext:value-type="float">
            <text:p>0.00291682627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8937611855" calcext:value-type="float">
            <text:p>0.00528937611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23629133205" calcext:value-type="float">
            <text:p>0.000123629133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198682451" calcext:value-type="float">
            <text:p>0.0011198682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3685725019" calcext:value-type="float">
            <text:p>0.00273685725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500140282396" calcext:value-type="float">
            <text:p>0.00500140282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03024277671" calcext:value-type="float">
            <text:p>0.000103024277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7994496233" calcext:value-type="float">
            <text:p>0.00107994496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5658079761" calcext:value-type="float">
            <text:p>0.00255658079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70756907194" calcext:value-type="float">
            <text:p>0.00470756907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97782991133e-05" calcext:value-type="float">
            <text:p>8.9778299113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3961841407" calcext:value-type="float">
            <text:p>0.00103961841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7261519524" calcext:value-type="float">
            <text:p>0.00237261519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41358788703" calcext:value-type="float">
            <text:p>0.00441358788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7.28528820674e-05" calcext:value-type="float">
            <text:p>7.2852882067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0271962241" calcext:value-type="float">
            <text:p>0.00100271962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8668204632" calcext:value-type="float">
            <text:p>0.00218668204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11437283449" calcext:value-type="float">
            <text:p>0.00411437283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6.40222296956e-05" calcext:value-type="float">
            <text:p>6.402222969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56948990143" calcext:value-type="float">
            <text:p>0.000956948990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201064811598" calcext:value-type="float">
            <text:p>0.00201064811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81106651921" calcext:value-type="float">
            <text:p>0.00381106651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93044757426e-05" calcext:value-type="float">
            <text:p>4.9304475742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06742437562" calcext:value-type="float">
            <text:p>0.000906742437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3129395084" calcext:value-type="float">
            <text:p>0.00183129395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51778564054" calcext:value-type="float">
            <text:p>0.00351778564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75302725801e-05" calcext:value-type="float">
            <text:p>3.7530272580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49680371778" calcext:value-type="float">
            <text:p>0.000849680371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5046412579" calcext:value-type="float">
            <text:p>0.00165046412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21587993773" calcext:value-type="float">
            <text:p>0.00321587993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42842940225e-05" calcext:value-type="float">
            <text:p>2.428429402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794231367925" calcext:value-type="float">
            <text:p>0.000794231367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7904163267" calcext:value-type="float">
            <text:p>0.00147904163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91120986821" calcext:value-type="float">
            <text:p>0.00291120986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54536416507e-05" calcext:value-type="float">
            <text:p>1.545364165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34548076504" calcext:value-type="float">
            <text:p>0.000734548076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30645090879" calcext:value-type="float">
            <text:p>0.00130645090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61195795745" calcext:value-type="float">
            <text:p>0.00261195795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8.09476467412e-06" calcext:value-type="float">
            <text:p>8.094764674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74663152342" calcext:value-type="float">
            <text:p>0.000674663152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4031619703" calcext:value-type="float">
            <text:p>0.00114031619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32015140768" calcext:value-type="float">
            <text:p>0.00232015140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3.67943848822e-06" calcext:value-type="float">
            <text:p>3.679438488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16391290111" calcext:value-type="float">
            <text:p>0.000616391290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79284809126" calcext:value-type="float">
            <text:p>0.000979284809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3007719439" calcext:value-type="float">
            <text:p>0.00203007719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2.94355079056e-06" calcext:value-type="float">
            <text:p>2.943550790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62756980929" calcext:value-type="float">
            <text:p>0.000562756980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22741886791" calcext:value-type="float">
            <text:p>0.000822741886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4619516252" calcext:value-type="float">
            <text:p>0.00174619516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7.35887697667e-07" calcext:value-type="float">
            <text:p>7.358876976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11542264642" calcext:value-type="float">
            <text:p>0.000511542264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78065729582" calcext:value-type="float">
            <text:p>0.000678065729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8055795093" calcext:value-type="float">
            <text:p>0.00148055795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59722650132" calcext:value-type="float">
            <text:p>0.000459722650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46547539921" calcext:value-type="float">
            <text:p>0.000546547539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3073291691" calcext:value-type="float">
            <text:p>0.00123073291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07903035621" calcext:value-type="float">
            <text:p>0.000407903035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43951731164" calcext:value-type="float">
            <text:p>0.000343951731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10090675651" calcext:value-type="float">
            <text:p>0.0010090675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59712810454" calcext:value-type="float">
            <text:p>0.000359712810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207207245982" calcext:value-type="float">
            <text:p>0.000207207245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46419511151" calcext:value-type="float">
            <text:p>0.000646419511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09909523356" calcext:value-type="float">
            <text:p>0.000309909523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0200499142" calcext:value-type="float">
            <text:p>0.00010200499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84984136958" calcext:value-type="float">
            <text:p>0.000384984136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61517665448" calcext:value-type="float">
            <text:p>0.000261517665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23022508118e-05" calcext:value-type="float">
            <text:p>4.2302250811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960857452" calcext:value-type="float">
            <text:p>0.0001960857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20182953484" calcext:value-type="float">
            <text:p>0.000220182953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73390039665e-05" calcext:value-type="float">
            <text:p>1.733900396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66168235377e-05" calcext:value-type="float">
            <text:p>8.6616823537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79654772486" calcext:value-type="float">
            <text:p>0.000179654772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7.43978538986e-06" calcext:value-type="float">
            <text:p>7.439785389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96594477134e-05" calcext:value-type="float">
            <text:p>3.965944771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47796799362" calcext:value-type="float">
            <text:p>0.000147796799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3202348021e-06" calcext:value-type="float">
            <text:p>3.32023480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82448202771e-05" calcext:value-type="float">
            <text:p>1.8244820277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13317600603" calcext:value-type="float">
            <text:p>0.00011331760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53714574169e-06" calcext:value-type="float">
            <text:p>1.537145741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7.66651033868e-06" calcext:value-type="float">
            <text:p>7.666510338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27894196042e-05" calcext:value-type="float">
            <text:p>7.278941960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10674493403e-06" calcext:value-type="float">
            <text:p>1.106744934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9069716149e-06" calcext:value-type="float">
            <text:p>3.90697161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33510393765e-05" calcext:value-type="float">
            <text:p>4.335103937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9.22287444971e-07" calcext:value-type="float">
            <text:p>9.222874449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54321737192e-06" calcext:value-type="float">
            <text:p>2.543217371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1171437835e-05" calcext:value-type="float">
            <text:p>2.11714378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7.99315785671e-07" calcext:value-type="float">
            <text:p>7.993157856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2.13777692137e-06" calcext:value-type="float">
            <text:p>2.137776921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66204416891e-06" calcext:value-type="float">
            <text:p>7.662044168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7.37829956021e-07" calcext:value-type="float">
            <text:p>7.378299560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84291113914e-06" calcext:value-type="float">
            <text:p>1.842911139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62938934317e-06" calcext:value-type="float">
            <text:p>3.629389343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6.76344126371e-07" calcext:value-type="float">
            <text:p>6.763441263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65862002521e-06" calcext:value-type="float">
            <text:p>1.658620025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61306193025e-06" calcext:value-type="float">
            <text:p>1.613061930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5.5337246696e-07" calcext:value-type="float">
            <text:p>5.533724669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54804535679e-06" calcext:value-type="float">
            <text:p>1.548045356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8.06530965125e-07" calcext:value-type="float">
            <text:p>8.0653096512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4.9188663731e-07" calcext:value-type="float">
            <text:p>4.91886637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5111871341e-06" calcext:value-type="float">
            <text:p>1.511187134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01632741281e-07" calcext:value-type="float">
            <text:p>2.016327412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4.30400807661e-07" calcext:value-type="float">
            <text:p>4.304008076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47432891129e-06" calcext:value-type="float">
            <text:p>1.474328911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3.07429148361e-07" calcext:value-type="float">
            <text:p>3.074291483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1.40061246567e-06" calcext:value-type="float">
            <text:p>1.400612465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2.45943318711e-07" calcext:value-type="float">
            <text:p>2.459433187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1.29003779736e-06" calcext:value-type="float">
            <text:p>1.290037797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8445748895e-07" calcext:value-type="float">
            <text:p>1.84457488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25317957456e-06" calcext:value-type="float">
            <text:p>1.253179574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1.229716593e-07" calcext:value-type="float">
            <text:p>1.2297165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1.21632135186e-06" calcext:value-type="float">
            <text:p>1.216321351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6.14858296499e-08" calcext:value-type="float">
            <text:p>6.14858296499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1.17946312905e-06" calcext:value-type="float">
            <text:p>1.179463129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1.10574668344e-06" calcext:value-type="float">
            <text:p>1.105746683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1.03203023794e-06" calcext:value-type="float">
            <text:p>1.032030237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9.58313792321e-07" calcext:value-type="float">
            <text:p>9.583137923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8.84597346817e-07" calcext:value-type="float">
            <text:p>8.845973468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7.37164455589e-07" calcext:value-type="float">
            <text:p>7.371644555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6.26589787278e-07" calcext:value-type="float">
            <text:p>6.2658978727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5.89731564471e-07" calcext:value-type="float">
            <text:p>5.897315644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5.52873341775e-07" calcext:value-type="float">
            <text:p>5.528733417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4.7915689616e-07" calcext:value-type="float">
            <text:p>4.79156896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4.05440450657e-07" calcext:value-type="float">
            <text:p>4.0544045065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3.6858222785e-07" calcext:value-type="float">
            <text:p>3.68582227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2.94865782235e-07" calcext:value-type="float">
            <text:p>2.948657822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1.47432891118e-07" calcext:value-type="float">
            <text:p>1.474328911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1.10574668311e-07" calcext:value-type="float">
            <text:p>1.105746683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0.864" calcext:value-type="float">
            <text:p>3620.864</text:p>
          </table:table-cell>
          <table:table-cell office:value-type="float" office:value="7.37164456144e-08" calcext:value-type="float">
            <text:p>7.3716445614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53.632" calcext:value-type="float">
            <text:p>3653.632</text:p>
          </table:table-cell>
          <table:table-cell office:value-type="float" office:value="3.68582228072e-08" calcext:value-type="float">
            <text:p>3.6858222807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51.936" calcext:value-type="float">
            <text:p>3751.9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